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1.91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25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0.84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26.84pt" fo:break-before="auto" style:use-optimal-row-height="true"/>
    </style:style>
    <style:style style:name="ro11" style:family="table-row">
      <style:table-row-properties style:row-height="124.61pt" fo:break-before="auto" style:use-optimal-row-height="true"/>
    </style:style>
    <style:style style:name="ro12" style:family="table-row">
      <style:table-row-properties style:row-height="90.99pt" fo:break-before="auto" style:use-optimal-row-height="true"/>
    </style:style>
    <style:style style:name="ro13" style:family="table-row">
      <style:table-row-properties style:row-height="113.41pt" fo:break-before="auto" style:use-optimal-row-height="true"/>
    </style:style>
    <style:style style:name="ro14" style:family="table-row">
      <style:table-row-properties style:row-height="102.19pt" fo:break-before="auto" style:use-optimal-row-height="true"/>
    </style:style>
    <style:style style:name="ro15" style:family="table-row">
      <style:table-row-properties style:row-height="79.85pt" fo:break-before="auto" style:use-optimal-row-height="true"/>
    </style:style>
    <style:style style:name="ro16" style:family="table-row">
      <style:table-row-properties style:row-height="135.81pt" fo:break-before="auto" style:use-optimal-row-height="true"/>
    </style:style>
    <style:style style:name="ro17" style:family="table-row">
      <style:table-row-properties style:row-height="57.46pt" fo:break-before="auto" style:use-optimal-row-height="true"/>
    </style:style>
    <style:style style:name="ro18" style:family="table-row">
      <style:table-row-properties style:row-height="133.54pt" fo:break-before="auto" style:use-optimal-row-height="true"/>
    </style:style>
    <style:style style:name="ro19" style:family="table-row">
      <style:table-row-properties style:row-height="117.89pt" fo:break-before="auto" style:use-optimal-row-height="true"/>
    </style:style>
    <style:style style:name="ro20" style:family="table-row">
      <style:table-row-properties style:row-height="111.15pt" fo:break-before="auto" style:use-optimal-row-height="true"/>
    </style:style>
    <style:style style:name="ro21" style:family="table-row">
      <style:table-row-properties style:row-height="126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5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<text:a xlink:href="http://127.0.0.1:8000/" xlink:type="simple">Webes szövegbányászat</text:a></text:p>
          </table:table-cell>
          <table:table-cell/>
          <table:table-cell table:style-name="Default" table:number-columns-repeated="8"/>
          <table:table-cell/>
        </table:table-row>
        <table:table-row table:style-name="ro2">
          <table:table-cell table:style-name="ce2" office:value-type="string" calcext:value-type="string">
            <text:p>Kiss Balázs</text:p>
          </table:table-cell>
          <table:table-cell/>
          <table:table-cell table:style-name="Default" table:number-columns-repeated="8"/>
          <table:table-cell/>
        </table:table-row>
        <table:table-row table:style-name="ro3">
          <table:table-cell office:value-type="string" calcext:value-type="string">
            <text:p>Funkciók</text:p>
          </table:table-cell>
          <table:table-cell/>
          <table:table-cell table:style-name="Default" table:number-columns-repeated="8"/>
          <table:table-cell/>
        </table:table-row>
        <table:table-row table:style-name="ro3">
          <table:table-cell office:value-type="string" calcext:value-type="string">
            <text:p><text:a xlink:href="http://127.0.0.1:8000/static_parse_page" xlink:type="simple"> Programozott webelemzés</text:a></text:p>
          </table:table-cell>
          <table:table-cell/>
          <table:table-cell table:style-name="Default" table:number-columns-repeated="8"/>
          <table:table-cell/>
        </table:table-row>
        <table:table-row table:style-name="ro3">
          <table:table-cell office:value-type="string" calcext:value-type="string">
            <text:p><text:a xlink:href="http://127.0.0.1:8000/dynamic_parse_page" xlink:type="simple"> Dinamikus webbányászat</text:a></text:p>
          </table:table-cell>
          <table:table-cell/>
          <table:table-cell table:style-name="Default" table:number-columns-repeated="8"/>
          <table:table-cell/>
        </table:table-row>
        <table:table-row table:style-name="ro4">
          <table:table-cell table:style-name="ce1" office:value-type="string" calcext:value-type="string">
            <text:p>Elemzések- ANGOLUL</text:p>
          </table:table-cell>
          <table:table-cell/>
          <table:table-cell table:style-name="Default" table:number-columns-repeated="8"/>
          <table:table-cell/>
        </table:table-row>
        <table:table-row table:style-name="ro5">
          <table:table-cell table:style-name="ce4" office:value-type="string" calcext:value-type="string">
            <text:p>Témakörök</text:p>
          </table:table-cell>
          <table:table-cell/>
          <table:table-cell table:style-name="Default" table:number-columns-repeated="8"/>
          <table:table-cell/>
        </table:table-row>
        <table:table-row table:style-name="ro6">
          <table:table-cell table:style-name="ce2" office:value-type="string" calcext:value-type="string">
            <text:p>2 témakörös bontás</text:p>
          </table:table-cell>
          <table:table-cell/>
          <table:table-cell table:style-name="Default" table:number-columns-repeated="8"/>
          <table:table-cell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Fő szavak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df, files, file, convert, download,</text:p>
          </table:table-cell>
          <table:table-cell table:style-name="Default" table:number-columns-repeated="8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df, ►, pc, •, windows,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ce6"/>
          <table:table-cell/>
          <table:table-cell table:style-name="Default" table:number-columns-repeated="8"/>
          <table:table-cell/>
        </table:table-row>
        <table:table-row table:style-name="ro6">
          <table:table-cell table:style-name="ce2" office:value-type="string" calcext:value-type="string">
            <text:p>4 témakörös bontás</text:p>
          </table:table-cell>
          <table:table-cell/>
          <table:table-cell table:style-name="Default" table:number-columns-repeated="8"/>
          <table:table-cell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Fő szavak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df, files, file, convert, download,</text:p>
          </table:table-cell>
          <table:table-cell table:style-name="Default" table:number-columns-repeated="8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df, ►, pc, •, windows,</text:p>
          </table:table-cell>
          <table:table-cell table:style-name="Default" table:number-columns-repeated="8"/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►, windows, wiki, yoga, pc,</text:p>
          </table:table-cell>
          <table:table-cell table:style-name="Default" table:number-columns-repeated="8"/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iki, •, windows, softonic, wikia,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ce6"/>
          <table:table-cell/>
          <table:table-cell table:style-name="Default" table:number-columns-repeated="8"/>
          <table:table-cell/>
        </table:table-row>
        <table:table-row table:style-name="ro6">
          <table:table-cell table:style-name="ce2" office:value-type="string" calcext:value-type="string">
            <text:p>8 témakörös bontás</text:p>
          </table:table-cell>
          <table:table-cell/>
          <table:table-cell table:style-name="Default" table:number-columns-repeated="8"/>
          <table:table-cell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Fő szavak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df, files, file, convert, download,</text:p>
          </table:table-cell>
          <table:table-cell table:style-name="Default" table:number-columns-repeated="8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df, ►, pc, •, windows,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►, windows, pc, wiki, softonic,</text:p>
          </table:table-cell>
          <table:table-cell table:style-name="Default" table:number-columns-repeated="8"/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iki, •, windows, softonic, wikia,</text:p>
          </table:table-cell>
          <table:table-cell table:style-name="Default" table:number-columns-repeated="8"/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oftonic, ►, wiki, windows, password,</text:p>
          </table:table-cell>
          <table:table-cell table:style-name="Default" table:number-columns-repeated="8"/>
          <table:table-cell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df, download, pc, patriots, mediafox,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atent, patents, 2016, wiki, •,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patriots, patent, apr, softonic, file,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ce6"/>
          <table:table-cell/>
          <table:table-cell table:style-name="Default" table:number-columns-repeated="8"/>
          <table:table-cell/>
        </table:table-row>
        <table:table-row table:style-name="ro6">
          <table:table-cell table:style-name="ce2" office:value-type="string" calcext:value-type="string">
            <text:p>12 témakörös bontás</text:p>
          </table:table-cell>
          <table:table-cell/>
          <table:table-cell table:style-name="Default" table:number-columns-repeated="8"/>
          <table:table-cell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Fő szavak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df, files, file, convert, download,</text:p>
          </table:table-cell>
          <table:table-cell table:style-name="Default" table:number-columns-repeated="8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df, ►, pc, •, windows,</text:p>
          </table:table-cell>
          <table:table-cell table:style-name="Default" table:number-columns-repeated="8"/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►, windows, wiki, pc, yoga,</text:p>
          </table:table-cell>
          <table:table-cell table:style-name="Default" table:number-columns-repeated="8"/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iki, •, softonic, windows, wikia,</text:p>
          </table:table-cell>
          <table:table-cell table:style-name="Default" table:number-columns-repeated="8"/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oftonic, ►, wiki, windows, password,</text:p>
          </table:table-cell>
          <table:table-cell table:style-name="Default" table:number-columns-repeated="8"/>
          <table:table-cell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df, download, pc, patent, mediafox,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atent, patents, 2016, wiki, pat2pdf,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patriots, patent, apr, softonic, file,</text:p>
          </table:table-cell>
          <table:table-cell table:style-name="Default" table:number-columns-repeated="8"/>
          <table:table-cell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•, wiki, patent, wikia, pc,</text:p>
          </table:table-cell>
          <table:table-cell table:style-name="Default" table:number-columns-repeated="8"/>
          <table:table-cell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atriots, percent, percentage, %, password,</text:p>
          </table:table-cell>
          <table:table-cell table:style-name="Default" table:number-columns-repeated="8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c, •, percent, softonic, patriots,</text:p>
          </table:table-cell>
          <table:table-cell table:style-name="Default" table:number-columns-repeated="8"/>
          <table:table-cell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enguin, penguins, diner, species, password,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ce6"/>
          <table:table-cell/>
          <table:table-cell table:style-name="Default" table:number-columns-repeated="8"/>
          <table:table-cell/>
        </table:table-row>
        <table:table-row table:style-name="ro10">
          <table:table-cell table:style-name="ce2" office:value-type="string" calcext:value-type="string">
            <text:p>Dokumentumok:</text:p>
          </table:table-cell>
          <table:table-cell/>
          <table:table-cell table:style-name="Default" table:number-columns-repeated="8"/>
          <table:table-cell/>
        </table:table-row>
        <table:table-row table:style-name="ro8">
          <table:table-cell table:style-name="ce5" office:value-type="string" calcext:value-type="string" table:number-columns-spanned="2" table:number-rows-spanned="1">
            <text:p>id</text:p>
          </table:table-cell>
          <table:covered-table-cell/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Lang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MstFrqvntWrd</text:p>
          </table:table-cell>
          <table:table-cell table:style-name="ce5" office:value-type="string" calcext:value-type="string">
            <text:p>Topic from 2</text:p>
          </table:table-cell>
          <table:table-cell table:style-name="ce5" office:value-type="string" calcext:value-type="string">
            <text:p>Topic from 4</text:p>
          </table:table-cell>
          <table:table-cell table:style-name="ce5" office:value-type="string" calcext:value-type="string">
            <text:p>Topic from 8</text:p>
          </table:table-cell>
          <table:table-cell table:style-name="ce5" office:value-type="string" calcext:value-type="string">
            <text:p>Topic from 12</text:p>
          </table:table-cell>
          <table:table-cell/>
        </table:table-row>
        <table:table-row table:style-name="ro11" table:visibility="filter"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string" calcext:value-type="string">
            <text:p><text:a xlink:href="http://pasiontango.net/" xlink:type="simple">http://pasiontango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pañol Português Français Italiano Deutsch Srpski PASIONTANGO Lisbon Tango school. Home Classes ...</text:p>
          </table:table-cell>
          <table:table-cell office:value-type="string" calcext:value-type="string">
            <text:p>milong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>
            <text:p><text:a xlink:href="http://passaicvalleyathletics.com/" xlink:type="simple">http://passaicvalleyathletic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content This is the home of passaicvalleyathletics.com HomeHornets HQAthletic Dept Infoac...</text:p>
          </table:table-cell>
          <table:table-cell office:value-type="string" calcext:value-type="string">
            <text:p>apr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2" calcext:value-type="float" table:number-columns-spanned="2" table:number-rows-spanned="1">
            <text:p>22</text:p>
          </table:table-cell>
          <table:covered-table-cell/>
          <table:table-cell office:value-type="string" calcext:value-type="string">
            <text:p><text:a xlink:href="http://www.passcrack.org/" xlink:type="simple">http://www.passcrack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GamesGame Fixes Home CRACK PC GAMES Operation Air Assault 2 Starship Troopers: The Game (2005 ..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office:value-type="string" calcext:value-type="string">
            <text:p><text:a xlink:href="http://www.passatworld.com/" xlink:type="simple">http://www.passatworld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member Me? Welcome Guest, is this your First Visit? already a member: Home Register Forum Garag...</text:p>
          </table:table-cell>
          <table:table-cell office:value-type="string" calcext:value-type="string">
            <text:p>c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8" calcext:value-type="float" table:number-columns-spanned="2" table:number-rows-spanned="1">
            <text:p>28</text:p>
          </table:table-cell>
          <table:covered-table-cell/>
          <table:table-cell office:value-type="string" calcext:value-type="string">
            <text:p><text:a xlink:href="http://www.passblue.com/" xlink:type="simple">http://www.passblu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in menuHomeFeaturesCategoriesTagsAbout UsAdvertise With UsContact UsDonatePassBlue As the WHO E...</text:p>
          </table:table-cell>
          <table:table-cell office:value-type="string" calcext:value-type="string">
            <text:p>→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1" calcext:value-type="float" table:number-columns-spanned="2" table:number-rows-spanned="1">
            <text:p>31</text:p>
          </table:table-cell>
          <table:covered-table-cell/>
          <table:table-cell office:value-type="string" calcext:value-type="string">
            <text:p><text:a xlink:href="https://passingcuriosity.com/" xlink:type="simple">https://passingcuriosity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Passing Curiosity Home About Tags Archive Contact Passing Curiosity Welcome to ...</text:p>
          </table:table-cell>
          <table:table-cell office:value-type="string" calcext:value-type="string">
            <text:p>festiv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9" calcext:value-type="float" table:number-columns-spanned="2" table:number-rows-spanned="1">
            <text:p>39</text:p>
          </table:table-cell>
          <table:covered-table-cell/>
          <table:table-cell office:value-type="string" calcext:value-type="string">
            <text:p><text:a xlink:href="http://www.passionforsavings.com/" xlink:type="simple">http://www.passionforsaving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HomeCoupons CloseSearch The Coupon DatabaseSee All Printable CouponsAmazon CouponsBaby Coupon...</text:p>
          </table:table-cell>
          <table:table-cell office:value-type="string" calcext:value-type="string">
            <text:p>amaz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43" calcext:value-type="float" table:number-columns-spanned="2" table:number-rows-spanned="1">
            <text:p>43</text:p>
          </table:table-cell>
          <table:covered-table-cell/>
          <table:table-cell office:value-type="string" calcext:value-type="string">
            <text:p><text:a xlink:href="https://passionford.com/forum/" xlink:type="simple">https://passionford.com/foru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 In Register Log In Remember Me? Forgot your Password? or Log In Forums Main areaGeneral Car R...</text:p>
          </table:table-cell>
          <table:table-cell office:value-type="string" calcext:value-type="string">
            <text:p>f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44" calcext:value-type="float" table:number-columns-spanned="2" table:number-rows-spanned="1">
            <text:p>44</text:p>
          </table:table-cell>
          <table:covered-table-cell/>
          <table:table-cell office:value-type="string" calcext:value-type="string">
            <text:p><text:a xlink:href="http://www.passmark.com/" xlink:type="simple">http://www.passmark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IN   |    MY CART Global (Go to Australian site) Home Software BurnInTest PerformanceTest OSFo...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45" calcext:value-type="float" table:number-columns-spanned="2" table:number-rows-spanned="1">
            <text:p>45</text:p>
          </table:table-cell>
          <table:covered-table-cell/>
          <table:table-cell office:value-type="string" calcext:value-type="string">
            <text:p><text:a xlink:href="http://password-checker.online-domain-tools.com/" xlink:type="simple">http://password-checker.online-domain-tool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.20 1.2 3 1.2 Anonymous user / 86.101.231.69 Log In Register ? Wallet: 3.00 Daily Credits: 1.20 ...</text:p>
          </table:table-cell>
          <table:table-cell office:value-type="string" calcext:value-type="string">
            <text:p>passw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 table:visibility="filter">
          <table:table-cell office:value-type="float" office:value="46" calcext:value-type="float" table:number-columns-spanned="2" table:number-rows-spanned="1">
            <text:p>46</text:p>
          </table:table-cell>
          <table:covered-table-cell/>
          <table:table-cell office:value-type="string" calcext:value-type="string">
            <text:p><text:a xlink:href="http://passsource.com/" xlink:type="simple">http://passsourc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tergetcreatefaqLet's get started!CreateGet started making your free passes.Join or LoginCustomi...</text:p>
          </table:table-cell>
          <table:table-cell office:value-type="string" calcext:value-type="string">
            <text:p>pa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47" calcext:value-type="float" table:number-columns-spanned="2" table:number-rows-spanned="1">
            <text:p>47</text:p>
          </table:table-cell>
          <table:covered-table-cell/>
          <table:table-cell office:value-type="string" calcext:value-type="string">
            <text:p><text:a xlink:href="http://passthesushi.com/" xlink:type="simple">http://passthesushi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RecipesTravelAbout Photography Contact Privacy Policy for PasstheSushi.comSubscribe for Recip...</text:p>
          </table:table-cell>
          <table:table-cell office:value-type="string" calcext:value-type="string">
            <text:p>contin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48" calcext:value-type="float" table:number-columns-spanned="2" table:number-rows-spanned="1">
            <text:p>48</text:p>
          </table:table-cell>
          <table:covered-table-cell/>
          <table:table-cell office:value-type="string" calcext:value-type="string">
            <text:p><text:a xlink:href="http://passthegoods.com/" xlink:type="simple">http://passthegood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hat's Really Good The best stories on the web! Senior Couple Hears Their Favorite Song In The Ma...</text:p>
          </table:table-cell>
          <table:table-cell office:value-type="string" calcext:value-type="string">
            <text:p>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49" calcext:value-type="float" table:number-columns-spanned="2" table:number-rows-spanned="1">
            <text:p>49</text:p>
          </table:table-cell>
          <table:covered-table-cell/>
          <table:table-cell office:value-type="string" calcext:value-type="string">
            <text:p><text:a xlink:href="https://password-cracker.en.softonic.com/" xlink:type="simple">https://password-cracker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assw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4" table:visibility="filter">
          <table:table-cell office:value-type="float" office:value="50" calcext:value-type="float" table:number-columns-spanned="2" table:number-rows-spanned="1">
            <text:p>50</text:p>
          </table:table-cell>
          <table:covered-table-cell/>
          <table:table-cell office:value-type="string" calcext:value-type="string">
            <text:p><text:a xlink:href="http://password-decrypt.com/" xlink:type="simple">http://password-decryp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page allows you to decrypt Juniper $9$ passwords and Cisco 7 passwords.Online since November...</text:p>
          </table:table-cell>
          <table:table-cell office:value-type="string" calcext:value-type="string">
            <text:p>passwo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 table:visibility="filter">
          <table:table-cell office:value-type="float" office:value="52" calcext:value-type="float" table:number-columns-spanned="2" table:number-rows-spanned="1">
            <text:p>52</text:p>
          </table:table-cell>
          <table:covered-table-cell/>
          <table:table-cell office:value-type="string" calcext:value-type="string">
            <text:p><text:a xlink:href="http://www.passporttoenglish.com/" xlink:type="simple">http://www.passporttoenglish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ssport to English Learn English Online for FREE Beginning   Intermediate   Advanced Teachers   ...</text:p>
          </table:table-cell>
          <table:table-cell office:value-type="string" calcext:value-type="string">
            <text:p>engl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3" calcext:value-type="float" table:number-columns-spanned="2" table:number-rows-spanned="1">
            <text:p>53</text:p>
          </table:table-cell>
          <table:covered-table-cell/>
          <table:table-cell office:value-type="string" calcext:value-type="string">
            <text:p><text:a xlink:href="http://www.passwordtool.hu/" xlink:type="simple">http://www.passwordtool.hu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 Password hash generators MD5 password hash generator SHA1 password hash generator Wordpress ...</text:p>
          </table:table-cell>
          <table:table-cell office:value-type="string" calcext:value-type="string">
            <text:p>passw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1" table:visibility="filter">
          <table:table-cell office:value-type="float" office:value="54" calcext:value-type="float" table:number-columns-spanned="2" table:number-rows-spanned="1">
            <text:p>54</text:p>
          </table:table-cell>
          <table:covered-table-cell/>
          <table:table-cell office:value-type="string" calcext:value-type="string">
            <text:p><text:a xlink:href="https://password-viewer.en.softonic.com/" xlink:type="simple">https://password-viewer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assw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3" table:visibility="filter">
          <table:table-cell office:value-type="float" office:value="55" calcext:value-type="float" table:number-columns-spanned="2" table:number-rows-spanned="1">
            <text:p>55</text:p>
          </table:table-cell>
          <table:covered-table-cell/>
          <table:table-cell office:value-type="string" calcext:value-type="string">
            <text:p><text:a xlink:href="http://passwordsgenerator.net/" xlink:type="simple">http://passwordsgenerator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ecure Password Generator Password Length:6789101112131415161718192021222324252627282930313233343...</text:p>
          </table:table-cell>
          <table:table-cell office:value-type="string" calcext:value-type="string">
            <text:p>passwo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7" calcext:value-type="float" table:number-columns-spanned="2" table:number-rows-spanned="1">
            <text:p>57</text:p>
          </table:table-cell>
          <table:covered-table-cell/>
          <table:table-cell office:value-type="string" calcext:value-type="string">
            <text:p><text:a xlink:href="http://www.passwordrandom.com/" xlink:type="simple">http://www.passwordrandom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Tools Generators Password Generator Schemes &amp; Patterns GUID Generator Hashes MD5 hash SHA1 h...</text:p>
          </table:table-cell>
          <table:table-cell office:value-type="string" calcext:value-type="string">
            <text:p>passw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0" calcext:value-type="float" table:number-columns-spanned="2" table:number-rows-spanned="1">
            <text:p>60</text:p>
          </table:table-cell>
          <table:covered-table-cell/>
          <table:table-cell office:value-type="string" calcext:value-type="string">
            <text:p><text:a xlink:href="http://www.passwordmeter.com/" xlink:type="simple">http://www.passwordmet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Password Meter Test Your Password Minimum Requirements Password: Minimum 8 characters in leng...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2" calcext:value-type="float" table:number-columns-spanned="2" table:number-rows-spanned="1">
            <text:p>62</text:p>
          </table:table-cell>
          <table:covered-table-cell/>
          <table:table-cell office:value-type="string" calcext:value-type="string">
            <text:p><text:a xlink:href="http://pastehere.xyz/" xlink:type="simple">http://pastehere.xyz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 DMCA Privacy Policy TOS Contact Sign In Sign Up × Sign in × Sign in using social network Fac...</text:p>
          </table:table-cell>
          <table:table-cell office:value-type="string" calcext:value-type="string">
            <text:p>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4" calcext:value-type="float" table:number-columns-spanned="2" table:number-rows-spanned="1">
            <text:p>64</text:p>
          </table:table-cell>
          <table:covered-table-cell/>
          <table:table-cell office:value-type="string" calcext:value-type="string">
            <text:p><text:a xlink:href="https://paste.pics/" xlink:type="simple">https://paste.pics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ave screenshots online right in your browser Take a screenshot About What is a screenshot РУС Ру...</text:p>
          </table:table-cell>
          <table:table-cell office:value-type="string" calcext:value-type="string">
            <text:p>screensh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7" calcext:value-type="float" table:number-columns-spanned="2" table:number-rows-spanned="1">
            <text:p>67</text:p>
          </table:table-cell>
          <table:covered-table-cell/>
          <table:table-cell office:value-type="string" calcext:value-type="string">
            <text:p><text:a xlink:href="http://pastlife-test.com/" xlink:type="simple">http://pastlife-tes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glish Deutsch Español Pусский Slovensky Find out about your past doing the psychological test f...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5" table:visibility="filter">
          <table:table-cell office:value-type="float" office:value="68" calcext:value-type="float" table:number-columns-spanned="2" table:number-rows-spanned="1">
            <text:p>68</text:p>
          </table:table-cell>
          <table:covered-table-cell/>
          <table:table-cell office:value-type="string" calcext:value-type="string">
            <text:p><text:a xlink:href="http://pasted.co/" xlink:type="simple">http://pasted.co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sted Login Register Paste Share Profit! Website: Paste Title: Colors Sizes 1 2 3 4 5 6 7 Passwo...</text:p>
          </table:table-cell>
          <table:table-cell office:value-type="string" calcext:value-type="string">
            <text:p>pas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9" calcext:value-type="float" table:number-columns-spanned="2" table:number-rows-spanned="1">
            <text:p>69</text:p>
          </table:table-cell>
          <table:covered-table-cell/>
          <table:table-cell office:value-type="string" calcext:value-type="string">
            <text:p><text:a xlink:href="http://pastry-workshop.com/" xlink:type="simple">http://pastry-workshop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links Skip to primary navigation Skip to content Skip to primary sidebar Skip to footerBlogr...</text:p>
          </table:table-cell>
          <table:table-cell office:value-type="string" calcext:value-type="string">
            <text:p>pas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2" calcext:value-type="float" table:number-columns-spanned="2" table:number-rows-spanned="1">
            <text:p>72</text:p>
          </table:table-cell>
          <table:covered-table-cell/>
          <table:table-cell office:value-type="string" calcext:value-type="string">
            <text:p><text:a xlink:href="http://pasty.link/" xlink:type="simple">http://pasty.link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ste your Link and download! pasty, paste, link, download, video, youtube, issuu, rai, mediaset,...</text:p>
          </table:table-cell>
          <table:table-cell office:value-type="string" calcext:value-type="string">
            <text:p>r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74" calcext:value-type="float" table:number-columns-spanned="2" table:number-rows-spanned="1">
            <text:p>74</text:p>
          </table:table-cell>
          <table:covered-table-cell/>
          <table:table-cell office:value-type="string" calcext:value-type="string">
            <text:p><text:a xlink:href="http://pat2pdf.org/" xlink:type="simple">http://pat2pdf.org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ww.pat2pdf.org - A FREE patent search toolDownload U.S. patents (in PDF) and more! To download a...</text:p>
          </table:table-cell>
          <table:table-cell office:value-type="string" calcext:value-type="string">
            <text:p>pa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2" table:visibility="filter">
          <table:table-cell office:value-type="float" office:value="75" calcext:value-type="float" table:number-columns-spanned="2" table:number-rows-spanned="1">
            <text:p>75</text:p>
          </table:table-cell>
          <table:covered-table-cell/>
          <table:table-cell office:value-type="string" calcext:value-type="string">
            <text:p><text:a xlink:href="http://www.pastryaffair.com/" xlink:type="simple">http://www.pastryaffai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stry Affair Blog About Recipe Index Photo Index Contact Blog/ About/ Recipe Index/ Photo Index/...</text:p>
          </table:table-cell>
          <table:table-cell office:value-type="string" calcext:value-type="string">
            <text:p>krist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8" calcext:value-type="float" table:number-columns-spanned="2" table:number-rows-spanned="1">
            <text:p>78</text:p>
          </table:table-cell>
          <table:covered-table-cell/>
          <table:table-cell office:value-type="string" calcext:value-type="string">
            <text:p><text:a xlink:href="https://patch.com/" xlink:type="simple">https://patch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Find Your Patch Patch Tuesday, April 25th, 2017 Find Your Community See All Pat...</text:p>
          </table:table-cell>
          <table:table-cell office:value-type="string" calcext:value-type="string">
            <text:p>pat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9" calcext:value-type="float" table:number-columns-spanned="2" table:number-rows-spanned="1">
            <text:p>79</text:p>
          </table:table-cell>
          <table:covered-table-cell/>
          <table:table-cell office:value-type="string" calcext:value-type="string">
            <text:p><text:a xlink:href="https://www.pastemagazine.com/" xlink:type="simple">https://www.pastemagazin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Quarterly Studio Paste Quarterly Radio Daytrotter Cloud Music Movies TV Comedy Games Books Comics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6" table:visibility="filter">
          <table:table-cell office:value-type="float" office:value="80" calcext:value-type="float" table:number-columns-spanned="2" table:number-rows-spanned="1">
            <text:p>80</text:p>
          </table:table-cell>
          <table:covered-table-cell/>
          <table:table-cell office:value-type="string" calcext:value-type="string">
            <text:p><text:a xlink:href="http://patches-scrolls.de/" xlink:type="simple">http://patches-scrolls.de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NEWS REVIEWS PATCHES DEMOS MODS BONUS Happy Christmas Greetings 2016 Author: Administrator..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6" table:visibility="filter">
          <table:table-cell office:value-type="float" office:value="82" calcext:value-type="float" table:number-columns-spanned="2" table:number-rows-spanned="1">
            <text:p>82</text:p>
          </table:table-cell>
          <table:covered-table-cell/>
          <table:table-cell office:value-type="string" calcext:value-type="string">
            <text:p><text:a xlink:href="http://www.patches-scrolls.de/" xlink:type="simple">http://www.patches-scrolls.de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NEWS REVIEWS PATCHES DEMOS MODS BONUS Happy Christmas Greetings 2016 Author: Administrator..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3" table:visibility="filter">
          <table:table-cell office:value-type="float" office:value="85" calcext:value-type="float" table:number-columns-spanned="2" table:number-rows-spanned="1">
            <text:p>85</text:p>
          </table:table-cell>
          <table:covered-table-cell/>
          <table:table-cell office:value-type="string" calcext:value-type="string">
            <text:p><text:a xlink:href="http://www.patchalert.xyz/" xlink:type="simple">http://www.patchalert.xyz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ague of Legends and Gaming News and Content HomeLeague of LegendsDauntlessMinecraftAbout Us Apr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88" calcext:value-type="float" table:number-columns-spanned="2" table:number-rows-spanned="1">
            <text:p>88</text:p>
          </table:table-cell>
          <table:covered-table-cell/>
          <table:table-cell office:value-type="string" calcext:value-type="string">
            <text:p><text:a xlink:href="http://www.patchworkposse.com/" xlink:type="simple">http://www.patchworkposs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QUILT GROUP MEMBERSHIPLOG-INAFFILIATESJOIN Hi - I'm Becky! Creative stitcher designing patterns a...</text:p>
          </table:table-cell>
          <table:table-cell office:value-type="string" calcext:value-type="string">
            <text:p>facebo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91" calcext:value-type="float" table:number-columns-spanned="2" table:number-rows-spanned="1">
            <text:p>91</text:p>
          </table:table-cell>
          <table:covered-table-cell/>
          <table:table-cell office:value-type="string" calcext:value-type="string">
            <text:p><text:a xlink:href="http://patentgenius.com/" xlink:type="simple">http://patentgeniu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sources Contact Us Home Browse by: INVENTOR PATENT HOLDER PATENT NUMBER DATE Patent Genius is t...</text:p>
          </table:table-cell>
          <table:table-cell office:value-type="string" calcext:value-type="string">
            <text:p>pa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2" table:visibility="filter">
          <table:table-cell office:value-type="float" office:value="92" calcext:value-type="float" table:number-columns-spanned="2" table:number-rows-spanned="1">
            <text:p>92</text:p>
          </table:table-cell>
          <table:covered-table-cell/>
          <table:table-cell office:value-type="string" calcext:value-type="string">
            <text:p><text:a xlink:href="http://patentnews.co.uk/" xlink:type="simple">http://patentnews.co.uk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ent News for Tuesday 25th April 2017 14 new stories Apr 25 2017 Tweet 1. UT sophomore patents ...</text:p>
          </table:table-cell>
          <table:table-cell office:value-type="string" calcext:value-type="string">
            <text:p>pa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4" table:visibility="filter">
          <table:table-cell office:value-type="float" office:value="93" calcext:value-type="float" table:number-columns-spanned="2" table:number-rows-spanned="1">
            <text:p>93</text:p>
          </table:table-cell>
          <table:covered-table-cell/>
          <table:table-cell office:value-type="string" calcext:value-type="string">
            <text:p><text:a xlink:href="http://patents.com/" xlink:type="simple">http://patent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 Home Patent Search File A Patent Patents For Sale Patent Resources Patent Providers Account ...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2" table:visibility="filter">
          <table:table-cell office:value-type="float" office:value="96" calcext:value-type="float" table:number-columns-spanned="2" table:number-rows-spanned="1">
            <text:p>96</text:p>
          </table:table-cell>
          <table:covered-table-cell/>
          <table:table-cell office:value-type="string" calcext:value-type="string">
            <text:p><text:a xlink:href="http://www.patentsencyclopedia.com/" xlink:type="simple">http://www.patentsencyclopedia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ventors list Assignees list Classification tree browser Top 100 Inventors Top 100 Assignees Las...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4" table:visibility="filter">
          <table:table-cell office:value-type="float" office:value="97" calcext:value-type="float" table:number-columns-spanned="2" table:number-rows-spanned="1">
            <text:p>97</text:p>
          </table:table-cell>
          <table:covered-table-cell/>
          <table:table-cell office:value-type="string" calcext:value-type="string">
            <text:p><text:a xlink:href="http://www.path2yoga.net/" xlink:type="simple">http://www.path2yoga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h to YogaPagesHomeAboutRetreatsBooksAshramsPacking ListContact me Sunday, April 23, 2017 Freed...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3" table:visibility="filter">
          <table:table-cell office:value-type="float" office:value="98" calcext:value-type="float" table:number-columns-spanned="2" table:number-rows-spanned="1">
            <text:p>98</text:p>
          </table:table-cell>
          <table:covered-table-cell/>
          <table:table-cell office:value-type="string" calcext:value-type="string">
            <text:p><text:a xlink:href="http://pathofexilebuilds.com/" xlink:type="simple">http://pathofexilebuild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lcome, Guest ( Log In | Create Account | Forgot Password? ) Follow @poebuilds Tweet Home Site N...</text:p>
          </table:table-cell>
          <table:table-cell office:value-type="string" calcext:value-type="string">
            <text:p>buil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99" calcext:value-type="float" table:number-columns-spanned="2" table:number-rows-spanned="1">
            <text:p>99</text:p>
          </table:table-cell>
          <table:covered-table-cell/>
          <table:table-cell office:value-type="string" calcext:value-type="string">
            <text:p><text:a xlink:href="http://www.patheos.com/" xlink:type="simple">http://www.patheo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You are running a very outdated version of Internet Explorer. Patheos and most other websites wil...</text:p>
          </table:table-cell>
          <table:table-cell office:value-type="string" calcext:value-type="string">
            <text:p>pathe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string" calcext:value-type="string">
            <text:p><text:a xlink:href="https://pathofpoe.com/" xlink:type="simple">https://pathofpo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uilds ActionsAdvanced sortSubmit newSorted byNewTop ratedMost votesMost lifeMost ESOther filters.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01" calcext:value-type="float" table:number-columns-spanned="2" table:number-rows-spanned="1">
            <text:p>101</text:p>
          </table:table-cell>
          <table:covered-table-cell/>
          <table:table-cell office:value-type="string" calcext:value-type="string">
            <text:p><text:a xlink:href="http://pathofexilegems.com/" xlink:type="simple">http://pathofexilegem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h of Exile Gems PoE Builds, PoE Currency guide and other guides HomeBuilds Melee builds Spellc...</text:p>
          </table:table-cell>
          <table:table-cell office:value-type="string" calcext:value-type="string">
            <text:p>buil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102" calcext:value-type="float" table:number-columns-spanned="2" table:number-rows-spanned="1">
            <text:p>102</text:p>
          </table:table-cell>
          <table:covered-table-cell/>
          <table:table-cell office:value-type="string" calcext:value-type="string">
            <text:p><text:a xlink:href="http://pathofexile.gamepedia.com/Path_of_Exile_Wiki" xlink:type="simple">http://pathofexile.gamepedia.com/Path_of_Exile_Wik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mepedia Help Sign In Register Most 2.6.0 are still not reflected in unique item's version histo...</text:p>
          </table:table-cell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03" calcext:value-type="float" table:number-columns-spanned="2" table:number-rows-spanned="1">
            <text:p>103</text:p>
          </table:table-cell>
          <table:covered-table-cell/>
          <table:table-cell office:value-type="string" calcext:value-type="string">
            <text:p><text:a xlink:href="http://pathfinder.wikia.com/wiki/Golariopedia" xlink:type="simple">http://pathfinder.wikia.com/wiki/Golariopedia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06" calcext:value-type="float" table:number-columns-spanned="2" table:number-rows-spanned="1">
            <text:p>106</text:p>
          </table:table-cell>
          <table:covered-table-cell/>
          <table:table-cell office:value-type="string" calcext:value-type="string">
            <text:p><text:a xlink:href="http://pathologyoutlines.com/" xlink:type="simple">http://pathologyoutline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mazonAppsAuthorsBlogBoard ReviewCMECommentFAQGet InvolvedNewslettersStatisticsTestimonials Adver...</text:p>
          </table:table-cell>
          <table:table-cell office:value-type="string" calcext:value-type="string">
            <text:p>&amp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107" calcext:value-type="float" table:number-columns-spanned="2" table:number-rows-spanned="1">
            <text:p>107</text:p>
          </table:table-cell>
          <table:covered-table-cell/>
          <table:table-cell office:value-type="string" calcext:value-type="string">
            <text:p><text:a xlink:href="https://patient.info/" xlink:type="simple">https://patient.info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contentWelcome to PatientRegister RegisterPatient AccessPatient- Forums- PatientPro|Sign ...</text:p>
          </table:table-cell>
          <table:table-cell office:value-type="string" calcext:value-type="string">
            <text:p>heal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13" calcext:value-type="float" table:number-columns-spanned="2" table:number-rows-spanned="1">
            <text:p>113</text:p>
          </table:table-cell>
          <table:covered-table-cell/>
          <table:table-cell office:value-type="string" calcext:value-type="string">
            <text:p><text:a xlink:href="http://patientsville.com/" xlink:type="simple">http://patientsvill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ientsville.com HomeTaking Medication50 Top Side EffectsMoreMissionPollsAbout Search Drug Side ...</text:p>
          </table:table-cell>
          <table:table-cell office:value-type="string" calcext:value-type="string">
            <text:p>effec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114" calcext:value-type="float" table:number-columns-spanned="2" table:number-rows-spanned="1">
            <text:p>114</text:p>
          </table:table-cell>
          <table:covered-table-cell/>
          <table:table-cell office:value-type="string" calcext:value-type="string">
            <text:p><text:a xlink:href="http://patmosislandgreece.com/" xlink:type="simple">http://patmosislandgreec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mos Island www.patmosislandgreece.com Home | Patmos Island Greece | Patmos Island Travel Guide...</text:p>
          </table:table-cell>
          <table:table-cell office:value-type="string" calcext:value-type="string">
            <text:p>isl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15" calcext:value-type="float" table:number-columns-spanned="2" table:number-rows-spanned="1">
            <text:p>115</text:p>
          </table:table-cell>
          <table:covered-table-cell/>
          <table:table-cell office:value-type="string" calcext:value-type="string">
            <text:p><text:a xlink:href="https://liberspark.com/" xlink:type="simple">https://liberspark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berSpark Projects Big Life Dragon-Marked War God Game Market 1983 Grasping Evil ID – The Greate...</text:p>
          </table:table-cell>
          <table:table-cell office:value-type="string" calcext:value-type="string">
            <text:p>chap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17" calcext:value-type="float" table:number-columns-spanned="2" table:number-rows-spanned="1">
            <text:p>117</text:p>
          </table:table-cell>
          <table:covered-table-cell/>
          <table:table-cell office:value-type="string" calcext:value-type="string">
            <text:p><text:a xlink:href="http://www.patlyan.com/" xlink:type="simple">http://www.patlyan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uesday, February 7, 2017 photography photographyColorful Makeup Masterpieces Motivated By Japane...</text:p>
          </table:table-cell>
          <table:table-cell office:value-type="string" calcext:value-type="string">
            <text:p>photograph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18" calcext:value-type="float" table:number-columns-spanned="2" table:number-rows-spanned="1">
            <text:p>118</text:p>
          </table:table-cell>
          <table:covered-table-cell/>
          <table:table-cell office:value-type="string" calcext:value-type="string">
            <text:p><text:a xlink:href="http://patong-beach.de/en/" xlink:type="simple">http://patong-beach.de/en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ong BeachThailand's most famous holiday destination of the island of PhuketHomeNightlifeLocal ...</text:p>
          </table:table-cell>
          <table:table-cell office:value-type="string" calcext:value-type="string">
            <text:p>pat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20" calcext:value-type="float" table:number-columns-spanned="2" table:number-rows-spanned="1">
            <text:p>120</text:p>
          </table:table-cell>
          <table:covered-table-cell/>
          <table:table-cell office:value-type="string" calcext:value-type="string">
            <text:p><text:a xlink:href="http://patrician3.wikia.com/wiki/Patrician_III_Wiki" xlink:type="simple">http://patrician3.wikia.com/wiki/Patrician_III_Wik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wi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 table:visibility="filter">
          <table:table-cell office:value-type="float" office:value="123" calcext:value-type="float" table:number-columns-spanned="2" table:number-rows-spanned="1">
            <text:p>123</text:p>
          </table:table-cell>
          <table:covered-table-cell/>
          <table:table-cell office:value-type="string" calcext:value-type="string">
            <text:p><text:a xlink:href="https://patrickgrimard.io/" xlink:type="simple">https://patrickgrimard.io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rick GrimardHomeBlog Patrick Grimard Hello World!!My name is Patrick. I'm an experienced syste...</text:p>
          </table:table-cell>
          <table:table-cell office:value-type="string" calcext:value-type="string">
            <text:p>bo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25" calcext:value-type="float" table:number-columns-spanned="2" table:number-rows-spanned="1">
            <text:p>125</text:p>
          </table:table-cell>
          <table:covered-table-cell/>
          <table:table-cell office:value-type="string" calcext:value-type="string">
            <text:p><text:a xlink:href="http://patrickbrown.deviantart.com/" xlink:type="simple">http://patrickbrown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atrickbr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126" calcext:value-type="float" table:number-columns-spanned="2" table:number-rows-spanned="1">
            <text:p>126</text:p>
          </table:table-cell>
          <table:covered-table-cell/>
          <table:table-cell office:value-type="string" calcext:value-type="string">
            <text:p><text:a xlink:href="http://www.patrickarundell.com/" xlink:type="simple">http://www.patrickarundell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rick Arundell Astrology HomeHoroscope ACE AppFree HoroscopesDaily HoroscopesTomorrow's Horosco...</text:p>
          </table:table-cell>
          <table:table-cell office:value-type="string" calcext:value-type="string">
            <text:p>horoscop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27" calcext:value-type="float" table:number-columns-spanned="2" table:number-rows-spanned="1">
            <text:p>127</text:p>
          </table:table-cell>
          <table:covered-table-cell/>
          <table:table-cell office:value-type="string" calcext:value-type="string">
            <text:p><text:a xlink:href="http://patricklewis.net/" xlink:type="simple">http://patricklewis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lcome Welcome to PatrickLewis.net You can find games, JavaScript resources, and other items her...</text:p>
          </table:table-cell>
          <table:table-cell office:value-type="string" calcext:value-type="string">
            <text:p>java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29" calcext:value-type="float" table:number-columns-spanned="2" table:number-rows-spanned="1">
            <text:p>129</text:p>
          </table:table-cell>
          <table:covered-table-cell/>
          <table:table-cell office:value-type="string" calcext:value-type="string">
            <text:p><text:a xlink:href="http://patrickrichter.deviantart.com/" xlink:type="simple">http://patrickrichter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atrickrich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2" table:visibility="filter">
          <table:table-cell office:value-type="float" office:value="131" calcext:value-type="float" table:number-columns-spanned="2" table:number-rows-spanned="1">
            <text:p>131</text:p>
          </table:table-cell>
          <table:covered-table-cell/>
          <table:table-cell office:value-type="string" calcext:value-type="string">
            <text:p><text:a xlink:href="https://patriciaspatchwork.blogspot.hu/" xlink:type="simple">https://patriciaspatchwork.blogspot.hu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y Patchwork Quilt Tuesday, April 25, 2017 YUMMY-A-ZETTAI am truly blessed when it comes to havin...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3" table:visibility="filter">
          <table:table-cell office:value-type="float" office:value="133" calcext:value-type="float" table:number-columns-spanned="2" table:number-rows-spanned="1">
            <text:p>133</text:p>
          </table:table-cell>
          <table:covered-table-cell/>
          <table:table-cell office:value-type="string" calcext:value-type="string">
            <text:p><text:a xlink:href="http://patriothangout.com/" xlink:type="simple">http://patriothangou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riot Hangout HomeElder PatriotKenneth Schortgen JrRomney WordsworthEdward PaltzikFeaturedStore...</text:p>
          </table:table-cell>
          <table:table-cell office:value-type="string" calcext:value-type="string">
            <text:p>[…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134" calcext:value-type="float" table:number-columns-spanned="2" table:number-rows-spanned="1">
            <text:p>134</text:p>
          </table:table-cell>
          <table:covered-table-cell/>
          <table:table-cell office:value-type="string" calcext:value-type="string">
            <text:p><text:a xlink:href="http://patriotnewsagency.com/" xlink:type="simple">http://patriotnewsagency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atestBizzareVideosTerms &amp; Conditions Search Patriot News Agency LatestBizzareVideosTerms &amp; Condi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35" calcext:value-type="float" table:number-columns-spanned="2" table:number-rows-spanned="1">
            <text:p>135</text:p>
          </table:table-cell>
          <table:covered-table-cell/>
          <table:table-cell office:value-type="string" calcext:value-type="string">
            <text:p><text:a xlink:href="http://patriotjournal.com/" xlink:type="simple">http://patriotjournal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iticsNewsPollsAbout PoliticsNewsPollsAbout FeaturedLatestPopular Politics‘Sanctuary City’ Chic...</text:p>
          </table:table-cell>
          <table:table-cell office:value-type="string" calcext:value-type="string">
            <text:p>tru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37" calcext:value-type="float" table:number-columns-spanned="2" table:number-rows-spanned="1">
            <text:p>137</text:p>
          </table:table-cell>
          <table:covered-table-cell/>
          <table:table-cell office:value-type="string" calcext:value-type="string">
            <text:p><text:a xlink:href="http://patriotpays.com/" xlink:type="simple">http://patriotpay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 PatriotPays HomeTech Apple iPhone iPad iPod Mac Os Apps &amp; Games iOS Android Windows Mobile A...</text:p>
          </table:table-cell>
          <table:table-cell office:value-type="string" calcext:value-type="string">
            <text:p>downl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39" calcext:value-type="float" table:number-columns-spanned="2" table:number-rows-spanned="1">
            <text:p>139</text:p>
          </table:table-cell>
          <table:covered-table-cell/>
          <table:table-cell office:value-type="string" calcext:value-type="string">
            <text:p><text:a xlink:href="http://patriotreporting.com/" xlink:type="simple">http://patriotreporting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Contact UsPrivacy Policy HomeContact UsPrivacy Policy NewsPatriot Reporter | April 24, 2017Wa..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42" calcext:value-type="float" table:number-columns-spanned="2" table:number-rows-spanned="1">
            <text:p>142</text:p>
          </table:table-cell>
          <table:covered-table-cell/>
          <table:table-cell office:value-type="string" calcext:value-type="string">
            <text:p><text:a xlink:href="http://patriotswire.usatoday.com/" xlink:type="simple">http://patriotswire.usatoday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m BradyBill BelichickPatriots NewsPatriots AnalysisGronkJulian EdelmanVideoFilm Study Tom Brady...</text:p>
          </table:table-cell>
          <table:table-cell office:value-type="string" calcext:value-type="string">
            <text:p>patrio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 table:visibility="filter">
          <table:table-cell office:value-type="float" office:value="143" calcext:value-type="float" table:number-columns-spanned="2" table:number-rows-spanned="1">
            <text:p>143</text:p>
          </table:table-cell>
          <table:covered-table-cell/>
          <table:table-cell office:value-type="string" calcext:value-type="string">
            <text:p><text:a xlink:href="http://patriotupdate.com/" xlink:type="simple">http://patriotupdat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bama’s Secret Coup Exposed!click here for details HomeColumnsColumnsSee all Creating War While L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44" calcext:value-type="float" table:number-columns-spanned="2" table:number-rows-spanned="1">
            <text:p>144</text:p>
          </table:table-cell>
          <table:covered-table-cell/>
          <table:table-cell office:value-type="string" calcext:value-type="string">
            <text:p><text:a xlink:href="http://www.patriots.com/" xlink:type="simple">http://www.patriot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Embed Code #621 (Game strip CSS) Menu Menu New England Patriots Search form 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 table:visibility="filter">
          <table:table-cell office:value-type="float" office:value="148" calcext:value-type="float" table:number-columns-spanned="2" table:number-rows-spanned="1">
            <text:p>148</text:p>
          </table:table-cell>
          <table:covered-table-cell/>
          <table:table-cell office:value-type="string" calcext:value-type="string">
            <text:p><text:a xlink:href="http://pattaya-bars.com/" xlink:type="simple">http://pattaya-bar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ending : Agogo Bar for Sale Nightwish Group bars Pirates bar Pattaya Intermezzo bar Pattaya Nig...</text:p>
          </table:table-cell>
          <table:table-cell office:value-type="string" calcext:value-type="string">
            <text:p>ba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string" calcext:value-type="string">
            <text:p><text:a xlink:href="http://patronesamigurumis.blogspot.hu/" xlink:type="simple">http://patronesamigurumis.blogspot.hu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RONES AMIGURUMIMiles de patrones amigurumi gratuitos Powered by Jasper Roberts Consulting - Wi...</text:p>
          </table:table-cell>
          <table:table-cell office:value-type="string" calcext:value-type="string">
            <text:p>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51" calcext:value-type="float" table:number-columns-spanned="2" table:number-rows-spanned="1">
            <text:p>151</text:p>
          </table:table-cell>
          <table:covered-table-cell/>
          <table:table-cell office:value-type="string" calcext:value-type="string">
            <text:p><text:a xlink:href="http://www.pattaya-bars.net/" xlink:type="simple">http://www.pattaya-bars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Contact Us Suggest a Bar Featured Bars Low Cost Websites Pattaya Hotels Best Rates Pattaya B...</text:p>
          </table:table-cell>
          <table:table-cell office:value-type="string" calcext:value-type="string">
            <text:p>◦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52" calcext:value-type="float" table:number-columns-spanned="2" table:number-rows-spanned="1">
            <text:p>152</text:p>
          </table:table-cell>
          <table:covered-table-cell/>
          <table:table-cell office:value-type="string" calcext:value-type="string">
            <text:p><text:a xlink:href="http://www.patrol4x4.com/forum/" xlink:type="simple">http://www.patrol4x4.com/foru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trol 4x4 Add to Favourites FAQ Nissan Patrol Forum Classifieds Nissan Patrol Photos For Sale &amp; ...</text:p>
          </table:table-cell>
          <table:table-cell office:value-type="string" calcext:value-type="string">
            <text:p>patr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154" calcext:value-type="float" table:number-columns-spanned="2" table:number-rows-spanned="1">
            <text:p>154</text:p>
          </table:table-cell>
          <table:covered-table-cell/>
          <table:table-cell office:value-type="string" calcext:value-type="string">
            <text:p><text:a xlink:href="http://www.patspulpit.com/" xlink:type="simple">http://www.patspulpit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B Nation Login Sign Up Pats Pulpit, a New England Patriots community Home Fanposts Fanshots Sect...</text:p>
          </table:table-cell>
          <table:table-cell office:value-type="string" calcext:value-type="string">
            <text:p>patrio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 table:visibility="filter">
          <table:table-cell office:value-type="float" office:value="156" calcext:value-type="float" table:number-columns-spanned="2" table:number-rows-spanned="1">
            <text:p>156</text:p>
          </table:table-cell>
          <table:covered-table-cell/>
          <table:table-cell office:value-type="string" calcext:value-type="string">
            <text:p><text:a xlink:href="http://pattayapropertyfinder.com/" xlink:type="simple">http://pattayapropertyfinder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 |  About us  |  Customers  |  Free newsletter  |   Links  |    RSS Feeds  |   Contact us Se...</text:p>
          </table:table-cell>
          <table:table-cell office:value-type="string" calcext:value-type="string">
            <text:p>proper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157" calcext:value-type="float" table:number-columns-spanned="2" table:number-rows-spanned="1">
            <text:p>157</text:p>
          </table:table-cell>
          <table:covered-table-cell/>
          <table:table-cell office:value-type="string" calcext:value-type="string">
            <text:p><text:a xlink:href="https://www.patsfans.com/" xlink:type="simple">https://www.patsfan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IN | REGISTERNEWSSTATSFORUMSALARY CAPPODCASTSCHEDULEPRO SHOP DAILY NOTEBOOKRound TwoA former N...</text:p>
          </table:table-cell>
          <table:table-cell office:value-type="string" calcext:value-type="string">
            <text:p>patrio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5" table:visibility="filter">
          <table:table-cell office:value-type="float" office:value="158" calcext:value-type="float" table:number-columns-spanned="2" table:number-rows-spanned="1">
            <text:p>158</text:p>
          </table:table-cell>
          <table:covered-table-cell/>
          <table:table-cell office:value-type="string" calcext:value-type="string">
            <text:p><text:a xlink:href="http://www.pattayaconcierge.com/" xlink:type="simple">http://www.pattayaconcierg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ther Destinations: Rayong | Bangkok | Kanchanaburi Languages: (Be...</text:p>
          </table:table-cell>
          <table:table-cell office:value-type="string" calcext:value-type="string">
            <text:p>pattay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159" calcext:value-type="float" table:number-columns-spanned="2" table:number-rows-spanned="1">
            <text:p>159</text:p>
          </table:table-cell>
          <table:covered-table-cell/>
          <table:table-cell office:value-type="string" calcext:value-type="string">
            <text:p><text:a xlink:href="http://pattayaone.news/en/news/" xlink:type="simple">http://pattayaone.news/en/news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Latest News News Asia Pattaya News National InternationalEditorial Visa Information Sponsored...</text:p>
          </table:table-cell>
          <table:table-cell office:value-type="string" calcext:value-type="string">
            <text:p>pattay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160" calcext:value-type="float" table:number-columns-spanned="2" table:number-rows-spanned="1">
            <text:p>160</text:p>
          </table:table-cell>
          <table:covered-table-cell/>
          <table:table-cell office:value-type="string" calcext:value-type="string">
            <text:p><text:a xlink:href="http://patternsforyou.com/" xlink:type="simple">http://patternsforyou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e Cross Stitch Pattern Maker is a tiny online app for making cross stitch patterns in a few cl...</text:p>
          </table:table-cell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161" calcext:value-type="float" table:number-columns-spanned="2" table:number-rows-spanned="1">
            <text:p>161</text:p>
          </table:table-cell>
          <table:covered-table-cell/>
          <table:table-cell office:value-type="string" calcext:value-type="string">
            <text:p><text:a xlink:href="http://patterni.net/" xlink:type="simple">http://patterni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talog of Patterns Home Sample Page 123456789101112...804» October 23, 2012 at 11:25 am Free Kni...</text:p>
          </table:table-cell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64" calcext:value-type="float" table:number-columns-spanned="2" table:number-rows-spanned="1">
            <text:p>164</text:p>
          </table:table-cell>
          <table:covered-table-cell/>
          <table:table-cell office:value-type="string" calcext:value-type="string">
            <text:p><text:a xlink:href="http://pattern-paradise.com/" xlink:type="simple">http://pattern-paradis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links Skip to primary navigation Skip to content Skip to primary sidebar Skip to footerMain ...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66" calcext:value-type="float" table:number-columns-spanned="2" table:number-rows-spanned="1">
            <text:p>166</text:p>
          </table:table-cell>
          <table:covered-table-cell/>
          <table:table-cell office:value-type="string" calcext:value-type="string">
            <text:p><text:a xlink:href="http://patternko.com/" xlink:type="simple">http://patternko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rowse Patterns 123456789101112...483» 05 May Free Pattern Cross Stitch Posted in Photo on 05.05....</text:p>
          </table:table-cell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68" calcext:value-type="float" table:number-columns-spanned="2" table:number-rows-spanned="1">
            <text:p>168</text:p>
          </table:table-cell>
          <table:covered-table-cell/>
          <table:table-cell office:value-type="string" calcext:value-type="string">
            <text:p><text:a xlink:href="http://paul-shanghai.deviantart.com/" xlink:type="simple">http://paul-shanghai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aul-shangh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 table:visibility="filter">
          <table:table-cell office:value-type="float" office:value="170" calcext:value-type="float" table:number-columns-spanned="2" table:number-rows-spanned="1">
            <text:p>170</text:p>
          </table:table-cell>
          <table:covered-table-cell/>
          <table:table-cell office:value-type="string" calcext:value-type="string">
            <text:p><text:a xlink:href="http://paulblow.tripod.com/" xlink:type="simple">http://paulblow.tripod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Official Paul Diamond Blow WebsiteAll Paul Diamond Blow, all the time...Welcome to the offici...</text:p>
          </table:table-cell>
          <table:table-cell office:value-type="string" calcext:value-type="string">
            <text:p>dia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71" calcext:value-type="float" table:number-columns-spanned="2" table:number-rows-spanned="1">
            <text:p>171</text:p>
          </table:table-cell>
          <table:covered-table-cell/>
          <table:table-cell office:value-type="string" calcext:value-type="string">
            <text:p><text:a xlink:href="http://paulalkema.com/" xlink:type="simple">http://paulalkema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ul Alkema Discussions on Web Development and Security Home Services About Me Contact Me RSS Mur...</text:p>
          </table:table-cell>
          <table:table-cell office:value-type="string" calcext:value-type="string">
            <text:p>&g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172" calcext:value-type="float" table:number-columns-spanned="2" table:number-rows-spanned="1">
            <text:p>172</text:p>
          </table:table-cell>
          <table:covered-table-cell/>
          <table:table-cell office:value-type="string" calcext:value-type="string">
            <text:p><text:a xlink:href="http://pauldenton.co.uk/" xlink:type="simple">http://pauldenton.co.uk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 Me Say Hey! Guestbook Join us onFacebook Home Showprep Radio Info Radio Industry Index Radi...</text:p>
          </table:table-cell>
          <table:table-cell office:value-type="string" calcext:value-type="string">
            <text:p>rad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173" calcext:value-type="float" table:number-columns-spanned="2" table:number-rows-spanned="1">
            <text:p>173</text:p>
          </table:table-cell>
          <table:covered-table-cell/>
          <table:table-cell office:value-type="string" calcext:value-type="string">
            <text:p><text:a xlink:href="http://www.paul-simon.info/" xlink:type="simple">http://www.paul-simon.info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IN Home  News  Articles Pictures  Chronology  Soundtracks T-Shirts  Fan merchandise  Collaborat...</text:p>
          </table:table-cell>
          <table:table-cell office:value-type="string" calcext:value-type="string">
            <text:p>[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74" calcext:value-type="float" table:number-columns-spanned="2" table:number-rows-spanned="1">
            <text:p>174</text:p>
          </table:table-cell>
          <table:covered-table-cell/>
          <table:table-cell office:value-type="string" calcext:value-type="string">
            <text:p><text:a xlink:href="http://www.paulcraigroberts.org/" xlink:type="simple">http://www.paulcraigroberts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ewsletter Donate Home Paul Craig Roberts Institute for Political Economy Menu HomeAboutArticles ...</text:p>
          </table:table-cell>
          <table:table-cell office:value-type="string" calcext:value-type="string">
            <text:p>apr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75" calcext:value-type="float" table:number-columns-spanned="2" table:number-rows-spanned="1">
            <text:p>175</text:p>
          </table:table-cell>
          <table:covered-table-cell/>
          <table:table-cell office:value-type="string" calcext:value-type="string">
            <text:p><text:a xlink:href="http://paulidiaz.deviantart.com/" xlink:type="simple">http://paulidiaz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aulidi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 table:visibility="filter">
          <table:table-cell office:value-type="float" office:value="176" calcext:value-type="float" table:number-columns-spanned="2" table:number-rows-spanned="1">
            <text:p>176</text:p>
          </table:table-cell>
          <table:covered-table-cell/>
          <table:table-cell office:value-type="string" calcext:value-type="string">
            <text:p><text:a xlink:href="http://pauldng.deviantart.com/" xlink:type="simple">http://pauldng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auld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 table:visibility="filter">
          <table:table-cell office:value-type="float" office:value="177" calcext:value-type="float" table:number-columns-spanned="2" table:number-rows-spanned="1">
            <text:p>177</text:p>
          </table:table-cell>
          <table:covered-table-cell/>
          <table:table-cell office:value-type="string" calcext:value-type="string">
            <text:p><text:a xlink:href="http://www.patternpictures.com/" xlink:type="simple">http://www.patternpicture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 The Power of Repetition ✓ Repetition Stock photos ✓ Free for commercial use ✓ No registratio...</text:p>
          </table:table-cell>
          <table:table-cell office:value-type="string" calcext:value-type="string">
            <text:p>vi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78" calcext:value-type="float" table:number-columns-spanned="2" table:number-rows-spanned="1">
            <text:p>178</text:p>
          </table:table-cell>
          <table:covered-table-cell/>
          <table:table-cell office:value-type="string" calcext:value-type="string">
            <text:p><text:a xlink:href="http://paulie-svk.deviantart.com/" xlink:type="simple">http://paulie-svk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aulie-sv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 table:visibility="filter">
          <table:table-cell office:value-type="float" office:value="179" calcext:value-type="float" table:number-columns-spanned="2" table:number-rows-spanned="1">
            <text:p>179</text:p>
          </table:table-cell>
          <table:covered-table-cell/>
          <table:table-cell office:value-type="string" calcext:value-type="string">
            <text:p><text:a xlink:href="http://paulinemoss.deviantart.com/" xlink:type="simple">http://paulinemoss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aulinemo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2" table:visibility="filter">
          <table:table-cell office:value-type="float" office:value="181" calcext:value-type="float" table:number-columns-spanned="2" table:number-rows-spanned="1">
            <text:p>181</text:p>
          </table:table-cell>
          <table:covered-table-cell/>
          <table:table-cell office:value-type="string" calcext:value-type="string">
            <text:p><text:a xlink:href="http://www.paulgriffiths.net/index.php" xlink:type="simple">http://www.paulgriffiths.net/index.php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lcome to my web site!Welcome to my little corner of the internet! This web site has been contin...</text:p>
          </table:table-cell>
          <table:table-cell office:value-type="string" calcext:value-type="string">
            <text:p>s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83" calcext:value-type="float" table:number-columns-spanned="2" table:number-rows-spanned="1">
            <text:p>183</text:p>
          </table:table-cell>
          <table:covered-table-cell/>
          <table:table-cell office:value-type="string" calcext:value-type="string">
            <text:p><text:a xlink:href="http://paulryan.com.au/" xlink:type="simple">http://paulryan.com.au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ul Ryan Search Primary Menu Skip to content ContactAbout.me Search for: Technical Investigation...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85" calcext:value-type="float" table:number-columns-spanned="2" table:number-rows-spanned="1">
            <text:p>185</text:p>
          </table:table-cell>
          <table:covered-table-cell/>
          <table:table-cell office:value-type="string" calcext:value-type="string">
            <text:p><text:a xlink:href="http://paulstravelpictures.com/" xlink:type="simple">http://paulstravelpicture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 Digital Image Collection From My Trips &amp; Adventures Across The United States &amp; More! Main Menu ...</text:p>
          </table:table-cell>
          <table:table-cell office:value-type="string" calcext:value-type="string">
            <text:p>p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87" calcext:value-type="float" table:number-columns-spanned="2" table:number-rows-spanned="1">
            <text:p>187</text:p>
          </table:table-cell>
          <table:covered-table-cell/>
          <table:table-cell office:value-type="string" calcext:value-type="string">
            <text:p><text:a xlink:href="http://paulsadowski.com/" xlink:type="simple">http://paulsadowski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ulSadowski.com PaulSadowski.com Welcome to PaulSadowski.com This is my personal website. You'll...</text:p>
          </table:table-cell>
          <table:table-cell office:value-type="string" calcext:value-type="string">
            <text:p>pr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88" calcext:value-type="float" table:number-columns-spanned="2" table:number-rows-spanned="1">
            <text:p>188</text:p>
          </table:table-cell>
          <table:covered-table-cell/>
          <table:table-cell office:value-type="string" calcext:value-type="string">
            <text:p><text:a xlink:href="http://paulspond.com/" xlink:type="simple">http://paulspond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round-the-World Honeymoon Trip, and Paulspond Retires - 3/29/14And with that, team, I'm out. For...</text:p>
          </table:table-cell>
          <table:table-cell table:style-name="ce7" office:value-type="string" calcext:value-type="string">
            <text:p>2007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89" calcext:value-type="float" table:number-columns-spanned="2" table:number-rows-spanned="1">
            <text:p>189</text:p>
          </table:table-cell>
          <table:covered-table-cell/>
          <table:table-cell office:value-type="string" calcext:value-type="string">
            <text:p><text:a xlink:href="https://www.paulolyslager.com/" xlink:type="simple">https://www.paulolyslag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|Advertise|Contact|Newsletter ArticlesUX BooksReviewsWrite for Us Paul OlyslagerArticles &amp; R...</text:p>
          </table:table-cell>
          <table:table-cell office:value-type="string" calcext:value-type="string">
            <text:p>&amp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190" calcext:value-type="float" table:number-columns-spanned="2" table:number-rows-spanned="1">
            <text:p>190</text:p>
          </table:table-cell>
          <table:covered-table-cell/>
          <table:table-cell office:value-type="string" calcext:value-type="string">
            <text:p><text:a xlink:href="http://www.paulkiddie.com/" xlink:type="simple">http://www.paulkiddi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ul Kiddie About MeMy Research Search for: New Relic in action at trainline #futurestack by Paul...</text:p>
          </table:table-cell>
          <table:table-cell office:value-type="string" calcext:value-type="string">
            <text:p>•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192" calcext:value-type="float" table:number-columns-spanned="2" table:number-rows-spanned="1">
            <text:p>192</text:p>
          </table:table-cell>
          <table:covered-table-cell/>
          <table:table-cell office:value-type="string" calcext:value-type="string">
            <text:p><text:a xlink:href="http://paulvi.nl/" xlink:type="simple">http://paulvi.nl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ul van Iterson MSc. CISSP Information Protection Specialist I am an information security adviso...</text:p>
          </table:table-cell>
          <table:table-cell office:value-type="string" calcext:value-type="string">
            <text:p>secur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01" calcext:value-type="float" table:number-columns-spanned="2" table:number-rows-spanned="1">
            <text:p>201</text:p>
          </table:table-cell>
          <table:covered-table-cell/>
          <table:table-cell office:value-type="string" calcext:value-type="string">
            <text:p><text:a xlink:href="http://pausemag.co.uk/" xlink:type="simple">http://pausemag.co.uk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earch for: Fashion News Latest News Spring/Summer Updates Autumn/Winter Updates Fashion ShowsSty...</text:p>
          </table:table-cell>
          <table:table-cell office:value-type="string" calcext:value-type="string">
            <text:p>fash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02" calcext:value-type="float" table:number-columns-spanned="2" table:number-rows-spanned="1">
            <text:p>202</text:p>
          </table:table-cell>
          <table:covered-table-cell/>
          <table:table-cell office:value-type="string" calcext:value-type="string">
            <text:p><text:a xlink:href="https://www.paulthetall.com/" xlink:type="simple">https://www.paulthetall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ulTheTall HomeAbout About the Website About Crossover About Porting About myselfGame PortsCross...</text:p>
          </table:table-cell>
          <table:table-cell office:value-type="string" calcext:value-type="string">
            <text:p>g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06" calcext:value-type="float" table:number-columns-spanned="2" table:number-rows-spanned="1">
            <text:p>206</text:p>
          </table:table-cell>
          <table:covered-table-cell/>
          <table:table-cell office:value-type="string" calcext:value-type="string">
            <text:p><text:a xlink:href="http://paw-patrol.wikia.com/wiki/PAW_Patrol_Wiki" xlink:type="simple">http://paw-patrol.wikia.com/wiki/PAW_Patrol_Wik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12" calcext:value-type="float" table:number-columns-spanned="2" table:number-rows-spanned="1">
            <text:p>212</text:p>
          </table:table-cell>
          <table:covered-table-cell/>
          <table:table-cell office:value-type="string" calcext:value-type="string">
            <text:p><text:a xlink:href="http://pawelkaim.com/" xlink:type="simple">http://pawelkaim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wel Kaim Home Web Development Multimedia Video Other About Me Blog Contact HELLO! Hello there m...</text:p>
          </table:table-cell>
          <table:table-cell office:value-type="string" calcext:value-type="string">
            <text:p>html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13" calcext:value-type="float" table:number-columns-spanned="2" table:number-rows-spanned="1">
            <text:p>213</text:p>
          </table:table-cell>
          <table:covered-table-cell/>
          <table:table-cell office:value-type="string" calcext:value-type="string">
            <text:p><text:a xlink:href="http://www.pawculture.com/" xlink:type="simple">http://www.pawcultur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Your Pets. Your Culture.CategoriesBreed BasicsBreed ListsCat BreedsDog BreedsTips &amp; AdviceBonding...</text:p>
          </table:table-cell>
          <table:table-cell office:value-type="string" calcext:value-type="string">
            <text:p>p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15" calcext:value-type="float" table:number-columns-spanned="2" table:number-rows-spanned="1">
            <text:p>215</text:p>
          </table:table-cell>
          <table:covered-table-cell/>
          <table:table-cell office:value-type="string" calcext:value-type="string">
            <text:p><text:a xlink:href="http://www.pawdose.com/" xlink:type="simple">http://www.pawdos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 CATSDOGSOTHER Security Cameras Catch A Dog Sneaking Into Hospital. Now Watch Where She Goes…...</text:p>
          </table:table-cell>
          <table:table-cell office:value-type="string" calcext:value-type="string">
            <text:p>a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216" calcext:value-type="float" table:number-columns-spanned="2" table:number-rows-spanned="1">
            <text:p>216</text:p>
          </table:table-cell>
          <table:covered-table-cell/>
          <table:table-cell office:value-type="string" calcext:value-type="string">
            <text:p><text:a xlink:href="http://www.pavementinteractive.org/" xlink:type="simple">http://www.pavementinteractive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earch Pavement Interactive for: E.g. Pavement, Construction, Paver Glossary |Site Map PavementMa...</text:p>
          </table:table-cell>
          <table:table-cell office:value-type="string" calcext:value-type="string">
            <text:p>pav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17" calcext:value-type="float" table:number-columns-spanned="2" table:number-rows-spanned="1">
            <text:p>217</text:p>
          </table:table-cell>
          <table:covered-table-cell/>
          <table:table-cell office:value-type="string" calcext:value-type="string">
            <text:p><text:a xlink:href="http://www.pawbuzz.com/" xlink:type="simple">http://www.pawbuzz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rimary Menu Secondary Menu HomeAbout UsTerms of UsePrivacy PolicyCuration PolicyDMCA PolicyConta..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218" calcext:value-type="float" table:number-columns-spanned="2" table:number-rows-spanned="1">
            <text:p>218</text:p>
          </table:table-cell>
          <table:covered-table-cell/>
          <table:table-cell office:value-type="string" calcext:value-type="string">
            <text:p><text:a xlink:href="http://pawnshop.com/" xlink:type="simple">http://pawnshop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earch Our Online Directory Search HomeHow To PawnSell Gold JewelryTouch PhonesBuy at Pawn ShopsH...</text:p>
          </table:table-cell>
          <table:table-cell office:value-type="string" calcext:value-type="string">
            <text:p>pa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19" calcext:value-type="float" table:number-columns-spanned="2" table:number-rows-spanned="1">
            <text:p>219</text:p>
          </table:table-cell>
          <table:covered-table-cell/>
          <table:table-cell office:value-type="string" calcext:value-type="string">
            <text:p><text:a xlink:href="https://pawpeds.com/" xlink:type="simple">https://pawped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About PawPedsUser GuideThe PawAcademyHealth ProgrammesBreed SpecificTranslationsSpecial Thank...</text:p>
          </table:table-cell>
          <table:table-cell office:value-type="string" calcext:value-type="string">
            <text:p>heal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20" calcext:value-type="float" table:number-columns-spanned="2" table:number-rows-spanned="1">
            <text:p>220</text:p>
          </table:table-cell>
          <table:covered-table-cell/>
          <table:table-cell office:value-type="string" calcext:value-type="string">
            <text:p><text:a xlink:href="http://www.pawmygosh.com/" xlink:type="simple">http://www.pawmygosh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ollow PawMyGosh! LatestFunnyCuteHeartwarmingBizarreAdopt A Pet Hey, Join Your Friends On PMG! Cl...</text:p>
          </table:table-cell>
          <table:table-cell office:value-type="string" calcext:value-type="string">
            <text:p>ju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22" calcext:value-type="float" table:number-columns-spanned="2" table:number-rows-spanned="1">
            <text:p>222</text:p>
          </table:table-cell>
          <table:covered-table-cell/>
          <table:table-cell office:value-type="string" calcext:value-type="string">
            <text:p><text:a xlink:href="http://pawpatrolgames.biz/" xlink:type="simple">http://pawpatrolgames.biz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W Patrol Games - Play any type of Game at PAWPATROLGAMES.BIZ Bookmark this page RSS PAW Patrol ...</text:p>
          </table:table-cell>
          <table:table-cell office:value-type="string" calcext:value-type="string">
            <text:p>gam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23" calcext:value-type="float" table:number-columns-spanned="2" table:number-rows-spanned="1">
            <text:p>223</text:p>
          </table:table-cell>
          <table:covered-table-cell/>
          <table:table-cell office:value-type="string" calcext:value-type="string">
            <text:p><text:a xlink:href="http://pawsome.topix.com/" xlink:type="simple">http://pawsome.topix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 Topix Law Enforcement School Officials Terms of service Privacy Policy Media Kit © 2017 Top...</text:p>
          </table:table-cell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4" table:visibility="filter">
          <table:table-cell office:value-type="float" office:value="224" calcext:value-type="float" table:number-columns-spanned="2" table:number-rows-spanned="1">
            <text:p>224</text:p>
          </table:table-cell>
          <table:covered-table-cell/>
          <table:table-cell office:value-type="string" calcext:value-type="string">
            <text:p><text:a xlink:href="http://pawpulous.com/" xlink:type="simple">http://pawpulou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wpulous Pawpulous CatsDogsHorses Dog World A pitbull and weiner dog had a baby together. You ne...</text:p>
          </table:table-cell>
          <table:table-cell office:value-type="string" calcext:value-type="string">
            <text:p>d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25" calcext:value-type="float" table:number-columns-spanned="2" table:number-rows-spanned="1">
            <text:p>225</text:p>
          </table:table-cell>
          <table:covered-table-cell/>
          <table:table-cell office:value-type="string" calcext:value-type="string">
            <text:p><text:a xlink:href="http://pawstories.net/" xlink:type="simple">http://pawstories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 PAW MANSIONTOP STORIESADORABLEAMAZINGKitties &amp; Furriends Kitty Fails To Catch The Pigeon, Bu...</text:p>
          </table:table-cell>
          <table:table-cell office:value-type="string" calcext:value-type="string">
            <text:p>kit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26" calcext:value-type="float" table:number-columns-spanned="2" table:number-rows-spanned="1">
            <text:p>226</text:p>
          </table:table-cell>
          <table:covered-table-cell/>
          <table:table-cell office:value-type="string" calcext:value-type="string">
            <text:p><text:a xlink:href="http://paycalculator.com.au/" xlink:type="simple">http://paycalculator.com.au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ycalculator Contact Links More information Info Income tax calculator Use this simple, accurate...</text:p>
          </table:table-cell>
          <table:table-cell office:value-type="string" calcext:value-type="string">
            <text:p>$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 table:visibility="filter">
          <table:table-cell office:value-type="float" office:value="227" calcext:value-type="float" table:number-columns-spanned="2" table:number-rows-spanned="1">
            <text:p>227</text:p>
          </table:table-cell>
          <table:covered-table-cell/>
          <table:table-cell office:value-type="string" calcext:value-type="string">
            <text:p><text:a xlink:href="http://www.paycheck.in/main" xlink:type="simple">http://www.paycheck.in/main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ycheck.in You Share, We Compare Part of WageIndicator Foundation Toggle main menu visibility Sa...</text:p>
          </table:table-cell>
          <table:table-cell office:value-type="string" calcext:value-type="string">
            <text:p>w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 table:visibility="filter">
          <table:table-cell office:value-type="float" office:value="228" calcext:value-type="float" table:number-columns-spanned="2" table:number-rows-spanned="1">
            <text:p>228</text:p>
          </table:table-cell>
          <table:covered-table-cell/>
          <table:table-cell office:value-type="string" calcext:value-type="string">
            <text:p><text:a xlink:href="http://www.paycheck.pk/main" xlink:type="simple">http://www.paycheck.pk/main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ycheck.pk You Share, We Compare Part of WageIndicator Foundation Toggle main menu visibility Sa...</text:p>
          </table:table-cell>
          <table:table-cell office:value-type="string" calcext:value-type="string">
            <text:p>pakis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 table:visibility="filter"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string" calcext:value-type="string">
            <text:p><text:a xlink:href="http://payday.wikia.com/wiki/Payday_Wiki" xlink:type="simple">http://payday.wikia.com/wiki/Payday_Wik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payda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230" calcext:value-type="float" table:number-columns-spanned="2" table:number-rows-spanned="1">
            <text:p>230</text:p>
          </table:table-cell>
          <table:covered-table-cell/>
          <table:table-cell office:value-type="string" calcext:value-type="string">
            <text:p><text:a xlink:href="http://www.paylab.com/" xlink:type="simple">http://www.paylab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orldwide salaries BLOG HOW IT WORKS? FAQ CONTACT WE KNOW SALARIES AROUND THE WORLD Compare your ...</text:p>
          </table:table-cell>
          <table:table-cell office:value-type="string" calcext:value-type="string">
            <text:p>sala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7" table:visibility="filter">
          <table:table-cell office:value-type="float" office:value="232" calcext:value-type="float" table:number-columns-spanned="2" table:number-rows-spanned="1">
            <text:p>232</text:p>
          </table:table-cell>
          <table:covered-table-cell/>
          <table:table-cell office:value-type="string" calcext:value-type="string">
            <text:p><text:a xlink:href="http://www.pay-ar.com/" xlink:type="simple">http://www.pay-ar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website is temporarily unavailable, please try again later.</text:p>
          </table:table-cell>
          <table:table-cell office:value-type="string" calcext:value-type="string">
            <text:p>webs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 table:visibility="filter">
          <table:table-cell office:value-type="float" office:value="237" calcext:value-type="float" table:number-columns-spanned="2" table:number-rows-spanned="1">
            <text:p>237</text:p>
          </table:table-cell>
          <table:covered-table-cell/>
          <table:table-cell office:value-type="string" calcext:value-type="string">
            <text:p><text:a xlink:href="http://payexcel.com/" xlink:type="simple">http://payexcel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yExcel Menu Investment Tips Real Estate Featured The Danger of Living in Safety January 5, 2017...</text:p>
          </table:table-cell>
          <table:table-cell office:value-type="string" calcext:value-type="string">
            <text:p>invest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39" calcext:value-type="float" table:number-columns-spanned="2" table:number-rows-spanned="1">
            <text:p>239</text:p>
          </table:table-cell>
          <table:covered-table-cell/>
          <table:table-cell office:value-type="string" calcext:value-type="string">
            <text:p><text:a xlink:href="http://www.paycheckcity.com/" xlink:type="simple">http://www.paycheckcity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scribe to our Newsletter Salary Calculator Hourly Calculator W4 Assistant Gross Up Calculator ...</text:p>
          </table:table-cell>
          <table:table-cell office:value-type="string" calcext:value-type="string">
            <text:p>r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 table:visibility="filter">
          <table:table-cell office:value-type="float" office:value="240" calcext:value-type="float" table:number-columns-spanned="2" table:number-rows-spanned="1">
            <text:p>240</text:p>
          </table:table-cell>
          <table:covered-table-cell/>
          <table:table-cell office:value-type="string" calcext:value-type="string">
            <text:p><text:a xlink:href="http://payrollusaweb.com/" xlink:type="simple">http://payrollusaweb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 Contact Us Payroll Calculators Payroll Quote PEO/ASO Services &gt; PEO Payroll Model ASO Payro...</text:p>
          </table:table-cell>
          <table:table-cell office:value-type="string" calcext:value-type="string">
            <text:p>payro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41" calcext:value-type="float" table:number-columns-spanned="2" table:number-rows-spanned="1">
            <text:p>241</text:p>
          </table:table-cell>
          <table:covered-table-cell/>
          <table:table-cell office:value-type="string" calcext:value-type="string">
            <text:p><text:a xlink:href="http://payspree.com/" xlink:type="simple">http://payspre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inSell Products Online - Get Paid InstantlyJoin over 200,000 smart marketers making instant co...</text:p>
          </table:table-cell>
          <table:table-cell office:value-type="string" calcext:value-type="string">
            <text:p>&g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243" calcext:value-type="float" table:number-columns-spanned="2" table:number-rows-spanned="1">
            <text:p>243</text:p>
          </table:table-cell>
          <table:covered-table-cell/>
          <table:table-cell office:value-type="string" calcext:value-type="string">
            <text:p><text:a xlink:href="http://paytmtodayoffer.com/" xlink:type="simple">http://paytmtodayoffer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ick to Add your menu Hot Deals Home About Us Contact UsAll Coupons Paytm Coupons Ebay Coupons F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44" calcext:value-type="float" table:number-columns-spanned="2" table:number-rows-spanned="1">
            <text:p>244</text:p>
          </table:table-cell>
          <table:covered-table-cell/>
          <table:table-cell office:value-type="string" calcext:value-type="string">
            <text:p><text:a xlink:href="https://www.payetteforward.com/" xlink:type="simple">https://www.payetteforward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yette Forward HomeiPhone / iPad Apple ID Apps Backup Battery Buttons Calling Cellular Display H...</text:p>
          </table:table-cell>
          <table:table-cell office:value-type="string" calcext:value-type="string">
            <text:p>iph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46" calcext:value-type="float" table:number-columns-spanned="2" table:number-rows-spanned="1">
            <text:p>246</text:p>
          </table:table-cell>
          <table:covered-table-cell/>
          <table:table-cell office:value-type="string" calcext:value-type="string">
            <text:p><text:a xlink:href="http://payvand.com/" xlink:type="simple">http://payvand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yvand Iran News... Ordibehesht 5 1396April 25 2017 Business &amp; Economy | Energy &amp; OilArt | Film ...</text:p>
          </table:table-cell>
          <table:table-cell office:value-type="string" calcext:value-type="string">
            <text:p>ir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47" calcext:value-type="float" table:number-columns-spanned="2" table:number-rows-spanned="1">
            <text:p>247</text:p>
          </table:table-cell>
          <table:covered-table-cell/>
          <table:table-cell office:value-type="string" calcext:value-type="string">
            <text:p><text:a xlink:href="http://www.payscale.com/" xlink:type="simple">http://www.payscal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lcome back! Go to your PERSONAL What am I worth? Salary Reports Your Salary Start New Survey Ca...</text:p>
          </table:table-cell>
          <table:table-cell office:value-type="string" calcext:value-type="string">
            <text:p>sala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50" calcext:value-type="float" table:number-columns-spanned="2" table:number-rows-spanned="1">
            <text:p>250</text:p>
          </table:table-cell>
          <table:covered-table-cell/>
          <table:table-cell office:value-type="string" calcext:value-type="string">
            <text:p><text:a xlink:href="http://www.paywizard.org/main" xlink:type="simple">http://www.paywizard.org/main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ywizard.org You Share, We Compare Part of WageIndicator Foundation Toggle main menu visibility ...</text:p>
          </table:table-cell>
          <table:table-cell office:value-type="string" calcext:value-type="string">
            <text:p>minim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float" office:value="255" calcext:value-type="float" table:number-columns-spanned="2" table:number-rows-spanned="1">
            <text:p>255</text:p>
          </table:table-cell>
          <table:covered-table-cell/>
          <table:table-cell office:value-type="string" calcext:value-type="string">
            <text:p><text:a xlink:href="http://www.pazera-software.com/" xlink:type="simple">http://www.pazera-softwar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zera-Software.comAudio &amp; video converters, system utilities and other free software Home Progra...</text:p>
          </table:table-cell>
          <table:table-cell office:value-type="string" calcext:value-type="string">
            <text:p>vide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1" table:visibility="filter">
          <table:table-cell office:value-type="float" office:value="258" calcext:value-type="float" table:number-columns-spanned="2" table:number-rows-spanned="1">
            <text:p>258</text:p>
          </table:table-cell>
          <table:covered-table-cell/>
          <table:table-cell office:value-type="string" calcext:value-type="string">
            <text:p><text:a xlink:href="http://pba.inquirer.net/" xlink:type="simple">http://pba.inquirer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BANEWSSCORESSCHEDULESSTANDINGSSTATSTEAMSPLAYERSTRANSACTIONSGALLERYTICKETS FIBA NEWSSCORESSCHEDUL...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60" calcext:value-type="float" table:number-columns-spanned="2" table:number-rows-spanned="1">
            <text:p>260</text:p>
          </table:table-cell>
          <table:covered-table-cell/>
          <table:table-cell office:value-type="string" calcext:value-type="string">
            <text:p><text:a xlink:href="http://pbakaus.deviantart.com/" xlink:type="simple">http://pbakaus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baka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61" calcext:value-type="float" table:number-columns-spanned="2" table:number-rows-spanned="1">
            <text:p>261</text:p>
          </table:table-cell>
          <table:covered-table-cell/>
          <table:table-cell office:value-type="string" calcext:value-type="string">
            <text:p><text:a xlink:href="http://pbarecap.ph/" xlink:type="simple">http://pbarecap.ph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NewsSchedules/ResultsTeam StandingsVideos PBA Recap HomeNewsSchedules/ResultsTeam StandingsVi...</text:p>
          </table:table-cell>
          <table:table-cell office:value-type="string" calcext:value-type="string">
            <text:p>ne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262" calcext:value-type="float" table:number-columns-spanned="2" table:number-rows-spanned="1">
            <text:p>262</text:p>
          </table:table-cell>
          <table:covered-table-cell/>
          <table:table-cell office:value-type="string" calcext:value-type="string">
            <text:p><text:a xlink:href="http://www.pbjstories.com/" xlink:type="simple">http://www.pbjstorie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| skip to sidebar Wednesday, June 17, 2015 Our little Dining Room Makeover | PBJreno...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4" table:visibility="filter">
          <table:table-cell office:value-type="float" office:value="263" calcext:value-type="float" table:number-columns-spanned="2" table:number-rows-spanned="1">
            <text:p>263</text:p>
          </table:table-cell>
          <table:covered-table-cell/>
          <table:table-cell office:value-type="string" calcext:value-type="string">
            <text:p><text:a xlink:href="http://pbof.com/" xlink:type="simple">http://pbof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Bof.com Gov Directory by Phone Book of the World.com PBof.com PBof.com Gov Directory Phone Book ...</text:p>
          </table:table-cell>
          <table:table-cell office:value-type="string" calcext:value-type="string">
            <text:p>c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265" calcext:value-type="float" table:number-columns-spanned="2" table:number-rows-spanned="1">
            <text:p>265</text:p>
          </table:table-cell>
          <table:covered-table-cell/>
          <table:table-cell office:value-type="string" calcext:value-type="string">
            <text:p><text:a xlink:href="http://www.pbfingers.com/" xlink:type="simple">http://www.pbfinger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anut Butter FingersLiving a Life Fueled by Healthy Food and FitnessNavigationHomeAbout Contact ...</text:p>
          </table:table-cell>
          <table:table-cell office:value-type="string" calcext:value-type="string">
            <text:p>recip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66" calcext:value-type="float" table:number-columns-spanned="2" table:number-rows-spanned="1">
            <text:p>266</text:p>
          </table:table-cell>
          <table:covered-table-cell/>
          <table:table-cell office:value-type="string" calcext:value-type="string">
            <text:p><text:a xlink:href="http://www.pba-online.net/" xlink:type="simple">http://www.pba-online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More Basketball PBA NBA UAAP NCAA ABL PBA D-League Local Basketball more sports contact Inte.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68" calcext:value-type="float" table:number-columns-spanned="2" table:number-rows-spanned="1">
            <text:p>268</text:p>
          </table:table-cell>
          <table:covered-table-cell/>
          <table:table-cell office:value-type="string" calcext:value-type="string">
            <text:p><text:a xlink:href="http://www.pbnation.com/" xlink:type="simple">http://www.pbnation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ending Become an Annual Supporting Member (ASM) and win awesome paintball gear!Make sure you su...</text:p>
          </table:table-cell>
          <table:table-cell office:value-type="string" calcext:value-type="string">
            <text:p>paintb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69" calcext:value-type="float" table:number-columns-spanned="2" table:number-rows-spanned="1">
            <text:p>269</text:p>
          </table:table-cell>
          <table:covered-table-cell/>
          <table:table-cell office:value-type="string" calcext:value-type="string">
            <text:p><text:a xlink:href="http://pc-freak.net/" xlink:type="simple">http://pc-freak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welling in the Light of the Lord Jesus Christ Walking in Light with Christ a wordpress blog on F...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70" calcext:value-type="float" table:number-columns-spanned="2" table:number-rows-spanned="1">
            <text:p>270</text:p>
          </table:table-cell>
          <table:covered-table-cell/>
          <table:table-cell office:value-type="string" calcext:value-type="string">
            <text:p><text:a xlink:href="http://www.pbo.co.uk/" xlink:type="simple">http://www.pbo.co.uk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content » ryft Practical Boat Owner Subscribe Digital edition Practical Boat Owner Search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73" calcext:value-type="float" table:number-columns-spanned="2" table:number-rows-spanned="1">
            <text:p>273</text:p>
          </table:table-cell>
          <table:covered-table-cell/>
          <table:table-cell office:value-type="string" calcext:value-type="string">
            <text:p><text:a xlink:href="http://pc-games4free.com/" xlink:type="simple">http://pc-games4fre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mesFind GameTop 100 Games PC Games Time ManagementPuzzleArcanoid, Brick BustingHidden ObjectAdv...</text:p>
          </table:table-cell>
          <table:table-cell office:value-type="string" calcext:value-type="string">
            <text:p>downl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280" calcext:value-type="float" table:number-columns-spanned="2" table:number-rows-spanned="1">
            <text:p>280</text:p>
          </table:table-cell>
          <table:covered-table-cell/>
          <table:table-cell office:value-type="string" calcext:value-type="string">
            <text:p><text:a xlink:href="https://pc-image-editor.en.softonic.com/" xlink:type="simple">https://pc-image-editor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im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4" table:visibility="filter">
          <table:table-cell office:value-type="float" office:value="289" calcext:value-type="float" table:number-columns-spanned="2" table:number-rows-spanned="1">
            <text:p>289</text:p>
          </table:table-cell>
          <table:covered-table-cell/>
          <table:table-cell office:value-type="string" calcext:value-type="string">
            <text:p><text:a xlink:href="http://www.pc-vs-mac-test.com/" xlink:type="simple">http://www.pc-vs-mac-test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¡Nuevo! Versión en español PC or Mac? Which is best for me? Comparing Mac vs PC? Take a quick tes...</text:p>
          </table:table-cell>
          <table:table-cell office:value-type="string" calcext:value-type="string">
            <text:p>ma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290" calcext:value-type="float" table:number-columns-spanned="2" table:number-rows-spanned="1">
            <text:p>290</text:p>
          </table:table-cell>
          <table:covered-table-cell/>
          <table:table-cell office:value-type="string" calcext:value-type="string">
            <text:p><text:a xlink:href="http://www.pc-specs.com/" xlink:type="simple">http://www.pc-spec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ading build...$ Your CurrencyUS ($) GB (£) FR (€) CA ($) DE (€) IT (€) ES (€) IN (₹) Your Shops...</text:p>
          </table:table-cell>
          <table:table-cell office:value-type="string" calcext:value-type="string">
            <text:p>graph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296" calcext:value-type="float" table:number-columns-spanned="2" table:number-rows-spanned="1">
            <text:p>296</text:p>
          </table:table-cell>
          <table:covered-table-cell/>
          <table:table-cell office:value-type="string" calcext:value-type="string">
            <text:p><text:a xlink:href="https://pc.net/" xlink:type="simple">https://pc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GlossaryFile ExtensionsOnline SlangEmoticonsHelp CenterResourcesWelcome to PC.netYour Persona...</text:p>
          </table:table-cell>
          <table:table-cell office:value-type="string" calcext:value-type="string">
            <text:p>wat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299" calcext:value-type="float" table:number-columns-spanned="2" table:number-rows-spanned="1">
            <text:p>299</text:p>
          </table:table-cell>
          <table:covered-table-cell/>
          <table:table-cell office:value-type="string" calcext:value-type="string">
            <text:p><text:a xlink:href="https://www.pc-tablet.co.in/" xlink:type="simple">https://www.pc-tablet.co.in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deosTechAppsTelecomScienceBusinessSocialAutoReviewsHow-To’sFeatured Search 37.5 C India Tuesday...</text:p>
          </table:table-cell>
          <table:table-cell office:value-type="string" calcext:value-type="string">
            <text:p>revi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00" calcext:value-type="float" table:number-columns-spanned="2" table:number-rows-spanned="1">
            <text:p>300</text:p>
          </table:table-cell>
          <table:covered-table-cell/>
          <table:table-cell office:value-type="string" calcext:value-type="string">
            <text:p><text:a xlink:href="http://pcapperf.appspot.com/" xlink:type="simple">http://pcapperf.appspo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w to Use How to Capture Mobile Traffics Open Source Project HomeRequest a FeaturePCAP Web Perfo...</text:p>
          </table:table-cell>
          <table:table-cell office:value-type="string" calcext:value-type="string">
            <text:p>pc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3" table:visibility="filter">
          <table:table-cell office:value-type="float" office:value="302" calcext:value-type="float" table:number-columns-spanned="2" table:number-rows-spanned="1">
            <text:p>302</text:p>
          </table:table-cell>
          <table:covered-table-cell/>
          <table:table-cell office:value-type="string" calcext:value-type="string">
            <text:p><text:a xlink:href="https://pcbb1917.com/" xlink:type="simple">https://pcbb1917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bb1917.com – Providence College Basketball Search Primary Menu Skip to content 2016-17 Schedule...</text:p>
          </table:table-cell>
          <table:table-cell office:value-type="string" calcext:value-type="string">
            <text:p>apr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304" calcext:value-type="float" table:number-columns-spanned="2" table:number-rows-spanned="1">
            <text:p>304</text:p>
          </table:table-cell>
          <table:covered-table-cell/>
          <table:table-cell office:value-type="string" calcext:value-type="string">
            <text:p><text:a xlink:href="http://www.pcappsforwindows.com/" xlink:type="simple">http://www.pcappsforwindow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For Windows PCA Great Collection Blog Of Microsoft Windows 7,8,10 And Software Product Keys....</text:p>
          </table:table-cell>
          <table:table-cell office:value-type="string" calcext:value-type="string">
            <text:p>k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05" calcext:value-type="float" table:number-columns-spanned="2" table:number-rows-spanned="1">
            <text:p>305</text:p>
          </table:table-cell>
          <table:covered-table-cell/>
          <table:table-cell office:value-type="string" calcext:value-type="string">
            <text:p><text:a xlink:href="http://www.pcadvisor.co.uk/" xlink:type="simple">http://www.pcadvisor.co.uk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AdvisorPhonesSmartphone reviewsBest smartphonesSmartphone tipsSmartphone buying adviceSmartpho...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06" calcext:value-type="float" table:number-columns-spanned="2" table:number-rows-spanned="1">
            <text:p>306</text:p>
          </table:table-cell>
          <table:covered-table-cell/>
          <table:table-cell office:value-type="string" calcext:value-type="string">
            <text:p><text:a xlink:href="http://pcbheaven.com/" xlink:type="simple">http://pcbheaven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Your browser has JavaScript turned off.You will experience a more enjoyable time at this Web site...</text:p>
          </table:table-cell>
          <table:table-cell office:value-type="string" calcext:value-type="string">
            <text:p>b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309" calcext:value-type="float" table:number-columns-spanned="2" table:number-rows-spanned="1">
            <text:p>309</text:p>
          </table:table-cell>
          <table:covered-table-cell/>
          <table:table-cell office:value-type="string" calcext:value-type="string">
            <text:p><text:a xlink:href="https://pcbooster.en.softonic.com/" xlink:type="simple">https://pcbooster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3" table:visibility="filter">
          <table:table-cell office:value-type="float" office:value="310" calcext:value-type="float" table:number-columns-spanned="2" table:number-rows-spanned="1">
            <text:p>310</text:p>
          </table:table-cell>
          <table:covered-table-cell/>
          <table:table-cell office:value-type="string" calcext:value-type="string">
            <text:p><text:a xlink:href="http://www.pcbtechguide.com/" xlink:type="simple">http://www.pcbtechguid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B Design Tech GuideA wide collection of PCB Layout Design Guidelines and Considerations for bet..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11" calcext:value-type="float" table:number-columns-spanned="2" table:number-rows-spanned="1">
            <text:p>311</text:p>
          </table:table-cell>
          <table:covered-table-cell/>
          <table:table-cell office:value-type="string" calcext:value-type="string">
            <text:p><text:a xlink:href="http://www.pcauthorities.com/" xlink:type="simple">http://www.pcauthoritie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authorities.com Free PC Performance Articles, Software Reviews and PC Tips &amp; Tweaks RSS FeedCom...</text:p>
          </table:table-cell>
          <table:table-cell office:value-type="string" calcext:value-type="string">
            <text:p>wind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12" calcext:value-type="float" table:number-columns-spanned="2" table:number-rows-spanned="1">
            <text:p>312</text:p>
          </table:table-cell>
          <table:covered-table-cell/>
          <table:table-cell office:value-type="string" calcext:value-type="string">
            <text:p><text:a xlink:href="http://www.pcbuyerbeware.co.uk/" xlink:type="simple">http://www.pcbuyerbeware.co.uk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Buyer Beware! A PC/Computer Guide with Computer Problems and Solutions Menu Skip to content Ho...</text:p>
          </table:table-cell>
          <table:table-cell office:value-type="string" calcext:value-type="string">
            <text:p>proble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313" calcext:value-type="float" table:number-columns-spanned="2" table:number-rows-spanned="1">
            <text:p>313</text:p>
          </table:table-cell>
          <table:covered-table-cell/>
          <table:table-cell office:value-type="string" calcext:value-type="string">
            <text:p><text:a xlink:href="http://pcdon.com/" xlink:type="simple">http://pcdon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enior Computer Tutors       Don Edrington &amp; Carl Von Papp Don: PC Columnist for the             ...</text:p>
          </table:table-cell>
          <table:table-cell office:value-type="string" calcext:value-type="string">
            <text:p>c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316" calcext:value-type="float" table:number-columns-spanned="2" table:number-rows-spanned="1">
            <text:p>316</text:p>
          </table:table-cell>
          <table:covered-table-cell/>
          <table:table-cell office:value-type="string" calcext:value-type="string">
            <text:p><text:a xlink:href="http://pcdriverupdates.com/" xlink:type="simple">http://pcdriverupdate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Driver Updates Download PC Driver Updates Drivers Home All Companies Laptop Drivers Sponsored ...</text:p>
          </table:table-cell>
          <table:table-cell office:value-type="string" calcext:value-type="string">
            <text:p>dri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2" table:visibility="filter">
          <table:table-cell office:value-type="float" office:value="317" calcext:value-type="float" table:number-columns-spanned="2" table:number-rows-spanned="1">
            <text:p>317</text:p>
          </table:table-cell>
          <table:covered-table-cell/>
          <table:table-cell office:value-type="string" calcext:value-type="string">
            <text:p><text:a xlink:href="http://www.pcdiy.com/" xlink:type="simple">http://www.pcdiy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Sign in Sign up Go top Please turn on JavaScript for better use. See How to enable JavaScrip...</text:p>
          </table:table-cell>
          <table:table-cell office:value-type="string" calcext:value-type="string">
            <text:p>wind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18" calcext:value-type="float" table:number-columns-spanned="2" table:number-rows-spanned="1">
            <text:p>318</text:p>
          </table:table-cell>
          <table:covered-table-cell/>
          <table:table-cell office:value-type="string" calcext:value-type="string">
            <text:p><text:a xlink:href="http://pcfaq.de/" xlink:type="simple">http://pcfaq.de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energY PC Probleme FAQs Instant Response Add new FAQ Add question Open questions Sign up Login F...</text:p>
          </table:table-cell>
          <table:table-cell office:value-type="string" calcext:value-type="string">
            <text:p>faq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19" calcext:value-type="float" table:number-columns-spanned="2" table:number-rows-spanned="1">
            <text:p>319</text:p>
          </table:table-cell>
          <table:covered-table-cell/>
          <table:table-cell office:value-type="string" calcext:value-type="string">
            <text:p><text:a xlink:href="http://pcfixertools.net/" xlink:type="simple">http://pcfixertools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Home Support Buy Now Download Now Contact Us Clean Optimize and Speed up your P...</text:p>
          </table:table-cell>
          <table:table-cell office:value-type="string" calcext:value-type="string">
            <text:p>&amp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6" table:visibility="filter">
          <table:table-cell office:value-type="float" office:value="325" calcext:value-type="float" table:number-columns-spanned="2" table:number-rows-spanned="1">
            <text:p>325</text:p>
          </table:table-cell>
          <table:covered-table-cell/>
          <table:table-cell office:value-type="string" calcext:value-type="string">
            <text:p><text:a xlink:href="http://www.pcgamer.com/" xlink:type="simple">http://www.pcgam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GamerNewsReviewsHardwareProBest OfMore MagazineMeet the teamNewsletter SignupCommunity Guideli...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26" calcext:value-type="float" table:number-columns-spanned="2" table:number-rows-spanned="1">
            <text:p>326</text:p>
          </table:table-cell>
          <table:covered-table-cell/>
          <table:table-cell office:value-type="string" calcext:value-type="string">
            <text:p><text:a xlink:href="https://www.pcgame.com/" xlink:type="simple">https://www.pcgam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p downloaded Games this WeekBandicamBandicam is game recording and screen capture software that...</text:p>
          </table:table-cell>
          <table:table-cell office:value-type="string" calcext:value-type="string">
            <text:p>g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328" calcext:value-type="float" table:number-columns-spanned="2" table:number-rows-spanned="1">
            <text:p>328</text:p>
          </table:table-cell>
          <table:covered-table-cell/>
          <table:table-cell office:value-type="string" calcext:value-type="string">
            <text:p><text:a xlink:href="http://pcgamebros.com/" xlink:type="simple">http://pcgamebro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Menu NewsReviewsGuidesHardwareEntertainment Toggle navigation Menu NewsReviewsG...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29" calcext:value-type="float" table:number-columns-spanned="2" table:number-rows-spanned="1">
            <text:p>329</text:p>
          </table:table-cell>
          <table:covered-table-cell/>
          <table:table-cell office:value-type="string" calcext:value-type="string">
            <text:p><text:a xlink:href="http://pcgamewallpapers.com/" xlink:type="simple">http://pcgamewallpaper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Game Wallpapers GalleryTop WallpapersFull List Sniper: Ghost Warrior 3 Syberia 3 Shiness: The ...</text:p>
          </table:table-cell>
          <table:table-cell office:value-type="string" calcext:value-type="string">
            <text:p>1600x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3" table:visibility="filter">
          <table:table-cell office:value-type="float" office:value="330" calcext:value-type="float" table:number-columns-spanned="2" table:number-rows-spanned="1">
            <text:p>330</text:p>
          </table:table-cell>
          <table:covered-table-cell/>
          <table:table-cell office:value-type="string" calcext:value-type="string">
            <text:p><text:a xlink:href="http://pcguide.com/" xlink:type="simple">http://pcguid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lcome to The PC Guide! Welcome to The PC Guide! It seems that either your browser does not supp...</text:p>
          </table:table-cell>
          <table:table-cell office:value-type="string" calcext:value-type="string">
            <text:p>s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331" calcext:value-type="float" table:number-columns-spanned="2" table:number-rows-spanned="1">
            <text:p>331</text:p>
          </table:table-cell>
          <table:covered-table-cell/>
          <table:table-cell office:value-type="string" calcext:value-type="string">
            <text:p><text:a xlink:href="http://pcgamingwiki.com/wiki/Home" xlink:type="simple">http://pcgamingwiki.com/wiki/Home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iki Blog Forums Files IRC Extension Donate Recent changes Random article Create accountLog in Al...</text:p>
          </table:table-cell>
          <table:table-cell office:value-type="string" calcext:value-type="string">
            <text:p>wi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 table:visibility="filter">
          <table:table-cell office:value-type="float" office:value="332" calcext:value-type="float" table:number-columns-spanned="2" table:number-rows-spanned="1">
            <text:p>332</text:p>
          </table:table-cell>
          <table:covered-table-cell/>
          <table:table-cell office:value-type="string" calcext:value-type="string">
            <text:p><text:a xlink:href="http://www.pcgamescity.com/" xlink:type="simple">http://www.pcgamescity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ease enable javascript to view this site.AboutContactDownload Free PC Games Full VersionHomeAct...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3" table:visibility="filter">
          <table:table-cell office:value-type="float" office:value="333" calcext:value-type="float" table:number-columns-spanned="2" table:number-rows-spanned="1">
            <text:p>333</text:p>
          </table:table-cell>
          <table:covered-table-cell/>
          <table:table-cell office:value-type="string" calcext:value-type="string">
            <text:p><text:a xlink:href="https://www.pcgamesn.com/" xlink:type="simple">https://www.pcgamesn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PC Games news and reviews from PCGamesN.comReviewsHardwareAbout PC Games New...</text:p>
          </table:table-cell>
          <table:table-cell office:value-type="string" calcext:value-type="string">
            <text:p>ga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334" calcext:value-type="float" table:number-columns-spanned="2" table:number-rows-spanned="1">
            <text:p>334</text:p>
          </table:table-cell>
          <table:covered-table-cell/>
          <table:table-cell office:value-type="string" calcext:value-type="string">
            <text:p><text:a xlink:href="http://pchart.sourceforge.net/" xlink:type="simple">http://pchart.sourceforge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ourceForge.net  |  Sunyday.net Last release: 1.27d a PHP Class to build Charts pChart 2.x is bor...</text:p>
          </table:table-cell>
          <table:table-cell office:value-type="string" calcext:value-type="string">
            <text:p>pch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35" calcext:value-type="float" table:number-columns-spanned="2" table:number-rows-spanned="1">
            <text:p>335</text:p>
          </table:table-cell>
          <table:covered-table-cell/>
          <table:table-cell office:value-type="string" calcext:value-type="string">
            <text:p><text:a xlink:href="http://www.pcgamewallpapers.com/" xlink:type="simple">http://www.pcgamewallpaper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Game Wallpapers GalleryTop WallpapersFull List Sniper: Ghost Warrior 3 Syberia 3 Shiness: The ...</text:p>
          </table:table-cell>
          <table:table-cell office:value-type="string" calcext:value-type="string">
            <text:p>1600x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2" table:visibility="filter">
          <table:table-cell office:value-type="float" office:value="336" calcext:value-type="float" table:number-columns-spanned="2" table:number-rows-spanned="1">
            <text:p>336</text:p>
          </table:table-cell>
          <table:covered-table-cell/>
          <table:table-cell office:value-type="string" calcext:value-type="string">
            <text:p><text:a xlink:href="http://www.pch.com/" xlink:type="simple">http://www.pch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 appreciate your interest in Publishers Clearing House. Unfortunately at this time we are unabl...</text:p>
          </table:table-cell>
          <table:table-cell office:value-type="string" calcext:value-type="string">
            <text:p>publish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37" calcext:value-type="float" table:number-columns-spanned="2" table:number-rows-spanned="1">
            <text:p>337</text:p>
          </table:table-cell>
          <table:covered-table-cell/>
          <table:table-cell office:value-type="string" calcext:value-type="string">
            <text:p><text:a xlink:href="http://pchell.com/" xlink:type="simple">http://pchell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p Ten Steps to TroublefreeComputing PCHELL Virus CenterLearn how to protect yourselfComputer Cl...</text:p>
          </table:table-cell>
          <table:table-cell office:value-type="string" calcext:value-type="string">
            <text:p>remo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40" calcext:value-type="float" table:number-columns-spanned="2" table:number-rows-spanned="1">
            <text:p>340</text:p>
          </table:table-cell>
          <table:covered-table-cell/>
          <table:table-cell office:value-type="string" calcext:value-type="string">
            <text:p><text:a xlink:href="http://pcholic.blogspot.hu/" xlink:type="simple">http://pcholic.blogspot.hu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gesHomeTweet WallSwarm StickersUntappd BadgesTelfie StickerFoursquare BadgeGetGlueFollow PCholi...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3" table:visibility="filter">
          <table:table-cell office:value-type="float" office:value="344" calcext:value-type="float" table:number-columns-spanned="2" table:number-rows-spanned="1">
            <text:p>344</text:p>
          </table:table-cell>
          <table:covered-table-cell/>
          <table:table-cell office:value-type="string" calcext:value-type="string">
            <text:p><text:a xlink:href="https://www.pchelp.zone/" xlink:type="simple">https://www.pchelp.zone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Forums Search Forums Recent Posts Members Notable Members Registered Members Current Visitor...</text:p>
          </table:table-cell>
          <table:table-cell office:value-type="string" calcext:value-type="string">
            <text:p>lat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46" calcext:value-type="float" table:number-columns-spanned="2" table:number-rows-spanned="1">
            <text:p>346</text:p>
          </table:table-cell>
          <table:covered-table-cell/>
          <table:table-cell office:value-type="string" calcext:value-type="string">
            <text:p><text:a xlink:href="http://www.pcmag.com/" xlink:type="simple">http://www.pcmag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MagLogo.2016 Reviews Reviews Android Apps Cameras Cars Desktops Drones Editors' Choice Gaming H...</text:p>
          </table:table-cell>
          <table:table-cell office:value-type="string" calcext:value-type="string">
            <text:p>b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349" calcext:value-type="float" table:number-columns-spanned="2" table:number-rows-spanned="1">
            <text:p>349</text:p>
          </table:table-cell>
          <table:covered-table-cell/>
          <table:table-cell office:value-type="string" calcext:value-type="string">
            <text:p><text:a xlink:href="http://www.jmeter-archive.org/missing.html" xlink:type="simple">http://www.jmeter-archive.org/missing.html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Meter Forum Page not found The Nabble forum page you are looking for no longer exists at the giv...</text:p>
          </table:table-cell>
          <table:table-cell office:value-type="string" calcext:value-type="string">
            <text:p>nab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 table:visibility="filter">
          <table:table-cell office:value-type="float" office:value="350" calcext:value-type="float" table:number-columns-spanned="2" table:number-rows-spanned="1">
            <text:p>350</text:p>
          </table:table-cell>
          <table:covered-table-cell/>
          <table:table-cell office:value-type="string" calcext:value-type="string">
            <text:p><text:a xlink:href="http://pcmdaily.com/news.php" xlink:type="simple">http://pcmdaily.com/news.php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· Home · Downloads · Discussion Forum · Links · Twitter · Strava25-04-2017 14:48PCM.daily Main Na...</text:p>
          </table:table-cell>
          <table:table-cell office:value-type="string" calcext:value-type="string">
            <text:p>pc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351" calcext:value-type="float" table:number-columns-spanned="2" table:number-rows-spanned="1">
            <text:p>351</text:p>
          </table:table-cell>
          <table:covered-table-cell/>
          <table:table-cell office:value-type="string" calcext:value-type="string">
            <text:p><text:a xlink:href="http://www.jmeter-archive.org/missing.html" xlink:type="simple">http://www.jmeter-archive.org/missing.html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Meter Forum Page not found The Nabble forum page you are looking for no longer exists at the giv...</text:p>
          </table:table-cell>
          <table:table-cell office:value-type="string" calcext:value-type="string">
            <text:p>nab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2" table:visibility="filter">
          <table:table-cell office:value-type="float" office:value="353" calcext:value-type="float" table:number-columns-spanned="2" table:number-rows-spanned="1">
            <text:p>353</text:p>
          </table:table-cell>
          <table:covered-table-cell/>
          <table:table-cell office:value-type="string" calcext:value-type="string">
            <text:p><text:a xlink:href="http://pcmusic.org/" xlink:type="simple">http://pcmusic.org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c Music  |  Pc Music  |  440Software  |  440Forums  |  440tv  |  Zicos Music, audio &amp; MIDI on P...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2" table:visibility="filter">
          <table:table-cell office:value-type="float" office:value="355" calcext:value-type="float" table:number-columns-spanned="2" table:number-rows-spanned="1">
            <text:p>355</text:p>
          </table:table-cell>
          <table:covered-table-cell/>
          <table:table-cell office:value-type="string" calcext:value-type="string">
            <text:p><text:a xlink:href="http://pcmuseum.ca/" xlink:type="simple">http://pcmuseum.ca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mputers     Software     Gallery     Resources     Visit Us     Donations     Volunteer     Ren...</text:p>
          </table:table-cell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59" calcext:value-type="float" table:number-columns-spanned="2" table:number-rows-spanned="1">
            <text:p>359</text:p>
          </table:table-cell>
          <table:covered-table-cell/>
          <table:table-cell office:value-type="string" calcext:value-type="string">
            <text:p><text:a xlink:href="http://pcmym.com/cgi-sys/suspendedpage.cgi" xlink:type="simple">http://pcmym.com/cgi-sys/suspendedpage.cg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ccount Suspended This Account has been suspended. Contact your hosting provider for more informa...</text:p>
          </table:table-cell>
          <table:table-cell office:value-type="string" calcext:value-type="string">
            <text:p>acco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61" calcext:value-type="float" table:number-columns-spanned="2" table:number-rows-spanned="1">
            <text:p>361</text:p>
          </table:table-cell>
          <table:covered-table-cell/>
          <table:table-cell office:value-type="string" calcext:value-type="string">
            <text:p><text:a xlink:href="http://www.pcnexus.net/" xlink:type="simple">http://www.pcnexus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Contact UsAboutPrivacy PolicyServices By UseStoreTip UsSoftware ReviewsRetro Games On Android...</text:p>
          </table:table-cell>
          <table:table-cell office:value-type="string" calcext:value-type="string">
            <text:p>ph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364" calcext:value-type="float" table:number-columns-spanned="2" table:number-rows-spanned="1">
            <text:p>364</text:p>
          </table:table-cell>
          <table:covered-table-cell/>
          <table:table-cell office:value-type="string" calcext:value-type="string">
            <text:p><text:a xlink:href="http://www.pcpilot.net/" xlink:type="simple">http://www.pcpilot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ke most websites PC Pilot uses cookies. We use cookies to ensure that we give you the best expe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67" calcext:value-type="float" table:number-columns-spanned="2" table:number-rows-spanned="1">
            <text:p>367</text:p>
          </table:table-cell>
          <table:covered-table-cell/>
          <table:table-cell office:value-type="string" calcext:value-type="string">
            <text:p><text:a xlink:href="https://pcriver.com/" xlink:type="simple">https://pcriv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links Skip to content Skip to secondary menu Skip to primary sidebar Skip to footerPC RIVERF...</text:p>
          </table:table-cell>
          <table:table-cell office:value-type="string" calcext:value-type="string">
            <text:p>wind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69" calcext:value-type="float" table:number-columns-spanned="2" table:number-rows-spanned="1">
            <text:p>369</text:p>
          </table:table-cell>
          <table:covered-table-cell/>
          <table:table-cell office:value-type="string" calcext:value-type="string">
            <text:p><text:a xlink:href="http://www.pcsmash.com/" xlink:type="simple">http://www.pcsmash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SMASH The site for pc haters! Smash the PC Whack Your Boss Whack Your Neighbour My Dear Boss W...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4" table:visibility="filter">
          <table:table-cell office:value-type="float" office:value="370" calcext:value-type="float" table:number-columns-spanned="2" table:number-rows-spanned="1">
            <text:p>370</text:p>
          </table:table-cell>
          <table:covered-table-cell/>
          <table:table-cell office:value-type="string" calcext:value-type="string">
            <text:p><text:a xlink:href="http://www.pcrequirements.net/" xlink:type="simple">http://www.pcrequirements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cently Added Heavy Gear Assault System Requirements Pit People System Requirements Guns of Icar...</text:p>
          </table:table-cell>
          <table:table-cell office:value-type="string" calcext:value-type="string">
            <text:p>require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3" table:visibility="filter">
          <table:table-cell office:value-type="float" office:value="371" calcext:value-type="float" table:number-columns-spanned="2" table:number-rows-spanned="1">
            <text:p>371</text:p>
          </table:table-cell>
          <table:covered-table-cell/>
          <table:table-cell office:value-type="string" calcext:value-type="string">
            <text:p><text:a xlink:href="http://www.pcquest.com/" xlink:type="simple">http://www.pcquest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Menu Homepage Subscription Newsletter Latest NewsNews &amp; Launches Submit NewsReviews smartp...</text:p>
          </table:table-cell>
          <table:table-cell office:value-type="string" calcext:value-type="string">
            <text:p>&amp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73" calcext:value-type="float" table:number-columns-spanned="2" table:number-rows-spanned="1">
            <text:p>373</text:p>
          </table:table-cell>
          <table:covered-table-cell/>
          <table:table-cell office:value-type="string" calcext:value-type="string">
            <text:p><text:a xlink:href="http://pcstats.com/" xlink:type="simple">http://pcstat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+ Motherboards + Videocards + Memory + Beginners Guides... News &amp; Advanced Search  Feedback? [X] ...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76" calcext:value-type="float" table:number-columns-spanned="2" table:number-rows-spanned="1">
            <text:p>376</text:p>
          </table:table-cell>
          <table:covered-table-cell/>
          <table:table-cell office:value-type="string" calcext:value-type="string">
            <text:p><text:a xlink:href="http://pcsplace.com/" xlink:type="simple">http://pcsplac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About ContactAdvertiseSubmit Guest Post AppleGiveaways TutorialsSoftwareTips &amp; TricksWeb 2.0W...</text:p>
          </table:table-cell>
          <table:table-cell office:value-type="string" calcext:value-type="string">
            <text:p>[…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77" calcext:value-type="float" table:number-columns-spanned="2" table:number-rows-spanned="1">
            <text:p>377</text:p>
          </table:table-cell>
          <table:covered-table-cell/>
          <table:table-cell office:value-type="string" calcext:value-type="string">
            <text:p><text:a xlink:href="http://www.pcso-lottoresults.com/" xlink:type="simple">http://www.pcso-lottoresult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≡NewsHow to claimDividendsHome April 25, 2017 PCSO Lotto Results (6/42, 6/49, 6/58)The PCSO lotto...</text:p>
          </table:table-cell>
          <table:table-cell office:value-type="string" calcext:value-type="string">
            <text:p>apr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78" calcext:value-type="float" table:number-columns-spanned="2" table:number-rows-spanned="1">
            <text:p>378</text:p>
          </table:table-cell>
          <table:covered-table-cell/>
          <table:table-cell office:value-type="string" calcext:value-type="string">
            <text:p><text:a xlink:href="http://www.pcsoftmag.com/" xlink:type="simple">http://www.pcsoftmag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softMagPC Software's 2017 Giveaways, Promo Offers, Deals, Discounts and Best PC Software's 2017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79" calcext:value-type="float" table:number-columns-spanned="2" table:number-rows-spanned="1">
            <text:p>379</text:p>
          </table:table-cell>
          <table:covered-table-cell/>
          <table:table-cell office:value-type="string" calcext:value-type="string">
            <text:p><text:a xlink:href="https://www.pcreview.co.uk/" xlink:type="simple">https://www.pcreview.co.uk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atest Articles Netgear Orbi QNAP TVS-873 HP DeskJet 3630 Wireless All-in-One Printer APC Back-UP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80" calcext:value-type="float" table:number-columns-spanned="2" table:number-rows-spanned="1">
            <text:p>380</text:p>
          </table:table-cell>
          <table:covered-table-cell/>
          <table:table-cell office:value-type="string" calcext:value-type="string">
            <text:p><text:a xlink:href="http://pct7.com/" xlink:type="simple">http://pct7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Pct7.com Home Search Search Engine Optimization Website SEO Analysis SEO An...</text:p>
          </table:table-cell>
          <table:table-cell office:value-type="string" calcext:value-type="string">
            <text:p>analy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85" calcext:value-type="float" table:number-columns-spanned="2" table:number-rows-spanned="1">
            <text:p>385</text:p>
          </table:table-cell>
          <table:covered-table-cell/>
          <table:table-cell office:value-type="string" calcext:value-type="string">
            <text:p><text:a xlink:href="https://www.pcsteps.com/" xlink:type="simple">https://www.pcstep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pPCsteps.comTechnology, one step at a time Full Posts ArchiveFree AppsWindowsLinuxOnline Servic...</text:p>
          </table:table-cell>
          <table:table-cell office:value-type="string" calcext:value-type="string">
            <text:p>kyrit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86" calcext:value-type="float" table:number-columns-spanned="2" table:number-rows-spanned="1">
            <text:p>386</text:p>
          </table:table-cell>
          <table:covered-table-cell/>
          <table:table-cell office:value-type="string" calcext:value-type="string">
            <text:p><text:a xlink:href="http://pctroubleshooting.ro/" xlink:type="simple">http://pctroubleshooting.ro</text:a>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Jump to content Existing user? Sign In Sign In Remember me Not recommended on shared computers Si...</text:p>
          </table:table-cell>
          <table:table-cell office:value-type="string" calcext:value-type="string">
            <text:p>s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387" calcext:value-type="float" table:number-columns-spanned="2" table:number-rows-spanned="1">
            <text:p>387</text:p>
          </table:table-cell>
          <table:covered-table-cell/>
          <table:table-cell office:value-type="string" calcext:value-type="string">
            <text:p><text:a xlink:href="https://pctonic.net/" xlink:type="simple">https://pctonic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TonicLet's tune up your PC!MenuSkip to contentAboutContactTermsPrivacy Policy Four Steps You C...</text:p>
          </table:table-cell>
          <table:table-cell office:value-type="string" calcext:value-type="string">
            <text:p>chr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388" calcext:value-type="float" table:number-columns-spanned="2" table:number-rows-spanned="1">
            <text:p>388</text:p>
          </table:table-cell>
          <table:covered-table-cell/>
          <table:table-cell office:value-type="string" calcext:value-type="string">
            <text:p><text:a xlink:href="http://pcunleashed.com/" xlink:type="simple">http://pcunleashed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C UnleashedUnleash all your PC can do!BrowsersBrowsers TipsChromeFirefoxFlockInternet ExplorerSa...</text:p>
          </table:table-cell>
          <table:table-cell office:value-type="string" calcext:value-type="string">
            <text:p>window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2" table:visibility="filter">
          <table:table-cell office:value-type="float" office:value="391" calcext:value-type="float" table:number-columns-spanned="2" table:number-rows-spanned="1">
            <text:p>391</text:p>
          </table:table-cell>
          <table:covered-table-cell/>
          <table:table-cell office:value-type="string" calcext:value-type="string">
            <text:p><text:a xlink:href="http://pcwallart.com/" xlink:type="simple">http://pcwall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ntacts Signup Login Asteroid 1680X1050 Aurora boreal 1920X1200 Cosmos 636X...</text:p>
          </table:table-cell>
          <table:table-cell office:value-type="string" calcext:value-type="string">
            <text:p>1920x1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3" table:visibility="filter">
          <table:table-cell office:value-type="float" office:value="395" calcext:value-type="float" table:number-columns-spanned="2" table:number-rows-spanned="1">
            <text:p>395</text:p>
          </table:table-cell>
          <table:covered-table-cell/>
          <table:table-cell office:value-type="string" calcext:value-type="string">
            <text:p><text:a xlink:href="http://pcworld.com/" xlink:type="simple">http://pcworld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scribe▲Learn more about PCWorld's Digital Editions?HomeNewsReviewsHow-ToVideoBusinessLaptop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401" calcext:value-type="float" table:number-columns-spanned="2" table:number-rows-spanned="1">
            <text:p>401</text:p>
          </table:table-cell>
          <table:covered-table-cell/>
          <table:table-cell office:value-type="string" calcext:value-type="string">
            <text:p><text:a xlink:href="http://www.pcwintech.com/" xlink:type="simple">http://www.pcwintech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PcWinTech.com™ "Knowledge should be shared not hidden." Site Last Updated: A...</text:p>
          </table:table-cell>
          <table:table-cell office:value-type="string" calcext:value-type="string">
            <text:p>p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402" calcext:value-type="float" table:number-columns-spanned="2" table:number-rows-spanned="1">
            <text:p>402</text:p>
          </table:table-cell>
          <table:covered-table-cell/>
          <table:table-cell office:value-type="string" calcext:value-type="string">
            <text:p><text:a xlink:href="http://pda.ardoboz.hu/" xlink:type="simple">http://pda.ardoboz.hu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�oldal Hirdet�s felad�sa K�nyvjelz�nek 1001700 term�k tal�lhat� meg jelenleg oldalunkon. Adja f...</text:p>
          </table:table-cell>
          <table:table-cell office:value-type="string" calcext:value-type="string">
            <text:p>mob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3" table:visibility="filter">
          <table:table-cell office:value-type="float" office:value="404" calcext:value-type="float" table:number-columns-spanned="2" table:number-rows-spanned="1">
            <text:p>404</text:p>
          </table:table-cell>
          <table:covered-table-cell/>
          <table:table-cell office:value-type="string" calcext:value-type="string">
            <text:p><text:a xlink:href="https://pd2stats.com/" xlink:type="simple">https://pd2stat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d2stats pd2stash Forums Downloads Submit Mod Bugtracker Wiki Donate Partners Microsites Memorial...</text:p>
          </table:table-cell>
          <table:table-cell office:value-type="string" calcext:value-type="string">
            <text:p>pa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6" table:visibility="filter">
          <table:table-cell office:value-type="float" office:value="406" calcext:value-type="float" table:number-columns-spanned="2" table:number-rows-spanned="1">
            <text:p>406</text:p>
          </table:table-cell>
          <table:covered-table-cell/>
          <table:table-cell office:value-type="string" calcext:value-type="string">
            <text:p><text:a xlink:href="https://pd2stash.com/" xlink:type="simple">https://pd2stash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od Workshop Releases Memorial Pack Community Pack #01 Vyse Pack Christmas Community Pack PD:TH M...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408" calcext:value-type="float" table:number-columns-spanned="2" table:number-rows-spanned="1">
            <text:p>408</text:p>
          </table:table-cell>
          <table:covered-table-cell/>
          <table:table-cell office:value-type="string" calcext:value-type="string">
            <text:p><text:a xlink:href="http://pda-archives.com/" xlink:type="simple">http://pda-archive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tegories IndexNews/Information(72)Software Archives(12)Hardware/Accessories(38)E-Text Archives(...</text:p>
          </table:table-cell>
          <table:table-cell office:value-type="string" calcext:value-type="string">
            <text:p>palmpil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409" calcext:value-type="float" table:number-columns-spanned="2" table:number-rows-spanned="1">
            <text:p>409</text:p>
          </table:table-cell>
          <table:covered-table-cell/>
          <table:table-cell office:value-type="string" calcext:value-type="string">
            <text:p><text:a xlink:href="http://pdadb.net/" xlink:type="simple">http://pdadb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finitely detailed Search Device Database3 Search Tool Compare List All Competitors List All ROM.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410" calcext:value-type="float" table:number-columns-spanned="2" table:number-rows-spanned="1">
            <text:p>410</text:p>
          </table:table-cell>
          <table:covered-table-cell/>
          <table:table-cell office:value-type="string" calcext:value-type="string">
            <text:p><text:a xlink:href="http://www.pd4pic.com/" xlink:type="simple">http://www.pd4p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ntacts Signup Login Cliparts goat, farm, animal, nature, white gopher tortoise, gopherus polyph...</text:p>
          </table:table-cell>
          <table:table-cell office:value-type="string" calcext:value-type="string">
            <text:p>ani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412" calcext:value-type="float" table:number-columns-spanned="2" table:number-rows-spanned="1">
            <text:p>412</text:p>
          </table:table-cell>
          <table:covered-table-cell/>
          <table:table-cell office:value-type="string" calcext:value-type="string">
            <text:p><text:a xlink:href="http://pdbooks.ca/" xlink:type="simple">http://pdbooks.ca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DBooks.ca Great Books in Canadian Public Domain Site Navigation[Skip] Home Languages English Fre...</text:p>
          </table:table-cell>
          <table:table-cell office:value-type="string" calcext:value-type="string">
            <text:p>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414" calcext:value-type="float" table:number-columns-spanned="2" table:number-rows-spanned="1">
            <text:p>414</text:p>
          </table:table-cell>
          <table:covered-table-cell/>
          <table:table-cell office:value-type="string" calcext:value-type="string">
            <text:p><text:a xlink:href="http://pdcomedy.com/" xlink:type="simple">http://pdcomedy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Menu Sections Cartoons TV - Part 1 TV - Part 2 Clips Movies Music Radio Cinema Serials Silen...</text:p>
          </table:table-cell>
          <table:table-cell office:value-type="string" calcext:value-type="string">
            <text:p>t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float" office:value="416" calcext:value-type="float" table:number-columns-spanned="2" table:number-rows-spanned="1">
            <text:p>416</text:p>
          </table:table-cell>
          <table:covered-table-cell/>
          <table:table-cell office:value-type="string" calcext:value-type="string">
            <text:p><text:a xlink:href="https://www.pdf-archive.com/" xlink:type="simple">https://www.pdf-archiv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DF Archive Share your PDF documents on the Web, Facebook and Twitter - Protect and restore your 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float" office:value="419" calcext:value-type="float" table:number-columns-spanned="2" table:number-rows-spanned="1">
            <text:p>419</text:p>
          </table:table-cell>
          <table:covered-table-cell/>
          <table:table-cell office:value-type="string" calcext:value-type="string">
            <text:p><text:a xlink:href="https://pdf-download-firefox.en.softonic.com/" xlink:type="simple">https://pdf-download-firefox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d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3">
          <table:table-cell office:value-type="float" office:value="423" calcext:value-type="float" table:number-columns-spanned="2" table:number-rows-spanned="1">
            <text:p>423</text:p>
          </table:table-cell>
          <table:covered-table-cell/>
          <table:table-cell office:value-type="string" calcext:value-type="string">
            <text:p><text:a xlink:href="http://pdf-standard-free.com/" xlink:type="simple">http://pdf-standard-fre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e download standard - pdf-standard-free.comFree download standard - pdf-standard-free.com Main...</text:p>
          </table:table-cell>
          <table:table-cell office:value-type="string" calcext:value-type="string">
            <text:p>pdf-standard-fr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float" office:value="424" calcext:value-type="float" table:number-columns-spanned="2" table:number-rows-spanned="1">
            <text:p>424</text:p>
          </table:table-cell>
          <table:covered-table-cell/>
          <table:table-cell office:value-type="string" calcext:value-type="string">
            <text:p><text:a xlink:href="https://pdf-password-remover.en.softonic.com/" xlink:type="simple">https://pdf-password-remover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d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1">
          <table:table-cell office:value-type="float" office:value="425" calcext:value-type="float" table:number-columns-spanned="2" table:number-rows-spanned="1">
            <text:p>425</text:p>
          </table:table-cell>
          <table:covered-table-cell/>
          <table:table-cell office:value-type="string" calcext:value-type="string">
            <text:p><text:a xlink:href="https://pdf-to-word-free.en.softonic.com/" xlink:type="simple">https://pdf-to-word-free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d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3">
          <table:table-cell office:value-type="float" office:value="427" calcext:value-type="float" table:number-columns-spanned="2" table:number-rows-spanned="1">
            <text:p>427</text:p>
          </table:table-cell>
          <table:covered-table-cell/>
          <table:table-cell office:value-type="string" calcext:value-type="string">
            <text:p><text:a xlink:href="http://pdf2doc.com/" xlink:type="simple">http://pdf2doc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free online PDF to DOC converter allows you to save a PDF file as an editable document in Mi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float" office:value="428" calcext:value-type="float" table:number-columns-spanned="2" table:number-rows-spanned="1">
            <text:p>428</text:p>
          </table:table-cell>
          <table:covered-table-cell/>
          <table:table-cell office:value-type="string" calcext:value-type="string">
            <text:p><text:a xlink:href="https://pdf-xchange-viewer.en.softonic.com/" xlink:type="simple">https://pdf-xchange-viewer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d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1">
          <table:table-cell office:value-type="float" office:value="430" calcext:value-type="float" table:number-columns-spanned="2" table:number-rows-spanned="1">
            <text:p>430</text:p>
          </table:table-cell>
          <table:covered-table-cell/>
          <table:table-cell office:value-type="string" calcext:value-type="string">
            <text:p><text:a xlink:href="https://pdf-writer-for-windows-10.en.softonic.com/" xlink:type="simple">https://pdf-writer-for-windows-10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d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4">
          <table:table-cell office:value-type="float" office:value="432" calcext:value-type="float" table:number-columns-spanned="2" table:number-rows-spanned="1">
            <text:p>432</text:p>
          </table:table-cell>
          <table:covered-table-cell/>
          <table:table-cell office:value-type="string" calcext:value-type="string">
            <text:p><text:a xlink:href="http://pdf2docx.com/" xlink:type="simple">http://pdf2docx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free PDF to DOCX converter allows you to convert PDF documents to Office Open XML files, com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float" office:value="433" calcext:value-type="float" table:number-columns-spanned="2" table:number-rows-spanned="1">
            <text:p>433</text:p>
          </table:table-cell>
          <table:covered-table-cell/>
          <table:table-cell office:value-type="string" calcext:value-type="string">
            <text:p><text:a xlink:href="http://pdf.thepdfportal.org/" xlink:type="simple">http://pdf.thepdfportal.org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PDF Portal Free PDF hosting, PDF file sharing and PDF uploading; No membership required Uploa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float" office:value="434" calcext:value-type="float" table:number-columns-spanned="2" table:number-rows-spanned="1">
            <text:p>434</text:p>
          </table:table-cell>
          <table:covered-table-cell/>
          <table:table-cell office:value-type="string" calcext:value-type="string">
            <text:p><text:a xlink:href="http://pdf2mobi.com/" xlink:type="simple">http://pdf2mobi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ith this PDF to MOBI converter you can convert PDF documents to the Mobipocket format, native fo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float" office:value="435" calcext:value-type="float" table:number-columns-spanned="2" table:number-rows-spanned="1">
            <text:p>435</text:p>
          </table:table-cell>
          <table:covered-table-cell/>
          <table:table-cell office:value-type="string" calcext:value-type="string">
            <text:p><text:a xlink:href="http://pdf2png.com/" xlink:type="simple">http://pdf2png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free online PDF converter allows you to save a PDF document as a set of separate PNG images,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4">
          <table:table-cell office:value-type="float" office:value="436" calcext:value-type="float" table:number-columns-spanned="2" table:number-rows-spanned="1">
            <text:p>436</text:p>
          </table:table-cell>
          <table:covered-table-cell/>
          <table:table-cell office:value-type="string" calcext:value-type="string">
            <text:p><text:a xlink:href="https://pdf2jpg.net/" xlink:type="simple">https://pdf2jpg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nvert PDF to JPG online, PDF to JPG free converterConvert PDF to JPG online with our free servi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4">
          <table:table-cell office:value-type="float" office:value="437" calcext:value-type="float" table:number-columns-spanned="2" table:number-rows-spanned="1">
            <text:p>437</text:p>
          </table:table-cell>
          <table:covered-table-cell/>
          <table:table-cell office:value-type="string" calcext:value-type="string">
            <text:p><text:a xlink:href="http://www.pdf2cmyk.com/" xlink:type="simple">http://www.pdf2cmyk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nvert all images in a PDF from RGB to CMYK. ENDE EN DE Home About Privacy Contact Home About Pr...</text:p>
          </table:table-cell>
          <table:table-cell office:value-type="string" calcext:value-type="string">
            <text:p>pap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float" office:value="438" calcext:value-type="float" table:number-columns-spanned="2" table:number-rows-spanned="1">
            <text:p>438</text:p>
          </table:table-cell>
          <table:covered-table-cell/>
          <table:table-cell office:value-type="string" calcext:value-type="string">
            <text:p><text:a xlink:href="http://www.pdf2jpg.org/" xlink:type="simple">http://www.pdf2jpg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DF2jpg.org ENDEES EN DE ES Home Privacy Contact Home Privacy Contact Donate Welcome You want to ...</text:p>
          </table:table-cell>
          <table:table-cell office:value-type="string" calcext:value-type="string">
            <text:p>fi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float" office:value="439" calcext:value-type="float" table:number-columns-spanned="2" table:number-rows-spanned="1">
            <text:p>439</text:p>
          </table:table-cell>
          <table:covered-table-cell/>
          <table:table-cell office:value-type="string" calcext:value-type="string">
            <text:p><text:a xlink:href="https://pdfarchitect.en.softonic.com/" xlink:type="simple">https://pdfarchitect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40" calcext:value-type="float" table:number-columns-spanned="2" table:number-rows-spanned="1">
            <text:p>440</text:p>
          </table:table-cell>
          <table:covered-table-cell/>
          <table:table-cell office:value-type="string" calcext:value-type="string">
            <text:p><text:a xlink:href="http://pdfbooksfree.pk/" xlink:type="simple">http://pdfbooksfree.pk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About UsContact UsPrivacy PolicyDMCAHadith BooksSeerat BooksNewspapersBlogger BolgHilal Magaz...</text:p>
          </table:table-cell>
          <table:table-cell office:value-type="string" calcext:value-type="string">
            <text:p>urdu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43" calcext:value-type="float" table:number-columns-spanned="2" table:number-rows-spanned="1">
            <text:p>443</text:p>
          </table:table-cell>
          <table:covered-table-cell/>
          <table:table-cell office:value-type="string" calcext:value-type="string">
            <text:p><text:a xlink:href="http://pdfcompressor.com/" xlink:type="simple">http://pdfcompressor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mpress PDF files for publishing on web pages, sharing in social networks or sending by email. U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44" calcext:value-type="float" table:number-columns-spanned="2" table:number-rows-spanned="1">
            <text:p>444</text:p>
          </table:table-cell>
          <table:covered-table-cell/>
          <table:table-cell office:value-type="string" calcext:value-type="string">
            <text:p><text:a xlink:href="http://pdfcloudstorage.com/" xlink:type="simple">http://pdfcloudstorag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shboard Advertisement Did You Know: A private cloud is a type of cloud designed for businesses ...</text:p>
          </table:table-cell>
          <table:table-cell office:value-type="string" calcext:value-type="string">
            <text:p>fil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45" calcext:value-type="float" table:number-columns-spanned="2" table:number-rows-spanned="1">
            <text:p>445</text:p>
          </table:table-cell>
          <table:covered-table-cell/>
          <table:table-cell office:value-type="string" calcext:value-type="string">
            <text:p><text:a xlink:href="http://www.pdfbooksfree.org/" xlink:type="simple">http://www.pdfbooksfree.org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About us_Contact us_Privacy Policy_DMCA PolicyIslam_Quran Tafseer_Hadith_Seerat_Namaz Books_R...</text:p>
          </table:table-cell>
          <table:table-cell office:value-type="string" calcext:value-type="string">
            <text:p>urdu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8">
          <table:table-cell office:value-type="float" office:value="446" calcext:value-type="float" table:number-columns-spanned="2" table:number-rows-spanned="1">
            <text:p>446</text:p>
          </table:table-cell>
          <table:covered-table-cell/>
          <table:table-cell office:value-type="string" calcext:value-type="string">
            <text:p><text:a xlink:href="http://www.pdfaid.com/" xlink:type="simple">http://www.pdfaid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glish English Français 日本語 Español Toggle navigation HOME WEB APPLICATIONS Pdf Applications Wat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1">
          <table:table-cell office:value-type="float" office:value="447" calcext:value-type="float" table:number-columns-spanned="2" table:number-rows-spanned="1">
            <text:p>447</text:p>
          </table:table-cell>
          <table:covered-table-cell/>
          <table:table-cell office:value-type="string" calcext:value-type="string">
            <text:p><text:a xlink:href="https://pdfcreator.en.softonic.com/" xlink:type="simple">https://pdfcreator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49" calcext:value-type="float" table:number-columns-spanned="2" table:number-rows-spanned="1">
            <text:p>449</text:p>
          </table:table-cell>
          <table:covered-table-cell/>
          <table:table-cell office:value-type="string" calcext:value-type="string">
            <text:p><text:a xlink:href="https://www.pdfcompress.com/" xlink:type="simple">https://www.pdfcompres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 EN FR DE PT SV ES IT RU Want to convert a web page into a PDF file? Do it for free at http://w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50" calcext:value-type="float" table:number-columns-spanned="2" table:number-rows-spanned="1">
            <text:p>450</text:p>
          </table:table-cell>
          <table:covered-table-cell/>
          <table:table-cell office:value-type="string" calcext:value-type="string">
            <text:p><text:a xlink:href="http://www.pdfcollection.net/" xlink:type="simple">http://www.pdfcollection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p Vendors Comptia Cisco Microsoft ISC2 VMware IBM HP PMI New Exam Files File Posted Fortinet.En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51" calcext:value-type="float" table:number-columns-spanned="2" table:number-rows-spanned="1">
            <text:p>451</text:p>
          </table:table-cell>
          <table:covered-table-cell/>
          <table:table-cell office:value-type="string" calcext:value-type="string">
            <text:p><text:a xlink:href="https://www.pdf2go.com/" xlink:type="simple">https://www.pdf2go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ncel Online PDF Converter Edit PDF documents, rotate PDF pages and compress PDF files! 1. Uploa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9">
          <table:table-cell office:value-type="float" office:value="453" calcext:value-type="float" table:number-columns-spanned="2" table:number-rows-spanned="1">
            <text:p>453</text:p>
          </table:table-cell>
          <table:covered-table-cell/>
          <table:table-cell office:value-type="string" calcext:value-type="string">
            <text:p><text:a xlink:href="http://pdfdoc.com/" xlink:type="simple">http://pdfdoc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DF ⇒ DOC Convert PDF to DOC Online PDF ⇒ DOCDOC ⇒ PDFPDF ⇒ DOCXDOCX ⇒ PDF English 中文 Español Por...</text:p>
          </table:table-cell>
          <table:table-cell office:value-type="string" calcext:value-type="string">
            <text:p>file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54" calcext:value-type="float" table:number-columns-spanned="2" table:number-rows-spanned="1">
            <text:p>454</text:p>
          </table:table-cell>
          <table:covered-table-cell/>
          <table:table-cell office:value-type="string" calcext:value-type="string">
            <text:p><text:a xlink:href="https://www.pdfcrack.com/" xlink:type="simple">https://www.pdfcrack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 EN FR DE PT SV ES IT RU FI PL NL Want to convert a web page into a PDF file? Do it for free at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55" calcext:value-type="float" table:number-columns-spanned="2" table:number-rows-spanned="1">
            <text:p>455</text:p>
          </table:table-cell>
          <table:covered-table-cell/>
          <table:table-cell office:value-type="string" calcext:value-type="string">
            <text:p><text:a xlink:href="http://pdfdownloader.lain.in/" xlink:type="simple">http://pdfdownloader.lain.in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e Online PDF Downloader Scribd Online Document Downloader Without Register, Without Software, 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 table:visibility="filter">
          <table:table-cell office:value-type="float" office:value="456" calcext:value-type="float" table:number-columns-spanned="2" table:number-rows-spanned="1">
            <text:p>456</text:p>
          </table:table-cell>
          <table:covered-table-cell/>
          <table:table-cell office:value-type="string" calcext:value-type="string">
            <text:p><text:a xlink:href="http://www.pdfdatasheets.com/" xlink:type="simple">http://www.pdfdatasheet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y Account Register Login Wish List (0) Shopping Cart Checkout 0 item(s) - $0.00 Your shopping ca...</text:p>
          </table:table-cell>
          <table:table-cell office:value-type="string" calcext:value-type="string">
            <text:p>c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0">
          <table:table-cell office:value-type="float" office:value="459" calcext:value-type="float" table:number-columns-spanned="2" table:number-rows-spanned="1">
            <text:p>459</text:p>
          </table:table-cell>
          <table:covered-table-cell/>
          <table:table-cell office:value-type="string" calcext:value-type="string">
            <text:p><text:a xlink:href="http://pdfdu.com/" xlink:type="simple">http://pdfdu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导航 PDF Converter To PDF Image To PDF Word To PDF Excel To PDF PPT To PDF Text T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60" calcext:value-type="float" table:number-columns-spanned="2" table:number-rows-spanned="1">
            <text:p>460</text:p>
          </table:table-cell>
          <table:covered-table-cell/>
          <table:table-cell office:value-type="string" calcext:value-type="string">
            <text:p><text:a xlink:href="http://www.pdfforge.org/" xlink:type="simple">http://www.pdfforge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Home Products PDFCreatorCreate PDF files from nearly every application. info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61" calcext:value-type="float" table:number-columns-spanned="2" table:number-rows-spanned="1">
            <text:p>461</text:p>
          </table:table-cell>
          <table:covered-table-cell/>
          <table:table-cell office:value-type="string" calcext:value-type="string">
            <text:p><text:a xlink:href="http://www.pdfconvertonline.com/" xlink:type="simple">http://www.pdfconvertonlin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reate PDF Word to PDF Excel to PDF PPT to PDF XPS to PDF EPUB to PDF JPG to PDF HTML to PDF Webp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62" calcext:value-type="float" table:number-columns-spanned="2" table:number-rows-spanned="1">
            <text:p>462</text:p>
          </table:table-cell>
          <table:covered-table-cell/>
          <table:table-cell office:value-type="string" calcext:value-type="string">
            <text:p><text:a xlink:href="http://pdfjoiner.com/" xlink:type="simple">http://pdfjoiner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online tool allows you to join multiple PDF documents and images into a single PDF file. Sel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63" calcext:value-type="float" table:number-columns-spanned="2" table:number-rows-spanned="1">
            <text:p>463</text:p>
          </table:table-cell>
          <table:covered-table-cell/>
          <table:table-cell office:value-type="string" calcext:value-type="string">
            <text:p><text:a xlink:href="https://www.pdffiller.com/" xlink:type="simple">https://www.pdffill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For Business Medical Insurance Real Estate Tax &amp; Finance Legal Human Resources See All For D...</text:p>
          </table:table-cell>
          <table:table-cell office:value-type="string" calcext:value-type="string">
            <text:p>pdffiller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65" calcext:value-type="float" table:number-columns-spanned="2" table:number-rows-spanned="1">
            <text:p>465</text:p>
          </table:table-cell>
          <table:covered-table-cell/>
          <table:table-cell office:value-type="string" calcext:value-type="string">
            <text:p><text:a xlink:href="https://pdfjpg.net/" xlink:type="simple">https://pdfjpg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Primary links 75dpi (normal)150dpi (high)300dpi (very high)Extract PDFContac...</text:p>
          </table:table-cell>
          <table:table-cell office:value-type="string" calcext:value-type="string">
            <text:p>quality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66" calcext:value-type="float" table:number-columns-spanned="2" table:number-rows-spanned="1">
            <text:p>466</text:p>
          </table:table-cell>
          <table:covered-table-cell/>
          <table:table-cell office:value-type="string" calcext:value-type="string">
            <text:p><text:a xlink:href="http://www.pdfescape.com/windows/" xlink:type="simple">http://www.pdfescape.com/windows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 Developers Support Login Sign Up Use Free The original online Free PDF editor &amp; form filler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68" calcext:value-type="float" table:number-columns-spanned="2" table:number-rows-spanned="1">
            <text:p>468</text:p>
          </table:table-cell>
          <table:covered-table-cell/>
          <table:table-cell office:value-type="string" calcext:value-type="string">
            <text:p><text:a xlink:href="https://www.pdfjoin.com/" xlink:type="simple">https://www.pdfjoin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 EN FR DE PT SV ES IT RU Want to convert a web page into a PDF file? Do it for free at https://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70" calcext:value-type="float" table:number-columns-spanned="2" table:number-rows-spanned="1">
            <text:p>470</text:p>
          </table:table-cell>
          <table:covered-table-cell/>
          <table:table-cell office:value-type="string" calcext:value-type="string">
            <text:p><text:a xlink:href="https://pdfmerge.w69b.com/" xlink:type="simple">https://pdfmerge.w69b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rge PDFs Help Press Privacy Terms Impressum The QR Code Generator Screencastify PDF Mergy - Mer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 table:visibility="filter">
          <table:table-cell office:value-type="float" office:value="471" calcext:value-type="float" table:number-columns-spanned="2" table:number-rows-spanned="1">
            <text:p>471</text:p>
          </table:table-cell>
          <table:covered-table-cell/>
          <table:table-cell office:value-type="string" calcext:value-type="string">
            <text:p><text:a xlink:href="http://www.pdficdatasheet.com/" xlink:type="simple">http://www.pdficdatasheet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y Account Register Login Wish List (0) Shopping Cart Checkout 0 item(s) - $0.00 Your shopping ca.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float" office:value="472" calcext:value-type="float" table:number-columns-spanned="2" table:number-rows-spanned="1">
            <text:p>472</text:p>
          </table:table-cell>
          <table:covered-table-cell/>
          <table:table-cell office:value-type="string" calcext:value-type="string">
            <text:p><text:a xlink:href="http://pdfonfly.com/" xlink:type="simple">http://pdfonfly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vertise here Home of PDFonFly Create PDF Online URL to PDF Conversion Buy advanced services PDF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73" calcext:value-type="float" table:number-columns-spanned="2" table:number-rows-spanned="1">
            <text:p>473</text:p>
          </table:table-cell>
          <table:covered-table-cell/>
          <table:table-cell office:value-type="string" calcext:value-type="string">
            <text:p><text:a xlink:href="https://www.pdfmerge.com/" xlink:type="simple">https://www.pdfmerg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 EN FR DE PT SV ES IT RU Want to convert a web page into a PDF file? Do it for free at https://...</text:p>
          </table:table-cell>
          <table:table-cell office:value-type="string" calcext:value-type="string">
            <text:p>file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74" calcext:value-type="float" table:number-columns-spanned="2" table:number-rows-spanned="1">
            <text:p>474</text:p>
          </table:table-cell>
          <table:covered-table-cell/>
          <table:table-cell office:value-type="string" calcext:value-type="string">
            <text:p><text:a xlink:href="https://pdfresizer.com/" xlink:type="simple">https://pdfresiz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Merge PDFSplit PDFResize PDFConvert PDFCrop PDFRotate PDFOptimize PDFWeb to PDF PDF Resizer -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76" calcext:value-type="float" table:number-columns-spanned="2" table:number-rows-spanned="1">
            <text:p>476</text:p>
          </table:table-cell>
          <table:covered-table-cell/>
          <table:table-cell office:value-type="string" calcext:value-type="string">
            <text:p><text:a xlink:href="http://pdftoimage.com/" xlink:type="simple">http://pdftoimag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e online service to convert a PDF file to a set of optimized JPG images. This tool provides be...</text:p>
          </table:table-cell>
          <table:table-cell office:value-type="string" calcext:value-type="string">
            <text:p>fi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78" calcext:value-type="float" table:number-columns-spanned="2" table:number-rows-spanned="1">
            <text:p>478</text:p>
          </table:table-cell>
          <table:covered-table-cell/>
          <table:table-cell office:value-type="string" calcext:value-type="string">
            <text:p><text:a xlink:href="http://pdfonlinereader.com/WebPdf2/" xlink:type="simple">http://pdfonlinereader.com/WebPdf2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eedback View and Annotate PDF in Web Browsers View and annotate your PDF files online with PDF O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79" calcext:value-type="float" table:number-columns-spanned="2" table:number-rows-spanned="1">
            <text:p>479</text:p>
          </table:table-cell>
          <table:covered-table-cell/>
          <table:table-cell office:value-type="string" calcext:value-type="string">
            <text:p><text:a xlink:href="http://pdftotext.com/" xlink:type="simple">http://pdftotex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e and easy to use online PDF to text converter to extract text data from PDF files without hav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80" calcext:value-type="float" table:number-columns-spanned="2" table:number-rows-spanned="1">
            <text:p>480</text:p>
          </table:table-cell>
          <table:covered-table-cell/>
          <table:table-cell office:value-type="string" calcext:value-type="string">
            <text:p><text:a xlink:href="http://pdftojpg.me/" xlink:type="simple">http://pdftojpg.me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best PDF to JPG converter online, allows to convert PDF to high quality JPEG in exact DPI( 6 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81" calcext:value-type="float" table:number-columns-spanned="2" table:number-rows-spanned="1">
            <text:p>481</text:p>
          </table:table-cell>
          <table:covered-table-cell/>
          <table:table-cell office:value-type="string" calcext:value-type="string">
            <text:p><text:a xlink:href="http://pdfsearchengine.org/" xlink:type="simple">http://pdfsearchengine.org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DF SearchEngine .org Search PDF files Tools About US FAQ Site Map Contact PDF Search Engine - S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>
          <table:table-cell office:value-type="float" office:value="482" calcext:value-type="float" table:number-columns-spanned="2" table:number-rows-spanned="1">
            <text:p>482</text:p>
          </table:table-cell>
          <table:covered-table-cell/>
          <table:table-cell office:value-type="string" calcext:value-type="string">
            <text:p><text:a xlink:href="https://pdfobject.com/" xlink:type="simple">https://pdfobject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DFObject An open-source standards-friendly JavaScript utility for embedding PDF files into HTML 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83" calcext:value-type="float" table:number-columns-spanned="2" table:number-rows-spanned="1">
            <text:p>483</text:p>
          </table:table-cell>
          <table:covered-table-cell/>
          <table:table-cell office:value-type="string" calcext:value-type="string">
            <text:p><text:a xlink:href="https://www.pdfrotate.com/" xlink:type="simple">https://www.pdfrotat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 EN FR DE PT SV ES IT RU Want to convert a web page into a PDF file? Do it for free at https://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84" calcext:value-type="float" table:number-columns-spanned="2" table:number-rows-spanned="1">
            <text:p>484</text:p>
          </table:table-cell>
          <table:covered-table-cell/>
          <table:table-cell office:value-type="string" calcext:value-type="string">
            <text:p><text:a xlink:href="https://www.pdfsearch.io/" xlink:type="simple">https://www.pdfsearch.io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PDFSEARCH.IO Document Search Engine - browse more than 18 million documents Sig...</text:p>
          </table:table-cell>
          <table:table-cell office:value-type="string" calcext:value-type="string">
            <text:p>documents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85" calcext:value-type="float" table:number-columns-spanned="2" table:number-rows-spanned="1">
            <text:p>485</text:p>
          </table:table-cell>
          <table:covered-table-cell/>
          <table:table-cell office:value-type="string" calcext:value-type="string">
            <text:p><text:a xlink:href="http://www.pdfsea.net/" xlink:type="simple">http://www.pdfsea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earch pdf ebook Business to BusinessShopping and ServicesBusiness and Corporate EthicsClassified...</text:p>
          </table:table-cell>
          <table:table-cell office:value-type="string" calcext:value-type="string">
            <text:p>manju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86" calcext:value-type="float" table:number-columns-spanned="2" table:number-rows-spanned="1">
            <text:p>486</text:p>
          </table:table-cell>
          <table:covered-table-cell/>
          <table:table-cell office:value-type="string" calcext:value-type="string">
            <text:p><text:a xlink:href="http://pdftoxls.com/" xlink:type="simple">http://pdftoxl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e and easy to use online PDF to XLS converter to extract tables trapped in PDF files, without 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87" calcext:value-type="float" table:number-columns-spanned="2" table:number-rows-spanned="1">
            <text:p>487</text:p>
          </table:table-cell>
          <table:covered-table-cell/>
          <table:table-cell office:value-type="string" calcext:value-type="string">
            <text:p><text:a xlink:href="http://www.pdfshaper.com/" xlink:type="simple">http://www.pdfshap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Features Download Buy Support Introducing PDF Shaper, full-featured PDF optimization softwar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88" calcext:value-type="float" table:number-columns-spanned="2" table:number-rows-spanned="1">
            <text:p>488</text:p>
          </table:table-cell>
          <table:covered-table-cell/>
          <table:table-cell office:value-type="string" calcext:value-type="string">
            <text:p><text:a xlink:href="http://pdftowordconverter.net/" xlink:type="simple">http://pdftowordconverter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Home PDF to Word Converter for PC Buy now Contact Us Privacy Online PDF to Word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>
          <table:table-cell office:value-type="float" office:value="489" calcext:value-type="float" table:number-columns-spanned="2" table:number-rows-spanned="1">
            <text:p>489</text:p>
          </table:table-cell>
          <table:covered-table-cell/>
          <table:table-cell office:value-type="string" calcext:value-type="string">
            <text:p><text:a xlink:href="http://pdfzilla.com/" xlink:type="simple">http://pdfzilla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DFZilla Convert PDF To Word Home Download Register Tutorial Affiliate Contact Convert PDF To Wor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7" table:visibility="filter">
          <table:table-cell office:value-type="float" office:value="490" calcext:value-type="float" table:number-columns-spanned="2" table:number-rows-spanned="1">
            <text:p>490</text:p>
          </table:table-cell>
          <table:covered-table-cell/>
          <table:table-cell office:value-type="string" calcext:value-type="string">
            <text:p><text:a xlink:href="http://pdfzorro.com/" xlink:type="simple">http://pdfzorro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f not redirected, please click here. PDFzorro</text:p>
          </table:table-cell>
          <table:table-cell office:value-type="string" calcext:value-type="string">
            <text:p>redirec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5"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string" calcext:value-type="string">
            <text:p><text:a xlink:href="http://www.pdforigin.net/" xlink:type="simple">http://www.pdforigin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dforigin.netpdforigin.netFind BookFind BookSearch By Alphabet: A | B | C | D | E | F | G | H | I...</text:p>
          </table:table-cell>
          <table:table-cell office:value-type="string" calcext:value-type="string">
            <text:p>|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 table:visibility="filter">
          <table:table-cell office:value-type="float" office:value="494" calcext:value-type="float" table:number-columns-spanned="2" table:number-rows-spanned="1">
            <text:p>494</text:p>
          </table:table-cell>
          <table:covered-table-cell/>
          <table:table-cell office:value-type="string" calcext:value-type="string">
            <text:p><text:a xlink:href="http://www.pdga.com/" xlink:type="simple">http://www.pdga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RSS FeedTwitterFacebookFlickrYouTube Search LoginJoin &amp; RenewContact Main Me...</text:p>
          </table:table-cell>
          <table:table-cell office:value-type="string" calcext:value-type="string">
            <text:p>di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495" calcext:value-type="float" table:number-columns-spanned="2" table:number-rows-spanned="1">
            <text:p>495</text:p>
          </table:table-cell>
          <table:covered-table-cell/>
          <table:table-cell office:value-type="string" calcext:value-type="string">
            <text:p><text:a xlink:href="http://pdsh.wikia.com/wiki/Public_Domain_Super_Heroes" xlink:type="simple">http://pdsh.wikia.com/wiki/Public_Domain_Super_Heroes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charact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1">
          <table:table-cell office:value-type="float" office:value="497" calcext:value-type="float" table:number-columns-spanned="2" table:number-rows-spanned="1">
            <text:p>497</text:p>
          </table:table-cell>
          <table:covered-table-cell/>
          <table:table-cell office:value-type="string" calcext:value-type="string">
            <text:p><text:a xlink:href="http://www.pdfzipper.com/" xlink:type="simple">http://www.pdfzipp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DEES中文 EN DE ES 中文 Home About Privacy Contact Home About Privacy Contact Donate Welcome Optimiz...</text:p>
          </table:table-cell>
          <table:table-cell office:value-type="string" calcext:value-type="string">
            <text:p>size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2">
          <table:table-cell office:value-type="float" office:value="498" calcext:value-type="float" table:number-columns-spanned="2" table:number-rows-spanned="1">
            <text:p>498</text:p>
          </table:table-cell>
          <table:covered-table-cell/>
          <table:table-cell office:value-type="string" calcext:value-type="string">
            <text:p><text:a xlink:href="https://www.pdfunlock.com/" xlink:type="simple">https://www.pdfunlock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 EN FR DE PT SV ES IT RU FI PL NL Want to convert a web page into a PDF file? Do it for free at...</text:p>
          </table:table-cell>
          <table:table-cell office:value-type="string" calcext:value-type="string">
            <text:p>pdf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3" table:visibility="filter">
          <table:table-cell office:value-type="float" office:value="503" calcext:value-type="float" table:number-columns-spanned="2" table:number-rows-spanned="1">
            <text:p>503</text:p>
          </table:table-cell>
          <table:covered-table-cell/>
          <table:table-cell office:value-type="string" calcext:value-type="string">
            <text:p><text:a xlink:href="http://peacebenwilliams.com/" xlink:type="simple">http://peacebenwilliam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uesday , 25 April 2017 ADVERT RATESAbout PBW BlogCONTACT ME Peace Ben Williams Blog Deeva Interr...</text:p>
          </table:table-cell>
          <table:table-cell office:value-type="string" calcext:value-type="string">
            <text:p>r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04" calcext:value-type="float" table:number-columns-spanned="2" table:number-rows-spanned="1">
            <text:p>504</text:p>
          </table:table-cell>
          <table:covered-table-cell/>
          <table:table-cell office:value-type="string" calcext:value-type="string">
            <text:p><text:a xlink:href="http://www.pe.com/" xlink:type="simple">http://www.p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ews News Crime Business PoliticsLocal News Local News Temecula Riverside San Bernardino Moreno V...</text:p>
          </table:table-cell>
          <table:table-cell office:value-type="string" calcext:value-type="string">
            <text:p>coach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06" calcext:value-type="float" table:number-columns-spanned="2" table:number-rows-spanned="1">
            <text:p>506</text:p>
          </table:table-cell>
          <table:covered-table-cell/>
          <table:table-cell office:value-type="string" calcext:value-type="string">
            <text:p><text:a xlink:href="http://m.peacefmonline.com/pages/" xlink:type="simple">http://m.peacefmonline.com/pages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RadioPoliticsShowbizLocalSportsBusinessArticles/FeaturesTriviaForeignPHOTOS Main siteMobileLo...</text:p>
          </table:table-cell>
          <table:table-cell office:value-type="string" calcext:value-type="string">
            <text:p>vid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08" calcext:value-type="float" table:number-columns-spanned="2" table:number-rows-spanned="1">
            <text:p>508</text:p>
          </table:table-cell>
          <table:covered-table-cell/>
          <table:table-cell office:value-type="string" calcext:value-type="string">
            <text:p><text:a xlink:href="http://peaceloveandlowcarb.com/" xlink:type="simple">http://peaceloveandlowcarb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links Skip to primary navigation Skip to content Skip to primary sidebar Skip to footerMain ...</text:p>
          </table:table-cell>
          <table:table-cell office:value-type="string" calcext:value-type="string">
            <text:p>car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509" calcext:value-type="float" table:number-columns-spanned="2" table:number-rows-spanned="1">
            <text:p>509</text:p>
          </table:table-cell>
          <table:covered-table-cell/>
          <table:table-cell office:value-type="string" calcext:value-type="string">
            <text:p><text:a xlink:href="https://www.peacequarters.com/" xlink:type="simple">https://www.peacequarter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LoveAddictionDatingFriendshipsParentingRelationshipsLifeHappinessCareerEmotionsMoneyEnvironme...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11" calcext:value-type="float" table:number-columns-spanned="2" table:number-rows-spanned="1">
            <text:p>511</text:p>
          </table:table-cell>
          <table:covered-table-cell/>
          <table:table-cell office:value-type="string" calcext:value-type="string">
            <text:p><text:a xlink:href="http://peakbagger.com/" xlink:type="simple">http://peakbagger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akbagger.com Peak Lists Climbers Ranges Geography Help Search Log In Welcome to Peakbagger.com!...</text:p>
          </table:table-cell>
          <table:table-cell office:value-type="string" calcext:value-type="string">
            <text:p>peakbag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12" calcext:value-type="float" table:number-columns-spanned="2" table:number-rows-spanned="1">
            <text:p>512</text:p>
          </table:table-cell>
          <table:covered-table-cell/>
          <table:table-cell office:value-type="string" calcext:value-type="string">
            <text:p><text:a xlink:href="http://www.peachisodaworld.com/" xlink:type="simple">http://www.peachisodaworld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 Contact Privacy Policy NewsSubbed VideosPANN_Fantalk_TalkTalkInstiztheqooLyricsMiscEvents/P...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4" table:visibility="filter">
          <table:table-cell office:value-type="float" office:value="513" calcext:value-type="float" table:number-columns-spanned="2" table:number-rows-spanned="1">
            <text:p>513</text:p>
          </table:table-cell>
          <table:covered-table-cell/>
          <table:table-cell office:value-type="string" calcext:value-type="string">
            <text:p><text:a xlink:href="http://peakware.com/" xlink:type="simple">http://peakwar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AKWAREWorld Mountain EncyclopediaNavigation MenuSign InCreate an accountHomePeaksRangesPeopleSh...</text:p>
          </table:table-cell>
          <table:table-cell office:value-type="string" calcext:value-type="string">
            <text:p>crea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3" table:visibility="filter">
          <table:table-cell office:value-type="float" office:value="514" calcext:value-type="float" table:number-columns-spanned="2" table:number-rows-spanned="1">
            <text:p>514</text:p>
          </table:table-cell>
          <table:covered-table-cell/>
          <table:table-cell office:value-type="string" calcext:value-type="string">
            <text:p><text:a xlink:href="http://peaky-blinders.wikia.com/wiki/Peaky_Blinders_Wiki" xlink:type="simple">http://peaky-blinders.wikia.com/wiki/Peaky_Blinders_Wik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15" calcext:value-type="float" table:number-columns-spanned="2" table:number-rows-spanned="1">
            <text:p>515</text:p>
          </table:table-cell>
          <table:covered-table-cell/>
          <table:table-cell office:value-type="string" calcext:value-type="string">
            <text:p><text:a xlink:href="http://peaktip.com/" xlink:type="simple">http://peaktip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akTip Home Skin Care Aging Menu Aging And Our Mind Aging is an inevitable part of life for ever...</text:p>
          </table:table-cell>
          <table:table-cell office:value-type="string" calcext:value-type="string">
            <text:p>ag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17" calcext:value-type="float" table:number-columns-spanned="2" table:number-rows-spanned="1">
            <text:p>517</text:p>
          </table:table-cell>
          <table:covered-table-cell/>
          <table:table-cell office:value-type="string" calcext:value-type="string">
            <text:p><text:a xlink:href="https://peakprosperity.com/" xlink:type="simple">https://peakprosperity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Area Guest Edition LoginRegisterEnroll New user? Start here. BlogInsiderFeat...</text:p>
          </table:table-cell>
          <table:table-cell office:value-type="string" calcext:value-type="string">
            <text:p>day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18" calcext:value-type="float" table:number-columns-spanned="2" table:number-rows-spanned="1">
            <text:p>518</text:p>
          </table:table-cell>
          <table:covered-table-cell/>
          <table:table-cell office:value-type="string" calcext:value-type="string">
            <text:p><text:a xlink:href="http://peanuts.wikia.com/wiki/Peanuts_Wiki" xlink:type="simple">http://peanuts.wikia.com/wiki/Peanuts_Wik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brow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19" calcext:value-type="float" table:number-columns-spanned="2" table:number-rows-spanned="1">
            <text:p>519</text:p>
          </table:table-cell>
          <table:covered-table-cell/>
          <table:table-cell office:value-type="string" calcext:value-type="string">
            <text:p><text:a xlink:href="http://www.pealim.com/" xlink:type="simple">http://www.pealim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פְּעָלִיםSearchDictionary PrepositionsAll wordsConstructorArticles Grammar case stud...</text:p>
          </table:table-cell>
          <table:table-cell office:value-type="string" calcext:value-type="string">
            <text:p>hebr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20" calcext:value-type="float" table:number-columns-spanned="2" table:number-rows-spanned="1">
            <text:p>520</text:p>
          </table:table-cell>
          <table:covered-table-cell/>
          <table:table-cell office:value-type="string" calcext:value-type="string">
            <text:p><text:a xlink:href="http://pearlsperil.wikia.com/wiki/Pearl%27s_Peril_Wiki" xlink:type="simple">http://pearlsperil.wikia.com/wiki/Pearl%27s_Peril_Wik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wi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 table:visibility="filter">
          <table:table-cell office:value-type="float" office:value="521" calcext:value-type="float" table:number-columns-spanned="2" table:number-rows-spanned="1">
            <text:p>521</text:p>
          </table:table-cell>
          <table:covered-table-cell/>
          <table:table-cell office:value-type="string" calcext:value-type="string">
            <text:p><text:a xlink:href="http://www.peanutdaily.com/" xlink:type="simple">http://www.peanutdaily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anutDailyHealth and News Daily!HomeHealthShocking Tuesday, April 25, 2017 This Couple Struck By...</text:p>
          </table:table-cell>
          <table:table-cell office:value-type="string" calcext:value-type="string">
            <text:p>lip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522" calcext:value-type="float" table:number-columns-spanned="2" table:number-rows-spanned="1">
            <text:p>522</text:p>
          </table:table-cell>
          <table:covered-table-cell/>
          <table:table-cell office:value-type="string" calcext:value-type="string">
            <text:p><text:a xlink:href="http://peasandpeonies.com/" xlink:type="simple">http://peasandpeonie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ABOUT CONTACT SUPPORT A GOOD CAUSERECIPESSTYLE &amp; BEAUTYADVENTURESPRESSPeas and PeoniesDelicio...</text:p>
          </table:table-cell>
          <table:table-cell office:value-type="string" calcext:value-type="string">
            <text:p>&amp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6" table:visibility="filter">
          <table:table-cell office:value-type="float" office:value="523" calcext:value-type="float" table:number-columns-spanned="2" table:number-rows-spanned="1">
            <text:p>523</text:p>
          </table:table-cell>
          <table:covered-table-cell/>
          <table:table-cell office:value-type="string" calcext:value-type="string">
            <text:p><text:a xlink:href="http://peasandcrayons.com/" xlink:type="simple">http://peasandcrayon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as And CrayonsVeggie-centric recipes and more!HOMEABOUT MERECIPESCHICKPEAPOPULARCONTACT18 Tasty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24" calcext:value-type="float" table:number-columns-spanned="2" table:number-rows-spanned="1">
            <text:p>524</text:p>
          </table:table-cell>
          <table:covered-table-cell/>
          <table:table-cell office:value-type="string" calcext:value-type="string">
            <text:p><text:a xlink:href="http://www.peanutblossom.com/" xlink:type="simple">http://www.peanutblossom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anut BlossomEveryday PossibilitiesCelebrate Valentine’s Day Football Fun St. Patrick’s Day East...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25" calcext:value-type="float" table:number-columns-spanned="2" table:number-rows-spanned="1">
            <text:p>525</text:p>
          </table:table-cell>
          <table:covered-table-cell/>
          <table:table-cell office:value-type="string" calcext:value-type="string">
            <text:p><text:a xlink:href="https://www.pearltrees.com/" xlink:type="simple">https://www.pearltree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OS app Android app FAQs Blog Contact Jobs Press Popular Advertise Terms of service musichealthin...</text:p>
          </table:table-cell>
          <table:table-cell office:value-type="string" calcext:value-type="string">
            <text:p>organ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526" calcext:value-type="float" table:number-columns-spanned="2" table:number-rows-spanned="1">
            <text:p>526</text:p>
          </table:table-cell>
          <table:covered-table-cell/>
          <table:table-cell office:value-type="string" calcext:value-type="string">
            <text:p><text:a xlink:href="http://peauction.com/" xlink:type="simple">http://peauction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uto loan note examplesyes loans reviews australiabad credit autoloans in detroitbest rate auto l..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>
          <table:table-cell office:value-type="float" office:value="528" calcext:value-type="float" table:number-columns-spanned="2" table:number-rows-spanned="1">
            <text:p>528</text:p>
          </table:table-cell>
          <table:covered-table-cell/>
          <table:table-cell office:value-type="string" calcext:value-type="string">
            <text:p><text:a xlink:href="http://www.peazip.org/" xlink:type="simple">http://www.peazip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WNLOAD PEAZIP FREE RAR AND ZIP UTILITY ONLINE SUPPORT SOFTWARE'S FAQ LEARN MORE ALL DOWNLOADS  ...</text:p>
          </table:table-cell>
          <table:table-cell office:value-type="string" calcext:value-type="string">
            <text:p>peazip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4" table:visibility="filter">
          <table:table-cell office:value-type="float" office:value="530" calcext:value-type="float" table:number-columns-spanned="2" table:number-rows-spanned="1">
            <text:p>530</text:p>
          </table:table-cell>
          <table:covered-table-cell/>
          <table:table-cell office:value-type="string" calcext:value-type="string">
            <text:p><text:a xlink:href="https://www.pebble.co.uk/" xlink:type="simple">https://www.pebble.co.uk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ww.pebble.co.uk Home Page Menu Categories Appliances Barbecuing &amp; Outdoor Heating Bath Bedding C...</text:p>
          </table:table-cell>
          <table:table-cell office:value-type="string" calcext:value-type="string">
            <text:p>&amp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31" calcext:value-type="float" table:number-columns-spanned="2" table:number-rows-spanned="1">
            <text:p>531</text:p>
          </table:table-cell>
          <table:covered-table-cell/>
          <table:table-cell office:value-type="string" calcext:value-type="string">
            <text:p><text:a xlink:href="https://www.pearlharborinhawaii.com/" xlink:type="simple">https://www.pearlharborinhawaii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arl Harbor in Hawaii Show navigation Hide navigation Home What Happened Today Visit Pearl Harbo...</text:p>
          </table:table-cell>
          <table:table-cell office:value-type="string" calcext:value-type="string">
            <text:p>harb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534" calcext:value-type="float" table:number-columns-spanned="2" table:number-rows-spanned="1">
            <text:p>534</text:p>
          </table:table-cell>
          <table:covered-table-cell/>
          <table:table-cell office:value-type="string" calcext:value-type="string">
            <text:p><text:a xlink:href="http://www.pebbleplace.com/" xlink:type="simple">http://www.pebbleplac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BBLE PLACE HOME - Photographs, Camera Equipment Reviews, Lens Databases &amp; More HOME REVIEWS Ran...</text:p>
          </table:table-cell>
          <table:table-cell office:value-type="string" calcext:value-type="string">
            <text:p>revi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36" calcext:value-type="float" table:number-columns-spanned="2" table:number-rows-spanned="1">
            <text:p>536</text:p>
          </table:table-cell>
          <table:covered-table-cell/>
          <table:table-cell office:value-type="string" calcext:value-type="string">
            <text:p><text:a xlink:href="http://pechschwinge.deviantart.com/" xlink:type="simple">http://pechschwinge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echschwin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2" table:visibility="filter">
          <table:table-cell office:value-type="float" office:value="539" calcext:value-type="float" table:number-columns-spanned="2" table:number-rows-spanned="1">
            <text:p>539</text:p>
          </table:table-cell>
          <table:covered-table-cell/>
          <table:table-cell office:value-type="string" calcext:value-type="string">
            <text:p><text:a xlink:href="http://pective.com/" xlink:type="simple">http://pectiv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ease set your monitor size (inches) Not sure what your monitor size is ? Monitor Size: Unknown ...</text:p>
          </table:table-cell>
          <table:table-cell office:value-type="string" calcext:value-type="string">
            <text:p>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3" table:visibility="filter">
          <table:table-cell office:value-type="float" office:value="540" calcext:value-type="float" table:number-columns-spanned="2" table:number-rows-spanned="1">
            <text:p>540</text:p>
          </table:table-cell>
          <table:covered-table-cell/>
          <table:table-cell office:value-type="string" calcext:value-type="string">
            <text:p><text:a xlink:href="http://pediaa.com/" xlink:type="simple">http://pediaa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XPLORE Travel &amp; Tour Education Language Business Finance Accounting India Mathematics Chemistry ...</text:p>
          </table:table-cell>
          <table:table-cell office:value-type="string" calcext:value-type="string">
            <text:p>differ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44" calcext:value-type="float" table:number-columns-spanned="2" table:number-rows-spanned="1">
            <text:p>544</text:p>
          </table:table-cell>
          <table:covered-table-cell/>
          <table:table-cell office:value-type="string" calcext:value-type="string">
            <text:p><text:a xlink:href="https://pedigree.gamedogs.cz/" xlink:type="simple">https://pedigree.gamedogs.cz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meDogs Pedigree: LoginRegisterRecovery password Newest Entries Dogs Search Dogs Top Likes Dogs ...</text:p>
          </table:table-cell>
          <table:table-cell office:value-type="string" calcext:value-type="string">
            <text:p>do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45" calcext:value-type="float" table:number-columns-spanned="2" table:number-rows-spanned="1">
            <text:p>545</text:p>
          </table:table-cell>
          <table:covered-table-cell/>
          <table:table-cell office:value-type="string" calcext:value-type="string">
            <text:p><text:a xlink:href="https://pediaview.com/" xlink:type="simple">https://pediaview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diaView.comOpen Source EncyclopediaMain MenuPsychologyBiologyPhysicsHealthFinanceLawSocial Scie...</text:p>
          </table:table-cell>
          <table:table-cell office:value-type="string" calcext:value-type="string">
            <text:p>pediavi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48" calcext:value-type="float" table:number-columns-spanned="2" table:number-rows-spanned="1">
            <text:p>548</text:p>
          </table:table-cell>
          <table:covered-table-cell/>
          <table:table-cell office:value-type="string" calcext:value-type="string">
            <text:p><text:a xlink:href="http://www.pedigreedatabase.com/" xlink:type="simple">http://www.pedigreedatabas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digree DatabaseMain AreasSwitch BreedPedigree SearchLatest entriesPlanned littersPremium Listin...</text:p>
          </table:table-cell>
          <table:table-cell office:value-type="string" calcext:value-type="string">
            <text:p>day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549" calcext:value-type="float" table:number-columns-spanned="2" table:number-rows-spanned="1">
            <text:p>549</text:p>
          </table:table-cell>
          <table:covered-table-cell/>
          <table:table-cell office:value-type="string" calcext:value-type="string">
            <text:p><text:a xlink:href="http://www.pedabbel.com/" xlink:type="simple">http://www.pedabbel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dabbel.com Show Menu Search Posted in Decoration by Demario on September 20, 2016 Appe...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50" calcext:value-type="float" table:number-columns-spanned="2" table:number-rows-spanned="1">
            <text:p>550</text:p>
          </table:table-cell>
          <table:covered-table-cell/>
          <table:table-cell office:value-type="string" calcext:value-type="string">
            <text:p><text:a xlink:href="https://pee.place/en" xlink:type="simple">https://pee.place/en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ind the nearest toilet worldwideThis service shows toilets, WCs and restrooms worldwide. To find...</text:p>
          </table:table-cell>
          <table:table-cell office:value-type="string" calcext:value-type="string">
            <text:p>budap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51" calcext:value-type="float" table:number-columns-spanned="2" table:number-rows-spanned="1">
            <text:p>551</text:p>
          </table:table-cell>
          <table:covered-table-cell/>
          <table:table-cell office:value-type="string" calcext:value-type="string">
            <text:p><text:a xlink:href="http://pedrovin.deviantart.com/" xlink:type="simple">http://pedrovin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edrov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52" calcext:value-type="float" table:number-columns-spanned="2" table:number-rows-spanned="1">
            <text:p>552</text:p>
          </table:table-cell>
          <table:covered-table-cell/>
          <table:table-cell office:value-type="string" calcext:value-type="string">
            <text:p><text:a xlink:href="http://www.pediatricsconsultantlive.com/" xlink:type="simple">http://www.pediatricsconsultantliv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× Search form Search Pediatrics ConsultantLiveAll Sites Topics:ADHD|Allergy|...</text:p>
          </table:table-cell>
          <table:table-cell office:value-type="string" calcext:value-type="string">
            <text:p>brenne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553" calcext:value-type="float" table:number-columns-spanned="2" table:number-rows-spanned="1">
            <text:p>553</text:p>
          </table:table-cell>
          <table:covered-table-cell/>
          <table:table-cell office:value-type="string" calcext:value-type="string">
            <text:p><text:a xlink:href="http://www.pedigreequery.com/" xlink:type="simple">http://www.pedigreequery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rse: Gens:456789Highlight:StandardAll DuplicatesCross DuplicatesX ChromosomeFemale Families7 Ge...</text:p>
          </table:table-cell>
          <table:table-cell office:value-type="string" calcext:value-type="string">
            <text:p>pedigre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55" calcext:value-type="float" table:number-columns-spanned="2" table:number-rows-spanned="1">
            <text:p>555</text:p>
          </table:table-cell>
          <table:covered-table-cell/>
          <table:table-cell office:value-type="string" calcext:value-type="string">
            <text:p><text:a xlink:href="http://peekanime.com/" xlink:type="simple">http://peekanim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Naruto ShippudenOne PieceAjinAll OutAnitore! XXDays (TV)DriftersFairy Tail (201...</text:p>
          </table:table-cell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557" calcext:value-type="float" table:number-columns-spanned="2" table:number-rows-spanned="1">
            <text:p>557</text:p>
          </table:table-cell>
          <table:covered-table-cell/>
          <table:table-cell office:value-type="string" calcext:value-type="string">
            <text:p><text:a xlink:href="http://www.peekyou.com/" xlink:type="simple">http://www.peekyou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cebook Twitter Free People Search Made Easy Find friends, relatives and colleagues across the W...</text:p>
          </table:table-cell>
          <table:table-cell office:value-type="string" calcext:value-type="string">
            <text:p>peekyo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59" calcext:value-type="float" table:number-columns-spanned="2" table:number-rows-spanned="1">
            <text:p>559</text:p>
          </table:table-cell>
          <table:covered-table-cell/>
          <table:table-cell office:value-type="string" calcext:value-type="string">
            <text:p><text:a xlink:href="http://pegasgames.com/" xlink:type="simple">http://pegasgame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page | Games Walkthrough | Host our games ADVERTISEMENT: Welcome to PegasGames.com! Here a...</text:p>
          </table:table-cell>
          <table:table-cell office:value-type="string" calcext:value-type="string">
            <text:p>ga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60" calcext:value-type="float" table:number-columns-spanned="2" table:number-rows-spanned="1">
            <text:p>560</text:p>
          </table:table-cell>
          <table:covered-table-cell/>
          <table:table-cell office:value-type="string" calcext:value-type="string">
            <text:p><text:a xlink:href="http://peeksports.blogspot.hu/" xlink:type="simple">http://peeksports.blogspot.hu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Privacy PolicyDisclaimerContact UsHomeFeatured PostsRecent Posts The Best Strategy to Make Yo...</text:p>
          </table:table-cell>
          <table:table-cell office:value-type="string" calcext:value-type="string">
            <text:p>be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63" calcext:value-type="float" table:number-columns-spanned="2" table:number-rows-spanned="1">
            <text:p>563</text:p>
          </table:table-cell>
          <table:covered-table-cell/>
          <table:table-cell office:value-type="string" calcext:value-type="string">
            <text:p><text:a xlink:href="http://www.pege.org/" xlink:type="simple">http://www.pege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GE - Planetary Engineering Group EarthSince 1991 expression of Infnitism, to develop the potent...</text:p>
          </table:table-cell>
          <table:table-cell office:value-type="string" calcext:value-type="string">
            <text:p>pe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64" calcext:value-type="float" table:number-columns-spanned="2" table:number-rows-spanned="1">
            <text:p>564</text:p>
          </table:table-cell>
          <table:covered-table-cell/>
          <table:table-cell office:value-type="string" calcext:value-type="string">
            <text:p><text:a xlink:href="http://www.pefilm.net/" xlink:type="simple">http://www.pefilm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iu Filme Seriale Categorii FilmeActiuneAventuraAnimatieBibliografieComedieCrimaDocumentarDrama...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568" calcext:value-type="float" table:number-columns-spanned="2" table:number-rows-spanned="1">
            <text:p>568</text:p>
          </table:table-cell>
          <table:covered-table-cell/>
          <table:table-cell office:value-type="string" calcext:value-type="string">
            <text:p><text:a xlink:href="http://www.peertrainer.com/" xlink:type="simple">http://www.peertrain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 in join take a tour success stories groups teams lounge diet fitness health coaching shop Ove...</text:p>
          </table:table-cell>
          <table:table-cell office:value-type="string" calcext:value-type="string">
            <text:p>weigh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69" calcext:value-type="float" table:number-columns-spanned="2" table:number-rows-spanned="1">
            <text:p>569</text:p>
          </table:table-cell>
          <table:covered-table-cell/>
          <table:table-cell office:value-type="string" calcext:value-type="string">
            <text:p><text:a xlink:href="http://www.peimag.com/" xlink:type="simple">http://www.peimag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OSEBizarreEntertainment &amp; ArtGeneral KnowledgeLifestyleScience &amp; TechnologyMiscellaneous Bizarr...</text:p>
          </table:table-cell>
          <table:table-cell office:value-type="string" calcext:value-type="string">
            <text:p>sta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577" calcext:value-type="float" table:number-columns-spanned="2" table:number-rows-spanned="1">
            <text:p>577</text:p>
          </table:table-cell>
          <table:covered-table-cell/>
          <table:table-cell office:value-type="string" calcext:value-type="string">
            <text:p><text:a xlink:href="http://www.pekintimes.com/" xlink:type="simple">http://www.pekintime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ewsSportsEntertainmentLifeObituariesE-EditionCarsJobsHomesClassifieds log in Site Site Archive V...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81" calcext:value-type="float" table:number-columns-spanned="2" table:number-rows-spanned="1">
            <text:p>581</text:p>
          </table:table-cell>
          <table:covered-table-cell/>
          <table:table-cell office:value-type="string" calcext:value-type="string">
            <text:p><text:a xlink:href="http://www.pelicansreport.com/" xlink:type="simple">http://www.pelicansreport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. RegisterHelp Remember Me? HomeNewsForumBlogWhat's New? Advanced Search Home News If this is you...</text:p>
          </table:table-cell>
          <table:table-cell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83" calcext:value-type="float" table:number-columns-spanned="2" table:number-rows-spanned="1">
            <text:p>583</text:p>
          </table:table-cell>
          <table:covered-table-cell/>
          <table:table-cell office:value-type="string" calcext:value-type="string">
            <text:p><text:a xlink:href="http://peltiertech.com/" xlink:type="simple">http://peltiertech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ltier Tech BlogPeltier Tech Excel Charts and Programming BlogExcel Chart Add-InsAdvanced Excel ...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 table:visibility="filter">
          <table:table-cell office:value-type="float" office:value="585" calcext:value-type="float" table:number-columns-spanned="2" table:number-rows-spanned="1">
            <text:p>585</text:p>
          </table:table-cell>
          <table:covered-table-cell/>
          <table:table-cell office:value-type="string" calcext:value-type="string">
            <text:p><text:a xlink:href="https://www.pelletshome.com/en" xlink:type="simple">https://www.pelletshome.com/en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nformation portal of the pellet industryÖkoFEN Pellet heating systems Ecological research an...</text:p>
          </table:table-cell>
          <table:table-cell office:value-type="string" calcext:value-type="string">
            <text:p>pell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591" calcext:value-type="float" table:number-columns-spanned="2" table:number-rows-spanned="1">
            <text:p>591</text:p>
          </table:table-cell>
          <table:covered-table-cell/>
          <table:table-cell office:value-type="string" calcext:value-type="string">
            <text:p><text:a xlink:href="http://pen4pals.com/" xlink:type="simple">http://pen4pal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 in/Register GalleryForumGroupsInvitationsDatingUseful articlesStore Welcome to Learning Russi...</text:p>
          </table:table-cell>
          <table:table-cell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96" calcext:value-type="float" table:number-columns-spanned="2" table:number-rows-spanned="1">
            <text:p>596</text:p>
          </table:table-cell>
          <table:covered-table-cell/>
          <table:table-cell office:value-type="string" calcext:value-type="string">
            <text:p><text:a xlink:href="http://pen-tacular-artist.deviantart.com/" xlink:type="simple">http://pen-tacular-artist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draw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599" calcext:value-type="float" table:number-columns-spanned="2" table:number-rows-spanned="1">
            <text:p>599</text:p>
          </table:table-cell>
          <table:covered-table-cell/>
          <table:table-cell office:value-type="string" calcext:value-type="string">
            <text:p><text:a xlink:href="http://penandthepad.com/" xlink:type="simple">http://penandthepad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Pen &amp; The Pad menu Categories How To Cite Language &amp; Literature Rhyme &amp; Rhythm The Rewrite 10...</text:p>
          </table:table-cell>
          <table:table-cell office:value-type="string" calcext:value-type="string">
            <text:p>r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00" calcext:value-type="float" table:number-columns-spanned="2" table:number-rows-spanned="1">
            <text:p>600</text:p>
          </table:table-cell>
          <table:covered-table-cell/>
          <table:table-cell office:value-type="string" calcext:value-type="string">
            <text:p><text:a xlink:href="http://pencilmadness.com/" xlink:type="simple">http://pencilmadnes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e Online Sketching &amp; Drawing Tool Log in Artists   Game   Help &amp; Faq more Featured untitledby ...</text:p>
          </table:table-cell>
          <table:table-cell office:value-type="string" calcext:value-type="string">
            <text:p>untitledb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01" calcext:value-type="float" table:number-columns-spanned="2" table:number-rows-spanned="1">
            <text:p>601</text:p>
          </table:table-cell>
          <table:covered-table-cell/>
          <table:table-cell office:value-type="string" calcext:value-type="string">
            <text:p><text:a xlink:href="http://pencil.evolus.vn/" xlink:type="simple">http://pencil.evolus.vn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ncil Project Home Features Downloads Stencils &amp; Templates Wiki An open-source GUI prototyping t.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04" calcext:value-type="float" table:number-columns-spanned="2" table:number-rows-spanned="1">
            <text:p>604</text:p>
          </table:table-cell>
          <table:covered-table-cell/>
          <table:table-cell office:value-type="string" calcext:value-type="string">
            <text:p><text:a xlink:href="http://pencilkids.com/" xlink:type="simple">http://pencilkid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onkey GO Happy Games Flash Games Videos Mobile Walkthroughs Store Contact Contests Advertisement...</text:p>
          </table:table-cell>
          <table:table-cell office:value-type="string" calcext:value-type="string">
            <text:p>monk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6" table:visibility="filter">
          <table:table-cell office:value-type="float" office:value="605" calcext:value-type="float" table:number-columns-spanned="2" table:number-rows-spanned="1">
            <text:p>605</text:p>
          </table:table-cell>
          <table:covered-table-cell/>
          <table:table-cell office:value-type="string" calcext:value-type="string">
            <text:p><text:a xlink:href="http://pencomputing.com/" xlink:type="simple">http://pencomputing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n ComputingRuggedPCReviewHandheld ComputingTablet PC MagazineRugged AndroidDigital CameraScuba ...</text:p>
          </table:table-cell>
          <table:table-cell office:value-type="string" calcext:value-type="string">
            <text:p>rugg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06" calcext:value-type="float" table:number-columns-spanned="2" table:number-rows-spanned="1">
            <text:p>606</text:p>
          </table:table-cell>
          <table:covered-table-cell/>
          <table:table-cell office:value-type="string" calcext:value-type="string">
            <text:p><text:a xlink:href="http://penfriend-club.com/" xlink:type="simple">http://penfriend-club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ntacts  |  FAQ  |  Links PENFRIEND CLUB Home Page | Register For Free | Update Your Profile | S...</text:p>
          </table:table-cell>
          <table:table-cell office:value-type="string" calcext:value-type="string">
            <text:p>penfrie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607" calcext:value-type="float" table:number-columns-spanned="2" table:number-rows-spanned="1">
            <text:p>607</text:p>
          </table:table-cell>
          <table:covered-table-cell/>
          <table:table-cell office:value-type="string" calcext:value-type="string">
            <text:p><text:a xlink:href="http://penduproduction.com/" xlink:type="simple">http://penduproduction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cebook Twitter Instagram Youtube Menu HomeEntertainmentInfotainmentLifestyleMust ReadsVideosGIF...</text:p>
          </table:table-cell>
          <table:table-cell office:value-type="string" calcext:value-type="string">
            <text:p>com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09" calcext:value-type="float" table:number-columns-spanned="2" table:number-rows-spanned="1">
            <text:p>609</text:p>
          </table:table-cell>
          <table:covered-table-cell/>
          <table:table-cell office:value-type="string" calcext:value-type="string">
            <text:p><text:a xlink:href="http://www.penguingame.org/" xlink:type="simple">http://www.penguingame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nguin Game Play penguin games online Home Mobile Browser PC &amp; Console Penguin Diner Learn to Fl...</text:p>
          </table:table-cell>
          <table:table-cell office:value-type="string" calcext:value-type="string">
            <text:p>pengu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4" table:visibility="filter">
          <table:table-cell office:value-type="float" office:value="610" calcext:value-type="float" table:number-columns-spanned="2" table:number-rows-spanned="1">
            <text:p>610</text:p>
          </table:table-cell>
          <table:covered-table-cell/>
          <table:table-cell office:value-type="string" calcext:value-type="string">
            <text:p><text:a xlink:href="http://penguintutor.com/" xlink:type="simple">http://penguintutor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oogle AdsThird party cookies may be stored when visiting this site. Please see the cookie inform...</text:p>
          </table:table-cell>
          <table:table-cell office:value-type="string" calcext:value-type="string">
            <text:p>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11" calcext:value-type="float" table:number-columns-spanned="2" table:number-rows-spanned="1">
            <text:p>611</text:p>
          </table:table-cell>
          <table:covered-table-cell/>
          <table:table-cell office:value-type="string" calcext:value-type="string">
            <text:p><text:a xlink:href="http://www.penguins-hockey-cards.com/" xlink:type="simple">http://www.penguins-hockey-card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"Penguins hockey cards" &gt; Home pageEnglishCzech               History of Penguins My collection N...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13" calcext:value-type="float" table:number-columns-spanned="2" table:number-rows-spanned="1">
            <text:p>613</text:p>
          </table:table-cell>
          <table:covered-table-cell/>
          <table:table-cell office:value-type="string" calcext:value-type="string">
            <text:p><text:a xlink:href="http://www.penguindiner3.org/" xlink:type="simple">http://www.penguindiner3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nguin Diner 3 Penguin Diner 3 is another point and click game where you have to help the pengui...</text:p>
          </table:table-cell>
          <table:table-cell office:value-type="string" calcext:value-type="string">
            <text:p>di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15" calcext:value-type="float" table:number-columns-spanned="2" table:number-rows-spanned="1">
            <text:p>615</text:p>
          </table:table-cell>
          <table:covered-table-cell/>
          <table:table-cell office:value-type="string" calcext:value-type="string">
            <text:p><text:a xlink:href="http://peninsulaclarion.com/" xlink:type="simple">http://peninsulaclarion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HomeE-EditionMy SubscriptionNewsSportsOpinionObituariesCommunityOutdoorsEnte...</text:p>
          </table:table-cell>
          <table:table-cell office:value-type="string" calcext:value-type="string">
            <text:p>r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18" calcext:value-type="float" table:number-columns-spanned="2" table:number-rows-spanned="1">
            <text:p>618</text:p>
          </table:table-cell>
          <table:covered-table-cell/>
          <table:table-cell office:value-type="string" calcext:value-type="string">
            <text:p><text:a xlink:href="http://www.penguinprogrammer.co.uk/" xlink:type="simple">http://www.penguinprogrammer.co.uk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Penguin Programmer Beginner's Tutorial Introduction Variables Conditionals Loop...</text:p>
          </table:table-cell>
          <table:table-cell office:value-type="string" calcext:value-type="string">
            <text:p>tuto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19" calcext:value-type="float" table:number-columns-spanned="2" table:number-rows-spanned="1">
            <text:p>619</text:p>
          </table:table-cell>
          <table:covered-table-cell/>
          <table:table-cell office:value-type="string" calcext:value-type="string">
            <text:p><text:a xlink:href="http://penguinworld.com/" xlink:type="simple">http://penguinworld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nguinWorld Home/ HomeTypes of PenguinIndex of SpeciesMapAptenodytesEudyptesEudyptulaMegadyptesP...</text:p>
          </table:table-cell>
          <table:table-cell office:value-type="string" calcext:value-type="string">
            <text:p>pengu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4" table:visibility="filter">
          <table:table-cell office:value-type="float" office:value="620" calcext:value-type="float" table:number-columns-spanned="2" table:number-rows-spanned="1">
            <text:p>620</text:p>
          </table:table-cell>
          <table:covered-table-cell/>
          <table:table-cell office:value-type="string" calcext:value-type="string">
            <text:p><text:a xlink:href="http://www.penguins-world.com/" xlink:type="simple">http://www.penguins-world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FactsInformationSpeciesConservationHumans Select Page Types of Penguins Emperor, King, ...</text:p>
          </table:table-cell>
          <table:table-cell office:value-type="string" calcext:value-type="string">
            <text:p>pengu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3" table:visibility="filter">
          <table:table-cell office:value-type="float" office:value="624" calcext:value-type="float" table:number-columns-spanned="2" table:number-rows-spanned="1">
            <text:p>624</text:p>
          </table:table-cell>
          <table:covered-table-cell/>
          <table:table-cell office:value-type="string" calcext:value-type="string">
            <text:p><text:a xlink:href="http://penny-dreadful.wikia.com/wiki/Penny_Dreadful_Wikia" xlink:type="simple">http://penny-dreadful.wikia.com/wiki/Penny_Dreadful_Wikia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seas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25" calcext:value-type="float" table:number-columns-spanned="2" table:number-rows-spanned="1">
            <text:p>625</text:p>
          </table:table-cell>
          <table:covered-table-cell/>
          <table:table-cell office:value-type="string" calcext:value-type="string">
            <text:p><text:a xlink:href="http://www.pennantchase.com/default.aspx" xlink:type="simple">http://www.pennantchase.com/default.aspx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is a green alert test!! This is a red alert test!! This is a yellow test!! Forgot Login? Use...</text:p>
          </table:table-cell>
          <table:table-cell office:value-type="string" calcext:value-type="string">
            <text:p>baseb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26" calcext:value-type="float" table:number-columns-spanned="2" table:number-rows-spanned="1">
            <text:p>626</text:p>
          </table:table-cell>
          <table:covered-table-cell/>
          <table:table-cell office:value-type="string" calcext:value-type="string">
            <text:p><text:a xlink:href="http://www.pennilessparenting.com/" xlink:type="simple">http://www.pennilessparenting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 Frugal Tools and Charts Extreme Frugality Things You Can Make at Home Recipes Gluten Free F...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 table:visibility="filter">
          <table:table-cell office:value-type="float" office:value="627" calcext:value-type="float" table:number-columns-spanned="2" table:number-rows-spanned="1">
            <text:p>627</text:p>
          </table:table-cell>
          <table:covered-table-cell/>
          <table:table-cell office:value-type="string" calcext:value-type="string">
            <text:p><text:a xlink:href="http://www.pennyconnect.com/dashboard" xlink:type="simple">http://www.pennyconnect.com/dashboard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Sign in or Register Mobile Top Up Send money to mobile phones anywhere in the w...</text:p>
          </table:table-cell>
          <table:table-cell office:value-type="string" calcext:value-type="string">
            <text:p>mob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628" calcext:value-type="float" table:number-columns-spanned="2" table:number-rows-spanned="1">
            <text:p>628</text:p>
          </table:table-cell>
          <table:covered-table-cell/>
          <table:table-cell office:value-type="string" calcext:value-type="string">
            <text:p><text:a xlink:href="http://pennysrecipes.com/" xlink:type="simple">http://pennysrecipe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Recipes Soup Recipes Dinner Recipes Vegetarian Dinners Dessert Recipes Breakfast Recipes Lunc...</text:p>
          </table:table-cell>
          <table:table-cell office:value-type="string" calcext:value-type="string">
            <text:p>recip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29" calcext:value-type="float" table:number-columns-spanned="2" table:number-rows-spanned="1">
            <text:p>629</text:p>
          </table:table-cell>
          <table:covered-table-cell/>
          <table:table-cell office:value-type="string" calcext:value-type="string">
            <text:p><text:a xlink:href="http://www.pennyblackmusic.co.uk/MagSitePages/Magazine/" xlink:type="simple">http://www.pennyblackmusic.co.uk/MagSitePages/Magazine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-- Login | Logout | User: Not Signed In | Email | Cart | Items Home | Magazine | Photography | Di...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31" calcext:value-type="float" table:number-columns-spanned="2" table:number-rows-spanned="1">
            <text:p>631</text:p>
          </table:table-cell>
          <table:covered-table-cell/>
          <table:table-cell office:value-type="string" calcext:value-type="string">
            <text:p><text:a xlink:href="https://www.penpalsnow.com/" xlink:type="simple">https://www.penpalsnow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 page submit ad modify ad pen pal search browse ads help desk Quick Search  &gt;&gt;&gt;   Sex Select ...</text:p>
          </table:table-cell>
          <table:table-cell office:value-type="string" calcext:value-type="string">
            <text:p>p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632" calcext:value-type="float" table:number-columns-spanned="2" table:number-rows-spanned="1">
            <text:p>632</text:p>
          </table:table-cell>
          <table:covered-table-cell/>
          <table:table-cell office:value-type="string" calcext:value-type="string">
            <text:p><text:a xlink:href="http://www.pennycollector.com/" xlink:type="simple">http://www.pennycollecto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NNY COLLECTOR​ Home Locations History Tips Cleaning Storage Collecting Scanning Links FAQ Tradi...</text:p>
          </table:table-cell>
          <table:table-cell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33" calcext:value-type="float" table:number-columns-spanned="2" table:number-rows-spanned="1">
            <text:p>633</text:p>
          </table:table-cell>
          <table:covered-table-cell/>
          <table:table-cell office:value-type="string" calcext:value-type="string">
            <text:p><text:a xlink:href="http://penpalparty.com/" xlink:type="simple">http://penpalparty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lp us build the best site for PenPals from all over the world! NO Romance! NO Dating! Friends O...</text:p>
          </table:table-cell>
          <table:table-cell office:value-type="string" calcext:value-type="string">
            <text:p>p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34" calcext:value-type="float" table:number-columns-spanned="2" table:number-rows-spanned="1">
            <text:p>634</text:p>
          </table:table-cell>
          <table:covered-table-cell/>
          <table:table-cell office:value-type="string" calcext:value-type="string">
            <text:p><text:a xlink:href="http://www.penpals.pl/friends" xlink:type="simple">http://www.penpals.pl/friends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iends from all around the world - find love, friendship, sexAre you looking for new friends? Th...</text:p>
          </table:table-cell>
          <table:table-cell office:value-type="string" calcext:value-type="string">
            <text:p>frie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36" calcext:value-type="float" table:number-columns-spanned="2" table:number-rows-spanned="1">
            <text:p>636</text:p>
          </table:table-cell>
          <table:covered-table-cell/>
          <table:table-cell office:value-type="string" calcext:value-type="string">
            <text:p><text:a xlink:href="http://penpraden.com/" xlink:type="simple">http://penpraden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domain may be for sale. Buy this DomainRenew Now Penpraden.com Privacy Policy</text:p>
          </table:table-cell>
          <table:table-cell office:value-type="string" calcext:value-type="string">
            <text:p>do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2" table:visibility="filter">
          <table:table-cell office:value-type="float" office:value="637" calcext:value-type="float" table:number-columns-spanned="2" table:number-rows-spanned="1">
            <text:p>637</text:p>
          </table:table-cell>
          <table:covered-table-cell/>
          <table:table-cell office:value-type="string" calcext:value-type="string">
            <text:p><text:a xlink:href="http://www.pennypincherfashion.com/" xlink:type="simple">http://www.pennypincherfashion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uesday, April 25, 2017 April Q&amp;A1) I finally made the switch to an iPhone &amp; am looking for the b...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3" table:visibility="filter">
          <table:table-cell office:value-type="float" office:value="640" calcext:value-type="float" table:number-columns-spanned="2" table:number-rows-spanned="1">
            <text:p>640</text:p>
          </table:table-cell>
          <table:covered-table-cell/>
          <table:table-cell office:value-type="string" calcext:value-type="string">
            <text:p><text:a xlink:href="http://www.penpalworld.com/" xlink:type="simple">http://www.penpalworld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-mail:Password:Keep me logged inForgot your password?HomeLearn MoreSearch MembersCreate a FREE a...</text:p>
          </table:table-cell>
          <table:table-cell office:value-type="string" calcext:value-type="string">
            <text:p>se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50" calcext:value-type="float" table:number-columns-spanned="2" table:number-rows-spanned="1">
            <text:p>650</text:p>
          </table:table-cell>
          <table:covered-table-cell/>
          <table:table-cell office:value-type="string" calcext:value-type="string">
            <text:p><text:a xlink:href="http://www.pensionplanpuppets.com/" xlink:type="simple">http://www.pensionplanpuppet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B Nation Login Sign Up Toronto Maple Leafs Schedule, Roster, News, and Rumors | Pension Plan Pup...</text:p>
          </table:table-cell>
          <table:table-cell office:value-type="string" calcext:value-type="string">
            <text:p>leaf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51" calcext:value-type="float" table:number-columns-spanned="2" table:number-rows-spanned="1">
            <text:p>651</text:p>
          </table:table-cell>
          <table:covered-table-cell/>
          <table:table-cell office:value-type="string" calcext:value-type="string">
            <text:p><text:a xlink:href="http://pentatonix.wikia.com/wiki/Pentatonix_Wiki" xlink:type="simple">http://pentatonix.wikia.com/wiki/Pentatonix_Wik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wi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2" table:visibility="filter">
          <table:table-cell office:value-type="float" office:value="654" calcext:value-type="float" table:number-columns-spanned="2" table:number-rows-spanned="1">
            <text:p>654</text:p>
          </table:table-cell>
          <table:covered-table-cell/>
          <table:table-cell office:value-type="string" calcext:value-type="string">
            <text:p><text:a xlink:href="http://pentaho-bi-suite.blogspot.hu/" xlink:type="simple">http://pentaho-bi-suite.blogspot.hu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ntaho BI Suite Tutorials - A place to find tips &amp; tutorials in Pentaho BI Suite For Decision Ma...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1" table:visibility="filter">
          <table:table-cell office:value-type="float" office:value="657" calcext:value-type="float" table:number-columns-spanned="2" table:number-rows-spanned="1">
            <text:p>657</text:p>
          </table:table-cell>
          <table:covered-table-cell/>
          <table:table-cell office:value-type="string" calcext:value-type="string">
            <text:p><text:a xlink:href="https://pentestbox.org/" xlink:type="simple">https://pentestbox.org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cebook Twitter Telegram Arabic Chinese English French Italian Portuguese Spanish Vietnamese Pen...</text:p>
          </table:table-cell>
          <table:table-cell office:value-type="string" calcext:value-type="string">
            <text:p>pentestbo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58" calcext:value-type="float" table:number-columns-spanned="2" table:number-rows-spanned="1">
            <text:p>658</text:p>
          </table:table-cell>
          <table:covered-table-cell/>
          <table:table-cell office:value-type="string" calcext:value-type="string">
            <text:p><text:a xlink:href="https://www.pentaxuser.com/" xlink:type="simple">https://www.pentaxuse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 Home Team Downloads FAQs Advertise with Us News News Home Downloads Links Sugge...</text:p>
          </table:table-cell>
          <table:table-cell office:value-type="string" calcext:value-type="string">
            <text:p>pent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59" calcext:value-type="float" table:number-columns-spanned="2" table:number-rows-spanned="1">
            <text:p>659</text:p>
          </table:table-cell>
          <table:covered-table-cell/>
          <table:table-cell office:value-type="string" calcext:value-type="string">
            <text:p><text:a xlink:href="http://penumbra-overture.soft32.com/" xlink:type="simple">http://penumbra-overture.soft32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oftware Free Download | Soft32.com Home Windows Mac Mobile Blog Search You can skip this in seco.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60" calcext:value-type="float" table:number-columns-spanned="2" table:number-rows-spanned="1">
            <text:p>660</text:p>
          </table:table-cell>
          <table:covered-table-cell/>
          <table:table-cell office:value-type="string" calcext:value-type="string">
            <text:p><text:a xlink:href="http://penumbra.wikia.com/wiki/Penumbra_Wiki" xlink:type="simple">http://penumbra.wikia.com/wiki/Penumbra_Wiki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wik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 table:visibility="filter">
          <table:table-cell office:value-type="float" office:value="661" calcext:value-type="float" table:number-columns-spanned="2" table:number-rows-spanned="1">
            <text:p>661</text:p>
          </table:table-cell>
          <table:covered-table-cell/>
          <table:table-cell office:value-type="string" calcext:value-type="string">
            <text:p><text:a xlink:href="https://www.pentaxforums.com/" xlink:type="simple">https://www.pentaxforum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in Register User Name Password Remember me Forgot your login? News / Articles Latest Posts Pen...</text:p>
          </table:table-cell>
          <table:table-cell office:value-type="string" calcext:value-type="string">
            <text:p>pent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64" calcext:value-type="float" table:number-columns-spanned="2" table:number-rows-spanned="1">
            <text:p>664</text:p>
          </table:table-cell>
          <table:covered-table-cell/>
          <table:table-cell office:value-type="string" calcext:value-type="string">
            <text:p><text:a xlink:href="http://people.com/" xlink:type="simple">http://peopl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ople close HomeNewsWatch PENPhotosVideosStyleCelebrityFoodBodiesBabiesHome &amp; TravelPetsCountryC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665" calcext:value-type="float" table:number-columns-spanned="2" table:number-rows-spanned="1">
            <text:p>665</text:p>
          </table:table-cell>
          <table:covered-table-cell/>
          <table:table-cell office:value-type="string" calcext:value-type="string">
            <text:p><text:a xlink:href="http://people.famouswhy.com/" xlink:type="simple">http://people.famouswhy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mous People Biographies, Pictures, Photo Galleries, Questions and more - FamousWhy USA CAN ROM ...</text:p>
          </table:table-cell>
          <table:table-cell office:value-type="string" calcext:value-type="string">
            <text:p>pict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66" calcext:value-type="float" table:number-columns-spanned="2" table:number-rows-spanned="1">
            <text:p>666</text:p>
          </table:table-cell>
          <table:covered-table-cell/>
          <table:table-cell office:value-type="string" calcext:value-type="string">
            <text:p><text:a xlink:href="http://people.hgtv.com/" xlink:type="simple">http://people.hgtv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 t p g i Newsletters Magazine Subscribe Now This Month's Issue Products Watch Live Sweepstakes L...</text:p>
          </table:table-cell>
          <table:table-cell office:value-type="string" calcext:value-type="string">
            <text:p>|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668" calcext:value-type="float" table:number-columns-spanned="2" table:number-rows-spanned="1">
            <text:p>668</text:p>
          </table:table-cell>
          <table:covered-table-cell/>
          <table:table-cell office:value-type="string" calcext:value-type="string">
            <text:p><text:a xlink:href="http://people.phonepages.ca/" xlink:type="simple">http://people.phonepages.ca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OPLE PHONE ADDRESS BUSINESS Enter a Namee.g. Adam, SmithCity or Provincee.g. Montreal, Toronto ...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69" calcext:value-type="float" table:number-columns-spanned="2" table:number-rows-spanned="1">
            <text:p>669</text:p>
          </table:table-cell>
          <table:covered-table-cell/>
          <table:table-cell office:value-type="string" calcext:value-type="string">
            <text:p><text:a xlink:href="http://peoplebyinitials.com/" xlink:type="simple">http://peoplebyinitial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ople by initials Dominic number memory system Search for notable people via initials Find famou...</text:p>
          </table:table-cell>
          <table:table-cell office:value-type="string" calcext:value-type="string">
            <text:p>initi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71" calcext:value-type="float" table:number-columns-spanned="2" table:number-rows-spanned="1">
            <text:p>671</text:p>
          </table:table-cell>
          <table:covered-table-cell/>
          <table:table-cell office:value-type="string" calcext:value-type="string">
            <text:p><text:a xlink:href="https://people.bayt.com/" xlink:type="simple">https://people.bayt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 In  Register English EnglishعربيFrançais For Employers Upgrade to Premium Menu - [Jump to mai...</text:p>
          </table:table-cell>
          <table:table-cell office:value-type="string" calcext:value-type="string">
            <text:p>c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72" calcext:value-type="float" table:number-columns-spanned="2" table:number-rows-spanned="1">
            <text:p>672</text:p>
          </table:table-cell>
          <table:covered-table-cell/>
          <table:table-cell office:value-type="string" calcext:value-type="string">
            <text:p><text:a xlink:href="http://people.socialchive.com/" xlink:type="simple">http://people.socialchiv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hare this! 91k shares SocialChive Newlyweds Gets Aggressive Threats Over The Color They Painted ...</text:p>
          </table:table-cell>
          <table:table-cell office:value-type="string" calcext:value-type="string">
            <text:p>socialchi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76" calcext:value-type="float" table:number-columns-spanned="2" table:number-rows-spanned="1">
            <text:p>676</text:p>
          </table:table-cell>
          <table:covered-table-cell/>
          <table:table-cell office:value-type="string" calcext:value-type="string">
            <text:p><text:a xlink:href="http://peopleguide.net/" xlink:type="simple">http://peopleguide.net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ign Up Log In Register Customer Sign in with Facebook or Your Account Forgot password or login? ...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78" calcext:value-type="float" table:number-columns-spanned="2" table:number-rows-spanned="1">
            <text:p>678</text:p>
          </table:table-cell>
          <table:covered-table-cell/>
          <table:table-cell office:value-type="string" calcext:value-type="string">
            <text:p><text:a xlink:href="http://people.revoledu.com/kardi/tutorial/index.html" xlink:type="simple">http://people.revoledu.com/kardi/tutorial/index.html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 Home page Research List Publication Research Collaboration Guide Tutorial Free Online Tutori...</text:p>
          </table:table-cell>
          <table:table-cell office:value-type="string" calcext:value-type="string">
            <text:p>tuto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79" calcext:value-type="float" table:number-columns-spanned="2" table:number-rows-spanned="1">
            <text:p>679</text:p>
          </table:table-cell>
          <table:covered-table-cell/>
          <table:table-cell office:value-type="string" calcext:value-type="string">
            <text:p><text:a xlink:href="http://www.peopleinlevels.com/" xlink:type="simple">http://www.peopleinlevel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content Menu Level 1Level 2Level 3About this site About this site Conditions of Use Cooki...</text:p>
          </table:table-cell>
          <table:table-cell office:value-type="string" calcext:value-type="string">
            <text:p>le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80" calcext:value-type="float" table:number-columns-spanned="2" table:number-rows-spanned="1">
            <text:p>680</text:p>
          </table:table-cell>
          <table:covered-table-cell/>
          <table:table-cell office:value-type="string" calcext:value-type="string">
            <text:p><text:a xlink:href="http://www.peoplelovepeople.com/en" xlink:type="simple">http://www.peoplelovepeople.com/en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in | Sign Up RSS | Add to favorites United States / ČeštinaSlovenčinaEnglish Blog Video Storie...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82" calcext:value-type="float" table:number-columns-spanned="2" table:number-rows-spanned="1">
            <text:p>682</text:p>
          </table:table-cell>
          <table:covered-table-cell/>
          <table:table-cell office:value-type="string" calcext:value-type="string">
            <text:p><text:a xlink:href="http://peopleof.oureverydaylife.com/" xlink:type="simple">http://peopleof.oureverydaylif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ople of our everyday life Cultures Charities &amp; Organizations Money Religions Rights &amp; Customs W...</text:p>
          </table:table-cell>
          <table:table-cell office:value-type="string" calcext:value-type="string">
            <text:p>gradu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683" calcext:value-type="float" table:number-columns-spanned="2" table:number-rows-spanned="1">
            <text:p>683</text:p>
          </table:table-cell>
          <table:covered-table-cell/>
          <table:table-cell office:value-type="string" calcext:value-type="string">
            <text:p><text:a xlink:href="http://peoplesoft.ittoolbox.com/" xlink:type="simple">http://peoplesoft.ittoolbox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og In E-mail or User ID Password Keep me signed in Recover Password Create an Account Blogs Disc...</text:p>
          </table:table-cell>
          <table:table-cell office:value-type="string" calcext:value-type="string">
            <text:p>peopleso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84" calcext:value-type="float" table:number-columns-spanned="2" table:number-rows-spanned="1">
            <text:p>684</text:p>
          </table:table-cell>
          <table:covered-table-cell/>
          <table:table-cell office:value-type="string" calcext:value-type="string">
            <text:p><text:a xlink:href="http://www.peoplemagazines.net/" xlink:type="simple">http://www.peoplemagazines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uesday 25th April 2017 People MagazinesCelebrity News, Celebrity Gossips, Exclusives &amp; Star Styl...</text:p>
          </table:table-cell>
          <table:table-cell office:value-type="string" calcext:value-type="string">
            <text:p>r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86" calcext:value-type="float" table:number-columns-spanned="2" table:number-rows-spanned="1">
            <text:p>686</text:p>
          </table:table-cell>
          <table:covered-table-cell/>
          <table:table-cell office:value-type="string" calcext:value-type="string">
            <text:p><text:a xlink:href="http://peoplesguidetothecosmos.com/" xlink:type="simple">http://peoplesguidetothecosmo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n must rise above the Earth, to the top of the atmosphere and beyond,for only then will he full...</text:p>
          </table:table-cell>
          <table:table-cell office:value-type="string" calcext:value-type="string">
            <text:p>s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87" calcext:value-type="float" table:number-columns-spanned="2" table:number-rows-spanned="1">
            <text:p>687</text:p>
          </table:table-cell>
          <table:covered-table-cell/>
          <table:table-cell office:value-type="string" calcext:value-type="string">
            <text:p><text:a xlink:href="http://www.peopleschoice.com/pca/" xlink:type="simple">http://www.peopleschoice.com/pca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content This site requires javascript. Home News Movies Music TV Style Celebrity Headline...</text:p>
          </table:table-cell>
          <table:table-cell office:value-type="string" calcext:value-type="string">
            <text:p>pho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88" calcext:value-type="float" table:number-columns-spanned="2" table:number-rows-spanned="1">
            <text:p>688</text:p>
          </table:table-cell>
          <table:covered-table-cell/>
          <table:table-cell office:value-type="string" calcext:value-type="string">
            <text:p><text:a xlink:href="http://www.peopleofwalmart.com/" xlink:type="simple">http://www.peopleofwalm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ople of Walmart Girls in Yoga Pants WTF Tattoos Neighbor Shame White Trash Repairs Daily Viral ...</text:p>
          </table:table-cell>
          <table:table-cell office:value-type="string" calcext:value-type="string">
            <text:p>walm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689" calcext:value-type="float" table:number-columns-spanned="2" table:number-rows-spanned="1">
            <text:p>689</text:p>
          </table:table-cell>
          <table:covered-table-cell/>
          <table:table-cell office:value-type="string" calcext:value-type="string">
            <text:p><text:a xlink:href="https://pepakura-designer.en.softonic.com/" xlink:type="simple">https://pepakura-designer.en.softonic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ps Games Features Videos Windows iPhone Android Windows Phone BlackBerry Mac Web Apps Advertise...</text:p>
          </table:table-cell>
          <table:table-cell office:value-type="string" calcext:value-type="string">
            <text:p>softon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3" table:visibility="filter">
          <table:table-cell office:value-type="float" office:value="690" calcext:value-type="float" table:number-columns-spanned="2" table:number-rows-spanned="1">
            <text:p>690</text:p>
          </table:table-cell>
          <table:covered-table-cell/>
          <table:table-cell office:value-type="string" calcext:value-type="string">
            <text:p><text:a xlink:href="http://peppafanon.wikia.com/wiki/Home" xlink:type="simple">http://peppafanon.wikia.com/wiki/Home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p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1" table:visibility="filter">
          <table:table-cell office:value-type="float" office:value="691" calcext:value-type="float" table:number-columns-spanned="2" table:number-rows-spanned="1">
            <text:p>691</text:p>
          </table:table-cell>
          <table:covered-table-cell/>
          <table:table-cell office:value-type="string" calcext:value-type="string">
            <text:p><text:a xlink:href="http://www.pepe.com/" xlink:type="simple">http://www.pep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Cards. Greetings. Reminders. English Language Deutsch English Español Italiano Pyccĸий українськ...</text:p>
          </table:table-cell>
          <table:table-cell office:value-type="string" calcext:value-type="string">
            <text:p>ca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92" calcext:value-type="float" table:number-columns-spanned="2" table:number-rows-spanned="1">
            <text:p>692</text:p>
          </table:table-cell>
          <table:covered-table-cell/>
          <table:table-cell office:value-type="string" calcext:value-type="string">
            <text:p><text:a xlink:href="http://pepino-top-nail-artdesign.top/" xlink:type="simple">http://pepino-top-nail-artdesign.top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domain is registered at Namecheap This domain was recently registered at Namecheap. Please c...</text:p>
          </table:table-cell>
          <table:table-cell office:value-type="string" calcext:value-type="string">
            <text:p>do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 table:visibility="filter">
          <table:table-cell office:value-type="float" office:value="693" calcext:value-type="float" table:number-columns-spanned="2" table:number-rows-spanned="1">
            <text:p>693</text:p>
          </table:table-cell>
          <table:covered-table-cell/>
          <table:table-cell office:value-type="string" calcext:value-type="string">
            <text:p><text:a xlink:href="https://www.peoplespharmacy.com/" xlink:type="simple">https://www.peoplespharmacy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Contact Store Jump to Primary Navigation Toggle navigation AboutContact Drug Information Sid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94" calcext:value-type="float" table:number-columns-spanned="2" table:number-rows-spanned="1">
            <text:p>694</text:p>
          </table:table-cell>
          <table:covered-table-cell/>
          <table:table-cell office:value-type="string" calcext:value-type="string">
            <text:p><text:a xlink:href="http://pepipoo.com/" xlink:type="simple">http://pepipoo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lping the motorist get justice » Home Our Mission To reveal to the ordinary UK motorist, clearl...</text:p>
          </table:table-cell>
          <table:table-cell office:value-type="string" calcext:value-type="string">
            <text:p>c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695" calcext:value-type="float" table:number-columns-spanned="2" table:number-rows-spanned="1">
            <text:p>695</text:p>
          </table:table-cell>
          <table:covered-table-cell/>
          <table:table-cell office:value-type="string" calcext:value-type="string">
            <text:p><text:a xlink:href="http://pepino-haircuts-hair-styles.top/" xlink:type="simple">http://pepino-haircuts-hair-styles.top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is domain is registered at Namecheap This domain was recently registered at Namecheap. Please c...</text:p>
          </table:table-cell>
          <table:table-cell office:value-type="string" calcext:value-type="string">
            <text:p>do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2" table:visibility="filter">
          <table:table-cell office:value-type="float" office:value="696" calcext:value-type="float" table:number-columns-spanned="2" table:number-rows-spanned="1">
            <text:p>696</text:p>
          </table:table-cell>
          <table:covered-table-cell/>
          <table:table-cell office:value-type="string" calcext:value-type="string">
            <text:p><text:a xlink:href="http://www.pepakura.eu/" xlink:type="simple">http://www.pepakura.eu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pakura.eu The world of papercraft! Menu Skip to content Paper Video Games Movies TV Series Anim..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697" calcext:value-type="float" table:number-columns-spanned="2" table:number-rows-spanned="1">
            <text:p>697</text:p>
          </table:table-cell>
          <table:covered-table-cell/>
          <table:table-cell office:value-type="string" calcext:value-type="string">
            <text:p><text:a xlink:href="http://pepperplate.com/" xlink:type="simple">http://pepperplat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IGN INJOIN Eliminate stacks of books and piles of paper in the kitchen. Create and edit your own...</text:p>
          </table:table-cell>
          <table:table-cell office:value-type="string" calcext:value-type="string">
            <text:p>app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6" table:visibility="filter">
          <table:table-cell office:value-type="float" office:value="700" calcext:value-type="float" table:number-columns-spanned="2" table:number-rows-spanned="1">
            <text:p>700</text:p>
          </table:table-cell>
          <table:covered-table-cell/>
          <table:table-cell office:value-type="string" calcext:value-type="string">
            <text:p><text:a xlink:href="http://www.pep.ph/" xlink:type="simple">http://www.pep.ph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k YES! MAGAZINE SUBSCRIBE NEWS LIFESTYLE GUIDE MULTIMEDIA SPECIALS NEWS LIFESTYLE GUIDE MULTIM...</text:p>
          </table:table-cell>
          <table:table-cell office:value-type="string" calcext:value-type="string">
            <text:p>li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01" calcext:value-type="float" table:number-columns-spanned="2" table:number-rows-spanned="1">
            <text:p>701</text:p>
          </table:table-cell>
          <table:covered-table-cell/>
          <table:table-cell office:value-type="string" calcext:value-type="string">
            <text:p><text:a xlink:href="http://perana.org/" xlink:type="simple">http://perana.org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ANA.org Home Cortina Mk2 V6 Mk3 V6 Capri Mk1 V6 Mk1 V8 Escort Mk1 2 litre XR3 1600 Granada Sap...</text:p>
          </table:table-cell>
          <table:table-cell office:value-type="string" calcext:value-type="string">
            <text:p>per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04" calcext:value-type="float" table:number-columns-spanned="2" table:number-rows-spanned="1">
            <text:p>704</text:p>
          </table:table-cell>
          <table:covered-table-cell/>
          <table:table-cell office:value-type="string" calcext:value-type="string">
            <text:p><text:a xlink:href="https://peppoj.net/" xlink:type="simple">https://peppoj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contentpeppoj.netThe World Will Turn If You're Ready or NotMenu and widgetsHow To: List w...</text:p>
          </table:table-cell>
          <table:table-cell office:value-type="string" calcext:value-type="string">
            <text:p>linu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05" calcext:value-type="float" table:number-columns-spanned="2" table:number-rows-spanned="1">
            <text:p>705</text:p>
          </table:table-cell>
          <table:covered-table-cell/>
          <table:table-cell office:value-type="string" calcext:value-type="string">
            <text:p><text:a xlink:href="https://peppermintos.com/" xlink:type="simple">https://pepperminto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 Screenshots Release NotesNewsShopUser’s Guide 1. Download and Install 2. An Intro to the De...</text:p>
          </table:table-cell>
          <table:table-cell office:value-type="string" calcext:value-type="string">
            <text:p>peppermi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06" calcext:value-type="float" table:number-columns-spanned="2" table:number-rows-spanned="1">
            <text:p>706</text:p>
          </table:table-cell>
          <table:covered-table-cell/>
          <table:table-cell office:value-type="string" calcext:value-type="string">
            <text:p><text:a xlink:href="http://pequedark-velvet.deviantart.com/" xlink:type="simple">http://pequedark-velvet.deviantar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viantARTBrowse ArtPrints ShopGroupsDeviantsSta.shDA muroChatJournalsTodayForumFind More ArtDail...</text:p>
          </table:table-cell>
          <table:table-cell office:value-type="string" calcext:value-type="string">
            <text:p>pequedark-velv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07" calcext:value-type="float" table:number-columns-spanned="2" table:number-rows-spanned="1">
            <text:p>707</text:p>
          </table:table-cell>
          <table:covered-table-cell/>
          <table:table-cell office:value-type="string" calcext:value-type="string">
            <text:p><text:a xlink:href="https://www.pepperscale.com/" xlink:type="simple">https://www.pepperscale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ntactAdd ListingPepperScaleYour Hot Pepper Haven SPICY 101Genus Capsicum: The Classification Of...</text:p>
          </table:table-cell>
          <table:table-cell office:value-type="string" calcext:value-type="string">
            <text:p>h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708" calcext:value-type="float" table:number-columns-spanned="2" table:number-rows-spanned="1">
            <text:p>708</text:p>
          </table:table-cell>
          <table:covered-table-cell/>
          <table:table-cell office:value-type="string" calcext:value-type="string">
            <text:p><text:a xlink:href="http://percentagecalculator.co/" xlink:type="simple">http://percentagecalculator.co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centage Calculator .Co Percentage Calculator                 see examples %  of = Answer Show ...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 table:visibility="filter">
          <table:table-cell office:value-type="float" office:value="709" calcext:value-type="float" table:number-columns-spanned="2" table:number-rows-spanned="1">
            <text:p>709</text:p>
          </table:table-cell>
          <table:covered-table-cell/>
          <table:table-cell office:value-type="string" calcext:value-type="string">
            <text:p><text:a xlink:href="https://www.percederberg.net/" xlink:type="simple">https://www.percederberg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cederberg.net Home » Automatic GUI Creation » Biståndets Afrika » Argumentationanalys » Varför...</text:p>
          </table:table-cell>
          <table:table-cell office:value-type="string" calcext:value-type="string">
            <text:p>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10" calcext:value-type="float" table:number-columns-spanned="2" table:number-rows-spanned="1">
            <text:p>710</text:p>
          </table:table-cell>
          <table:covered-table-cell/>
          <table:table-cell office:value-type="string" calcext:value-type="string">
            <text:p><text:a xlink:href="https://percentagecalculator.net/" xlink:type="simple">https://percentagecalculator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centage Calculator Percentage Calculator is a free online tool to calculate percentages. What ...</text:p>
          </table:table-cell>
          <table:table-cell office:value-type="string" calcext:value-type="string">
            <text:p>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 table:visibility="filter">
          <table:table-cell office:value-type="float" office:value="711" calcext:value-type="float" table:number-columns-spanned="2" table:number-rows-spanned="1">
            <text:p>711</text:p>
          </table:table-cell>
          <table:covered-table-cell/>
          <table:table-cell office:value-type="string" calcext:value-type="string">
            <text:p><text:a xlink:href="http://perceptionvsfact.com/" xlink:type="simple">http://perceptionvsfact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cently Created Pictures 4 3 0 0 0 1 -1 -1 1 0 1 2 0 0 -2 0 -4 -5 More New  | Popular ADVERTISEM..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12" calcext:value-type="float" table:number-columns-spanned="2" table:number-rows-spanned="1">
            <text:p>712</text:p>
          </table:table-cell>
          <table:covered-table-cell/>
          <table:table-cell office:value-type="string" calcext:value-type="string">
            <text:p><text:a xlink:href="http://www.percent-off.com/" xlink:type="simple">http://www.percent-off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cent-off .com An Online Discount Calculator Percent-off Calculator How to calculate percent of...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 table:visibility="filter">
          <table:table-cell office:value-type="float" office:value="714" calcext:value-type="float" table:number-columns-spanned="2" table:number-rows-spanned="1">
            <text:p>714</text:p>
          </table:table-cell>
          <table:covered-table-cell/>
          <table:table-cell office:value-type="string" calcext:value-type="string">
            <text:p><text:a xlink:href="http://www.perbang.dk/rgb/0045E5/" xlink:type="simple">http://www.perbang.dk/rgb/0045E5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eedback | Contact | Report errorDesignSuper shapesSuperellipseColorColor SearchRGB BrowserColor ...</text:p>
          </table:table-cell>
          <table:table-cell office:value-type="float" office:value="4500000" calcext:value-type="float">
            <text:p>45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2" table:visibility="filter">
          <table:table-cell office:value-type="float" office:value="718" calcext:value-type="float" table:number-columns-spanned="2" table:number-rows-spanned="1">
            <text:p>718</text:p>
          </table:table-cell>
          <table:covered-table-cell/>
          <table:table-cell office:value-type="string" calcext:value-type="string">
            <text:p><text:a xlink:href="http://www.percentage-off-calculator.com/" xlink:type="simple">http://www.percentage-off-calculato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centage Off Calculator PercentDifferenceDiscountCashbackTipChange Percentage off Calculator is...</text:p>
          </table:table-cell>
          <table:table-cell office:value-type="string" calcext:value-type="string">
            <text:p>calcul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3" table:visibility="filter">
          <table:table-cell office:value-type="float" office:value="720" calcext:value-type="float" table:number-columns-spanned="2" table:number-rows-spanned="1">
            <text:p>720</text:p>
          </table:table-cell>
          <table:covered-table-cell/>
          <table:table-cell office:value-type="string" calcext:value-type="string">
            <text:p><text:a xlink:href="https://www.perdiem101.com/" xlink:type="simple">https://www.perdiem101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ggle navigationCONUS (Domestic) Per DiemsOCONUS (Foreign) Per DiemsDownload Per Diem TablesGoHo...</text:p>
          </table:table-cell>
          <table:table-cell office:value-type="string" calcext:value-type="string">
            <text:p>di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24" calcext:value-type="float" table:number-columns-spanned="2" table:number-rows-spanned="1">
            <text:p>724</text:p>
          </table:table-cell>
          <table:covered-table-cell/>
          <table:table-cell office:value-type="string" calcext:value-type="string">
            <text:p><text:a xlink:href="http://perezhilton.com/" xlink:type="simple">http://perezhilton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nald Trump • Viral: News • Health • Alcohol • Instagram HomeVideosPhotosShop PerezHiltonCocoPer...</text:p>
          </table:table-cell>
          <table:table-cell office:value-type="string" calcext:value-type="string">
            <text:p>•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25" calcext:value-type="float" table:number-columns-spanned="2" table:number-rows-spanned="1">
            <text:p>725</text:p>
          </table:table-cell>
          <table:covered-table-cell/>
          <table:table-cell office:value-type="string" calcext:value-type="string">
            <text:p><text:a xlink:href="http://perfectdark.wikia.com/wiki/Main_Page" xlink:type="simple">http://perfectdark.wikia.com/wiki/Main_Page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ndomSkip to ContentSkip to Wiki NavigationSkip to Site Navigation Games Movies TV Wikis Explo...</text:p>
          </table:table-cell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1" table:visibility="filter">
          <table:table-cell office:value-type="float" office:value="727" calcext:value-type="float" table:number-columns-spanned="2" table:number-rows-spanned="1">
            <text:p>727</text:p>
          </table:table-cell>
          <table:covered-table-cell/>
          <table:table-cell office:value-type="string" calcext:value-type="string">
            <text:p><text:a xlink:href="http://www.perfectapology.com/" xlink:type="simple">http://www.perfectapology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POLOGY CENTRAL    How to Apologize    Ways to Apologize    Regret and Remorse ONLINE APOLOGIES  ...</text:p>
          </table:table-cell>
          <table:table-cell office:value-type="string" calcext:value-type="string">
            <text:p>apolog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30" calcext:value-type="float" table:number-columns-spanned="2" table:number-rows-spanned="1">
            <text:p>730</text:p>
          </table:table-cell>
          <table:covered-table-cell/>
          <table:table-cell office:value-type="string" calcext:value-type="string">
            <text:p><text:a xlink:href="http://www.perfectionpending.net/" xlink:type="simple">http://www.perfectionpending.net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bout MeWork With UsFeatured WritingPrivacy and DisclosuresBloglovinEmailFacebookInstagramPintere...</text:p>
          </table:table-cell>
          <table:table-cell office:value-type="string" calcext:value-type="string">
            <text:p>pare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31" calcext:value-type="float" table:number-columns-spanned="2" table:number-rows-spanned="1">
            <text:p>731</text:p>
          </table:table-cell>
          <table:covered-table-cell/>
          <table:table-cell office:value-type="string" calcext:value-type="string">
            <text:p><text:a xlink:href="http://www.perfect-english-grammar.com/" xlink:type="simple">http://www.perfect-english-grammar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lcome!What would you like to do?See all the grammar exercises here.See all the grammar explanat...</text:p>
          </table:table-cell>
          <table:table-cell office:value-type="string" calcext:value-type="string">
            <text:p>gramm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1" table:visibility="filter">
          <table:table-cell office:value-type="float" office:value="732" calcext:value-type="float" table:number-columns-spanned="2" table:number-rows-spanned="1">
            <text:p>732</text:p>
          </table:table-cell>
          <table:covered-table-cell/>
          <table:table-cell office:value-type="string" calcext:value-type="string">
            <text:p><text:a xlink:href="http://perfectionwatches.com/" xlink:type="simple">http://perfectionwatche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fection Watches - Swiss Designer Watches Online Navigation Home Montblanc Unveiled A Whole Hos...</text:p>
          </table:table-cell>
          <table:table-cell office:value-type="string" calcext:value-type="string">
            <text:p>watch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33" calcext:value-type="float" table:number-columns-spanned="2" table:number-rows-spanned="1">
            <text:p>733</text:p>
          </table:table-cell>
          <table:covered-table-cell/>
          <table:table-cell office:value-type="string" calcext:value-type="string">
            <text:p><text:a xlink:href="http://perfectbody.us/" xlink:type="simple">http://perfectbody.us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meTrainingNutritionRecipesGalleryVideos HomeTrainingNutritionRecipesGalleryVideos Follow Us Fac..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34" calcext:value-type="float" table:number-columns-spanned="2" table:number-rows-spanned="1">
            <text:p>734</text:p>
          </table:table-cell>
          <table:covered-table-cell/>
          <table:table-cell office:value-type="string" calcext:value-type="string">
            <text:p><text:a xlink:href="https://www.perfecthousing.com/" xlink:type="simple">https://www.perfecthousing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fect Housing The leading website for Rental Apartments in The Netherlands Search form My accou...</text:p>
          </table:table-cell>
          <table:table-cell office:value-type="string" calcext:value-type="string">
            <text:p>»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38" calcext:value-type="float" table:number-columns-spanned="2" table:number-rows-spanned="1">
            <text:p>738</text:p>
          </table:table-cell>
          <table:covered-table-cell/>
          <table:table-cell office:value-type="string" calcext:value-type="string">
            <text:p><text:a xlink:href="http://perfectyourenglish.com/" xlink:type="simple">http://perfectyourenglish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ip to Main Content Home Recent posts English Grammar English Writing Practical English Usage En...</text:p>
          </table:table-cell>
          <table:table-cell office:value-type="string" calcext:value-type="string">
            <text:p>engli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40" calcext:value-type="float" table:number-columns-spanned="2" table:number-rows-spanned="1">
            <text:p>740</text:p>
          </table:table-cell>
          <table:covered-table-cell/>
          <table:table-cell office:value-type="string" calcext:value-type="string">
            <text:p><text:a xlink:href="http://www.perfectlytimedphotos.com/" xlink:type="simple">http://www.perfectlytimedphotos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Y LOL DIY Fail Objectiface Perfectly Timed Photos Stop Drop LOL home Popular Newest You Decide ..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43" calcext:value-type="float" table:number-columns-spanned="2" table:number-rows-spanned="1">
            <text:p>743</text:p>
          </table:table-cell>
          <table:covered-table-cell/>
          <table:table-cell office:value-type="string" calcext:value-type="string">
            <text:p><text:a xlink:href="http://www.perfectpaws.com/" xlink:type="simple">http://www.perfectpaws.com/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t Training made fun, gentle, easy and effective Professional Advice from a Pet Behaviorist     ...</text:p>
          </table:table-cell>
          <table:table-cell office:value-type="string" calcext:value-type="string">
            <text:p>d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46" calcext:value-type="float" table:number-columns-spanned="2" table:number-rows-spanned="1">
            <text:p>746</text:p>
          </table:table-cell>
          <table:covered-table-cell/>
          <table:table-cell office:value-type="string" calcext:value-type="string">
            <text:p><text:a xlink:href="http://perfumeposse.com/" xlink:type="simple">http://perfumeposse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ho We areDrop us a Note! Menu Close Who We ArePerfume Ed – Posse Style!Best Perfumes (Note)Best ..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4" table:visibility="filter">
          <table:table-cell office:value-type="float" office:value="749" calcext:value-type="float" table:number-columns-spanned="2" table:number-rows-spanned="1">
            <text:p>749</text:p>
          </table:table-cell>
          <table:covered-table-cell/>
          <table:table-cell office:value-type="string" calcext:value-type="string">
            <text:p><text:a xlink:href="http://perfumes.allwomenstalk.com/" xlink:type="simple">http://perfumes.allwomenstalk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llwomenstalk Perfumes Most Liked Most Commented Ximena User3fc25798_1351525554_07...</text:p>
          </table:table-cell>
          <table:table-cell office:value-type="string" calcext:value-type="string">
            <text:p>perfu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3" table:visibility="filter">
          <table:table-cell office:value-type="float" office:value="754" calcext:value-type="float" table:number-columns-spanned="2" table:number-rows-spanned="1">
            <text:p>754</text:p>
          </table:table-cell>
          <table:covered-table-cell/>
          <table:table-cell office:value-type="string" calcext:value-type="string">
            <text:p><text:a xlink:href="http://en.period-calendar.com/" xlink:type="simple">http://en.period-calendar.com</text:a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eriod Calendar Period Calendar application Skip to content Period Calendar Forums Board Change f...</text:p>
          </table:table-cell>
          <table:table-cell office:value-type="string" calcext:value-type="string">
            <text:p>pos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J47:Sheet1.J456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1:46:21.049134870</meta:creation-date>
    <dc:date>2017-04-26T11:59:50.599375952</dc:date>
    <meta:editing-duration>PT3M19S</meta:editing-duration>
    <meta:editing-cycles>1</meta:editing-cycles>
    <meta:document-statistic meta:table-count="1" meta:cell-count="3778" meta:object-count="0"/>
    <meta:generator>LibreOffice/5.1.4.2$Linux_X86_64 LibreOffice_project/10m0$Build-2</meta:generator>
  </office:meta>
</office:document-meta>
</file>